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1.988cm" fo:break-before="auto" style:use-optimal-row-height="true"/>
    </style:style>
    <style:style style:name="ro3" style:family="table-row">
      <style:table-row-properties style:row-height="8.223cm" fo:break-before="auto" style:use-optimal-row-height="true"/>
    </style:style>
    <style:style style:name="ro4" style:family="table-row">
      <style:table-row-properties style:row-height="2.378cm" fo:break-before="auto" style:use-optimal-row-height="true"/>
    </style:style>
    <style:style style:name="ro5" style:family="table-row">
      <style:table-row-properties style:row-height="3.547cm" fo:break-before="auto" style:use-optimal-row-height="true"/>
    </style:style>
    <style:style style:name="ro6" style:family="table-row">
      <style:table-row-properties style:row-height="1.598cm" fo:break-before="auto" style:use-optimal-row-height="true"/>
    </style:style>
    <style:style style:name="ro7" style:family="table-row">
      <style:table-row-properties style:row-height="2.768cm" fo:break-before="auto" style:use-optimal-row-height="true"/>
    </style:style>
    <style:style style:name="ro8" style:family="table-row">
      <style:table-row-properties style:row-height="5.496cm" fo:break-before="auto" style:use-optimal-row-height="true"/>
    </style:style>
    <style:style style:name="ro9" style:family="table-row">
      <style:table-row-properties style:row-height="1.983cm" fo:break-before="auto" style:use-optimal-row-height="true"/>
    </style:style>
    <style:style style:name="ro10" style:family="table-row">
      <style:table-row-properties style:row-height="2.392cm" fo:break-before="auto" style:use-optimal-row-height="true"/>
    </style:style>
    <style:style style:name="ro11" style:family="table-row">
      <style:table-row-properties style:row-height="3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onfentity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onfentity_key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onfentity_key;">
            <text:p>DROP TYPE IF EXISTS t_confentity_key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entity_param_wdelstats__short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entity_param_wdelstats__short;">
            <text:p>DROP TYPE IF EXISTS t_confentity_param_wdelstats__shor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fg_wdelstats__short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fg_wdelstats__short;">
            <text:p>DROP TYPE IF EXISTS t_cfg_wdelstats__short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IF([.B11]=&quot;admin&quot;;&quot; TO user_&lt;&lt;$app_name$&gt;&gt;_data_admin;&quot;;&quot;TO user_&lt;&lt;$app_name$&gt;&gt;_data_admin, user_&lt;&lt;$app_name$&gt;&gt;_data_reader;&quot;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(par_confentity_key t_code_key_by_lng)</text:p>
          </table:table-cell>
          <table:table-cell/>
          <table:table-cell table:formula="of:=IF(OR(LEFT([.D12];3)=&quot;-- &quot;;[.D12]=&quot;&quot;);IF([.D12]=&quot;&quot;;&quot;&quot;;[.D12]);&quot;GRANT EXECUTE ON FUNCTION &quot; &amp; [.D12] &amp; IF([.B12]=&quot;admin&quot;;&quot; TO user_&lt;&lt;$app_name$&gt;&gt;_data_admin;&quot;;&quot;TO user_&lt;&lt;$app_name$&gt;&gt;_data_admin, user_&lt;&lt;$app_name$&gt;&gt;_data_reader;&quot;))" office:value-type="string" office:string-value="GRANT EXECUTE ON FUNCTION make_confentitykey(par_confentity_key t_code_key_by_lng)TO user_&lt;&lt;$app_name$&gt;&gt;_data_admin, user_&lt;&lt;$app_name$&gt;&gt;_data_reader;">
            <text:p>GRANT EXECUTE ON FUNCTION make_confentitykey(par_confentity_key t_code_key_by_lng)TO user_&lt;&lt;$app_name$&gt;&gt;_data_admin, user_&lt;&lt;$app_name$&gt;&gt;_data_reader;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DROP FUNCTION IF EXISTS make_confentitykey(par_confentity_key t_code_key_by_lng);">
            <text:p>DROP FUNCTION IF EXISTS make_confentitykey(par_confentity_key t_code_key_by_lng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_null()</text:p>
          </table:table-cell>
          <table:table-cell/>
          <table:table-cell table:formula="of:=IF(OR(LEFT([.D13];3)=&quot;-- &quot;;[.D13]=&quot;&quot;);IF([.D13]=&quot;&quot;;&quot;&quot;;[.D13]);&quot;GRANT EXECUTE ON FUNCTION &quot; &amp; [.D13] &amp; IF([.B13]=&quot;admin&quot;;&quot; TO user_&lt;&lt;$app_name$&gt;&gt;_data_admin;&quot;;&quot;TO user_&lt;&lt;$app_name$&gt;&gt;_data_admin, user_&lt;&lt;$app_name$&gt;&gt;_data_reader;&quot;))" office:value-type="string" office:string-value="GRANT EXECUTE ON FUNCTION make_confentitykey_null()TO user_&lt;&lt;$app_name$&gt;&gt;_data_admin, user_&lt;&lt;$app_name$&gt;&gt;_data_reader;">
            <text:p>GRANT EXECUTE ON FUNCTION make_confentitykey_null()TO user_&lt;&lt;$app_name$&gt;&gt;_data_admin, user_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ake_confentitykey_null();">
            <text:p>DROP FUNCTION IF EXISTS make_confentity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_bystr(par_confentity_str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IF([.B14]=&quot;admin&quot;;&quot; TO user_&lt;&lt;$app_name$&gt;&gt;_data_admin;&quot;;&quot;TO user_&lt;&lt;$app_name$&gt;&gt;_data_admin, user_&lt;&lt;$app_name$&gt;&gt;_data_reader;&quot;))" office:value-type="string" office:string-value="GRANT EXECUTE ON FUNCTION make_confentitykey_bystr(par_confentity_str varchar)TO user_&lt;&lt;$app_name$&gt;&gt;_data_admin, user_&lt;&lt;$app_name$&gt;&gt;_data_reader;">
            <text:p>GRANT EXECUTE ON FUNCTION make_confentitykey_bystr(par_confentity_str varchar)TO user_&lt;&lt;$app_name$&gt;&gt;_data_admin, user_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ake_confentitykey_bystr(par_confentity_str varchar);">
            <text:p>DROP FUNCTION IF EXISTS make_confentitykey_bystr(par_confentity_str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_byid(par_confentity_id integer)</text:p>
          </table:table-cell>
          <table:table-cell/>
          <table:table-cell table:formula="of:=IF(OR(LEFT([.D15];3)=&quot;-- &quot;;[.D15]=&quot;&quot;);IF([.D15]=&quot;&quot;;&quot;&quot;;[.D15]);&quot;GRANT EXECUTE ON FUNCTION &quot; &amp; [.D15] &amp; IF([.B15]=&quot;admin&quot;;&quot; TO user_&lt;&lt;$app_name$&gt;&gt;_data_admin;&quot;;&quot;TO user_&lt;&lt;$app_name$&gt;&gt;_data_admin, user_&lt;&lt;$app_name$&gt;&gt;_data_reader;&quot;))" office:value-type="string" office:string-value="GRANT EXECUTE ON FUNCTION make_confentitykey_byid(par_confentity_id integer)TO user_&lt;&lt;$app_name$&gt;&gt;_data_admin, user_&lt;&lt;$app_name$&gt;&gt;_data_reader;">
            <text:p>GRANT EXECUTE ON FUNCTION make_confentitykey_byid(par_confentity_id integer)TO user_&lt;&lt;$app_name$&gt;&gt;_data_admin, user_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make_confentitykey_byid(par_confentity_id integer);">
            <text:p>DROP FUNCTION IF EXISTS make_confentitykey_byid(par_confentity_id intege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de_id_of_confentitykey(par_confentity_key t_confentity_key)</text:p>
          </table:table-cell>
          <table:table-cell/>
          <table:table-cell table:formula="of:=IF(OR(LEFT([.D16];3)=&quot;-- &quot;;[.D16]=&quot;&quot;);IF([.D16]=&quot;&quot;;&quot;&quot;;[.D16]);&quot;GRANT EXECUTE ON FUNCTION &quot; &amp; [.D16] &amp; IF([.B16]=&quot;admin&quot;;&quot; TO user_&lt;&lt;$app_name$&gt;&gt;_data_admin;&quot;;&quot;TO user_&lt;&lt;$app_name$&gt;&gt;_data_admin, user_&lt;&lt;$app_name$&gt;&gt;_data_reader;&quot;))" office:value-type="string" office:string-value="GRANT EXECUTE ON FUNCTION code_id_of_confentitykey(par_confentity_key t_confentity_key)TO user_&lt;&lt;$app_name$&gt;&gt;_data_admin, user_&lt;&lt;$app_name$&gt;&gt;_data_reader;">
            <text:p>GRANT EXECUTE ON FUNCTION code_id_of_confentitykey(par_confentity_key t_confentity_key)TO user_&lt;&lt;$app_name$&gt;&gt;_data_admin, user_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code_id_of_confentitykey(par_confentity_key t_confentity_key);">
            <text:p>DROP FUNCTION IF EXISTS code_id_of_confentitykey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entity_is_null(par_confentity_key t_confentity_key)</text:p>
          </table:table-cell>
          <table:table-cell/>
          <table:table-cell table:formula="of:=IF(OR(LEFT([.D17];3)=&quot;-- &quot;;[.D17]=&quot;&quot;);IF([.D17]=&quot;&quot;;&quot;&quot;;[.D17]);&quot;GRANT EXECUTE ON FUNCTION &quot; &amp; [.D17] &amp; IF([.B17]=&quot;admin&quot;;&quot; TO user_&lt;&lt;$app_name$&gt;&gt;_data_admin;&quot;;&quot;TO user_&lt;&lt;$app_name$&gt;&gt;_data_admin, user_&lt;&lt;$app_name$&gt;&gt;_data_reader;&quot;))" office:value-type="string" office:string-value="GRANT EXECUTE ON FUNCTION confentity_is_null(par_confentity_key t_confentity_key)TO user_&lt;&lt;$app_name$&gt;&gt;_data_admin, user_&lt;&lt;$app_name$&gt;&gt;_data_reader;">
            <text:p>GRANT EXECUTE ON FUNCTION confentity_is_null(par_confentity_key t_confentity_key)TO user_&lt;&lt;$app_name$&gt;&gt;_data_admin, user_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confentity_is_null(par_confentity_key t_confentity_key);">
            <text:p>DROP FUNCTION IF EXISTS confentity_is_null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entity_has_lng(par_confentity_key t_confentity_key)</text:p>
          </table:table-cell>
          <table:table-cell/>
          <table:table-cell table:formula="of:=IF(OR(LEFT([.D18];3)=&quot;-- &quot;;[.D18]=&quot;&quot;);IF([.D18]=&quot;&quot;;&quot;&quot;;[.D18]);&quot;GRANT EXECUTE ON FUNCTION &quot; &amp; [.D18] &amp; IF([.B18]=&quot;admin&quot;;&quot; TO user_&lt;&lt;$app_name$&gt;&gt;_data_admin;&quot;;&quot;TO user_&lt;&lt;$app_name$&gt;&gt;_data_admin, user_&lt;&lt;$app_name$&gt;&gt;_data_reader;&quot;))" office:value-type="string" office:string-value="GRANT EXECUTE ON FUNCTION confentity_has_lng(par_confentity_key t_confentity_key)TO user_&lt;&lt;$app_name$&gt;&gt;_data_admin, user_&lt;&lt;$app_name$&gt;&gt;_data_reader;">
            <text:p>GRANT EXECUTE ON FUNCTION confentity_has_lng(par_confentity_key t_confentity_key)TO user_&lt;&lt;$app_name$&gt;&gt;_data_admin, user_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confentity_has_lng(par_confentity_key t_confentity_key);">
            <text:p>DROP FUNCTION IF EXISTS confentity_has_lng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entitykey(par_confentitykey t_confentity_key)</text:p>
          </table:table-cell>
          <table:table-cell/>
          <table:table-cell table:formula="of:=IF(OR(LEFT([.D19];3)=&quot;-- &quot;;[.D19]=&quot;&quot;);IF([.D19]=&quot;&quot;;&quot;&quot;;[.D19]);&quot;GRANT EXECUTE ON FUNCTION &quot; &amp; [.D19] &amp; IF([.B19]=&quot;admin&quot;;&quot; TO user_&lt;&lt;$app_name$&gt;&gt;_data_admin;&quot;;&quot;TO user_&lt;&lt;$app_name$&gt;&gt;_data_admin, user_&lt;&lt;$app_name$&gt;&gt;_data_reader;&quot;))" office:value-type="string" office:string-value="GRANT EXECUTE ON FUNCTION show_confentitykey(par_confentitykey t_confentity_key)TO user_&lt;&lt;$app_name$&gt;&gt;_data_admin, user_&lt;&lt;$app_name$&gt;&gt;_data_reader;">
            <text:p>GRANT EXECUTE ON FUNCTION show_confentitykey(par_confentitykey t_confentity_key)TO user_&lt;&lt;$app_name$&gt;&gt;_data_admin, user_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show_confentitykey(par_confentitykey t_confentity_key);">
            <text:p>DROP FUNCTION IF EXISTS show_confentitykey(par_confentity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entitykey_isit(par_confentitykey t_confentity_key, par_opt_lng boolean)</text:p>
          </table:table-cell>
          <table:table-cell/>
          <table:table-cell table:formula="of:=IF(OR(LEFT([.D20];3)=&quot;-- &quot;;[.D20]=&quot;&quot;);IF([.D20]=&quot;&quot;;&quot;&quot;;[.D20]);&quot;GRANT EXECUTE ON FUNCTION &quot; &amp; [.D20] &amp; IF([.B20]=&quot;admin&quot;;&quot; TO user_&lt;&lt;$app_name$&gt;&gt;_data_admin;&quot;;&quot;TO user_&lt;&lt;$app_name$&gt;&gt;_data_admin, user_&lt;&lt;$app_name$&gt;&gt;_data_reader;&quot;))" office:value-type="string" office:string-value="GRANT EXECUTE ON FUNCTION optimized_confentitykey_isit(par_confentitykey t_confentity_key, par_opt_lng boolean)TO user_&lt;&lt;$app_name$&gt;&gt;_data_admin, user_&lt;&lt;$app_name$&gt;&gt;_data_reader;">
            <text:p>GRANT EXECUTE ON FUNCTION optimized_confentitykey_isit(par_confentitykey t_confentity_key, par_opt_lng boolean)TO user_&lt;&lt;$app_name$&gt;&gt;_data_admin, user_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optimized_confentitykey_isit(par_confentitykey t_confentity_key, par_opt_lng boolean);">
            <text:p>DROP FUNCTION IF EXISTS optimized_confentitykey_isit(par_confentitykey t_confentity_key, par_opt_lng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entitykey_isit(par_confentitykey t_confentity_key)</text:p>
          </table:table-cell>
          <table:table-cell/>
          <table:table-cell table:formula="of:=IF(OR(LEFT([.D21];3)=&quot;-- &quot;;[.D21]=&quot;&quot;);IF([.D21]=&quot;&quot;;&quot;&quot;;[.D21]);&quot;GRANT EXECUTE ON FUNCTION &quot; &amp; [.D21] &amp; IF([.B21]=&quot;admin&quot;;&quot; TO user_&lt;&lt;$app_name$&gt;&gt;_data_admin;&quot;;&quot;TO user_&lt;&lt;$app_name$&gt;&gt;_data_admin, user_&lt;&lt;$app_name$&gt;&gt;_data_reader;&quot;))" office:value-type="string" office:string-value="GRANT EXECUTE ON FUNCTION optimized_confentitykey_isit(par_confentitykey t_confentity_key)TO user_&lt;&lt;$app_name$&gt;&gt;_data_admin, user_&lt;&lt;$app_name$&gt;&gt;_data_reader;">
            <text:p>GRANT EXECUTE ON FUNCTION optimized_confentitykey_isit(par_confentitykey t_confentity_key)TO user_&lt;&lt;$app_name$&gt;&gt;_data_admin, user_&lt;&lt;$app_name$&gt;&gt;_data_reader;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DROP FUNCTION IF EXISTS optimized_confentitykey_isit(par_confentitykey t_confentity_key);">
            <text:p>DROP FUNCTION IF EXISTS optimized_confentitykey_isit(par_confentity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2];3)=&quot;-- &quot;;[.D22]=&quot;&quot;);IF([.D22]=&quot;&quot;;&quot;&quot;;[.D22]);&quot;GRANT EXECUTE ON FUNCTION &quot; &amp; [.D22] &amp; IF([.B2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3];3)=&quot;-- &quot;;[.D23]=&quot;&quot;);IF([.D23]=&quot;&quot;;&quot;&quot;;[.D23]);&quot;GRANT EXECUTE ON FUNCTION &quot; &amp; [.D23] &amp; IF([.B23]=&quot;admin&quot;;&quot; 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entitykey(par_ifexists boolean, par_confentitykey t_confentity_key)</text:p>
          </table:table-cell>
          <table:table-cell/>
          <table:table-cell table:formula="of:=IF(OR(LEFT([.D24];3)=&quot;-- &quot;;[.D24]=&quot;&quot;);IF([.D24]=&quot;&quot;;&quot;&quot;;[.D24]);&quot;GRANT EXECUTE ON FUNCTION &quot; &amp; [.D24] &amp; IF([.B24]=&quot;admin&quot;;&quot; TO user_&lt;&lt;$app_name$&gt;&gt;_data_admin;&quot;;&quot;TO user_&lt;&lt;$app_name$&gt;&gt;_data_admin, user_&lt;&lt;$app_name$&gt;&gt;_data_reader;&quot;))" office:value-type="string" office:string-value="GRANT EXECUTE ON FUNCTION optimize_confentitykey(par_ifexists boolean, par_confentitykey t_confentity_key)TO user_&lt;&lt;$app_name$&gt;&gt;_data_admin, user_&lt;&lt;$app_name$&gt;&gt;_data_reader;">
            <text:p>GRANT EXECUTE ON FUNCTION optimize_confentitykey(par_ifexists boolean, par_confentitykey t_confentity_key)TO user_&lt;&lt;$app_name$&gt;&gt;_data_admin, user_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optimize_confentitykey(par_ifexists boolean, par_confentitykey t_confentity_key);">
            <text:p>DROP FUNCTION IF EXISTS optimize_confentitykey(par_ifexists boolean, par_confentity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confentity_default(par_confentity_key t_confentity_key)</text:p>
          </table:table-cell>
          <table:table-cell/>
          <table:table-cell table:formula="of:=IF(OR(LEFT([.D25];3)=&quot;-- &quot;;[.D25]=&quot;&quot;);IF([.D25]=&quot;&quot;;&quot;&quot;;[.D25]);&quot;GRANT EXECUTE ON FUNCTION &quot; &amp; [.D25] &amp; IF([.B25]=&quot;admin&quot;;&quot; TO user_&lt;&lt;$app_name$&gt;&gt;_data_admin;&quot;;&quot;TO user_&lt;&lt;$app_name$&gt;&gt;_data_admin, user_&lt;&lt;$app_name$&gt;&gt;_data_reader;&quot;))" office:value-type="string" office:string-value="GRANT EXECUTE ON FUNCTION get_confentity_default(par_confentity_key t_confentity_key)TO user_&lt;&lt;$app_name$&gt;&gt;_data_admin, user_&lt;&lt;$app_name$&gt;&gt;_data_reader;">
            <text:p>GRANT EXECUTE ON FUNCTION get_confentity_default(par_confentity_key t_confentity_key)TO user_&lt;&lt;$app_name$&gt;&gt;_data_admin, user_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get_confentity_default(par_confentity_key t_confentity_key);">
            <text:p>DROP FUNCTION IF EXISTS get_confentity_default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confentity_id(par_confentity_name varchar)</text:p>
          </table:table-cell>
          <table:table-cell/>
          <table:table-cell table:formula="of:=IF(OR(LEFT([.D26];3)=&quot;-- &quot;;[.D26]=&quot;&quot;);IF([.D26]=&quot;&quot;;&quot;&quot;;[.D26]);&quot;GRANT EXECUTE ON FUNCTION &quot; &amp; [.D26] &amp; IF([.B26]=&quot;admin&quot;;&quot; TO user_&lt;&lt;$app_name$&gt;&gt;_data_admin;&quot;;&quot;TO user_&lt;&lt;$app_name$&gt;&gt;_data_admin, user_&lt;&lt;$app_name$&gt;&gt;_data_reader;&quot;))" office:value-type="string" office:string-value="GRANT EXECUTE ON FUNCTION get_confentity_id(par_confentity_name varchar)TO user_&lt;&lt;$app_name$&gt;&gt;_data_admin, user_&lt;&lt;$app_name$&gt;&gt;_data_reader;">
            <text:p>GRANT EXECUTE ON FUNCTION get_confentity_id(par_confentity_name varchar)TO user_&lt;&lt;$app_name$&gt;&gt;_data_admin, user_&lt;&lt;$app_name$&gt;&gt;_data_reader;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DROP FUNCTION IF EXISTS get_confentity_id(par_confentity_name varchar);">
            <text:p>DROP FUNCTION IF EXISTS get_confentity_id(par_confentity_name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confentity_id(par_confentity_key t_confentity_key)</text:p>
          </table:table-cell>
          <table:table-cell/>
          <table:table-cell table:formula="of:=IF(OR(LEFT([.D27];3)=&quot;-- &quot;;[.D27]=&quot;&quot;);IF([.D27]=&quot;&quot;;&quot;&quot;;[.D27]);&quot;GRANT EXECUTE ON FUNCTION &quot; &amp; [.D27] &amp; IF([.B27]=&quot;admin&quot;;&quot; TO user_&lt;&lt;$app_name$&gt;&gt;_data_admin;&quot;;&quot;TO user_&lt;&lt;$app_name$&gt;&gt;_data_admin, user_&lt;&lt;$app_name$&gt;&gt;_data_reader;&quot;))" office:value-type="string" office:string-value="GRANT EXECUTE ON FUNCTION get_confentity_id(par_confentity_key t_confentity_key)TO user_&lt;&lt;$app_name$&gt;&gt;_data_admin, user_&lt;&lt;$app_name$&gt;&gt;_data_reader;">
            <text:p>GRANT EXECUTE ON FUNCTION get_confentity_id(par_confentity_key t_confentity_key)TO user_&lt;&lt;$app_name$&gt;&gt;_data_admin, user_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get_confentity_id(par_confentity_key t_confentity_key);">
            <text:p>DROP FUNCTION IF EXISTS get_confentity_id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8];3)=&quot;-- &quot;;[.D28]=&quot;&quot;);IF([.D28]=&quot;&quot;;&quot;&quot;;[.D28]);&quot;GRANT EXECUTE ON FUNCTION &quot; &amp; [.D28] &amp; IF([.B2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29];3)=&quot;-- &quot;;[.D29]=&quot;&quot;);IF([.D29]=&quot;&quot;;&quot;&quot;;[.D29]);&quot;GRANT EXECUTE ON FUNCTION &quot; &amp; [.D29] &amp; IF([.B29]=&quot;admin&quot;;&quot; 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add_confentity_names(par_confentity_key t_confentity_key, par_names name_construction_input[])</text:p>
          </table:table-cell>
          <table:table-cell/>
          <table:table-cell table:formula="of:=IF(OR(LEFT([.D30];3)=&quot;-- &quot;;[.D30]=&quot;&quot;);IF([.D30]=&quot;&quot;;&quot;&quot;;[.D30]);&quot;GRANT EXECUTE ON FUNCTION &quot; &amp; [.D30] &amp; IF([.B30]=&quot;admin&quot;;&quot; TO user_&lt;&lt;$app_name$&gt;&gt;_data_admin;&quot;;&quot;TO user_&lt;&lt;$app_name$&gt;&gt;_data_admin, user_&lt;&lt;$app_name$&gt;&gt;_data_reader;&quot;))" office:value-type="string" office:string-value="GRANT EXECUTE ON FUNCTION add_confentity_names(par_confentity_key t_confentity_key, par_names name_construction_input[]) TO user_&lt;&lt;$app_name$&gt;&gt;_data_admin;">
            <text:p>GRANT EXECUTE ON FUNCTION add_confentity_names(par_confentity_key t_confentity_key, par_names name_construction_input[]) TO user_&lt;&lt;$app_name$&gt;&gt;_data_admin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add_confentity_names(par_confentity_key t_confentity_key, par_names name_construction_input[]);">
            <text:p>DROP FUNCTION IF EXISTS add_confentity_names(par_confentity_key t_confentity_key, par_names name_construction_input[]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new_confentity(par_name varchar, par_ifdoesnt_exist boolean)</text:p>
          </table:table-cell>
          <table:table-cell/>
          <table:table-cell table:formula="of:=IF(OR(LEFT([.D31];3)=&quot;-- &quot;;[.D31]=&quot;&quot;);IF([.D31]=&quot;&quot;;&quot;&quot;;[.D31]);&quot;GRANT EXECUTE ON FUNCTION &quot; &amp; [.D31] &amp; IF([.B31]=&quot;admin&quot;;&quot; TO user_&lt;&lt;$app_name$&gt;&gt;_data_admin;&quot;;&quot;TO user_&lt;&lt;$app_name$&gt;&gt;_data_admin, user_&lt;&lt;$app_name$&gt;&gt;_data_reader;&quot;))" office:value-type="string" office:string-value="GRANT EXECUTE ON FUNCTION new_confentity(par_name varchar, par_ifdoesnt_exist boolean) TO user_&lt;&lt;$app_name$&gt;&gt;_data_admin;">
            <text:p>GRANT EXECUTE ON FUNCTION new_confentity(par_name varchar, par_ifdoesnt_exist boolean) TO user_&lt;&lt;$app_name$&gt;&gt;_data_admin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new_confentity(par_name varchar, par_ifdoesnt_exist boolean);">
            <text:p>DROP FUNCTION IF EXISTS new_confentity(par_name varchar, par_ifdoesnt_exist boolean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new_confentity(</text:p>
            <text:p><text:s text:c="10"/>par_name <text:s text:c="10"/>varchar</text:p>
            <text:p><text:s text:c="8"/>, par_ifdoesnt_exist boolean</text:p>
            <text:p><text:s text:c="8"/>, par_lng_names <text:s text:c="5"/>name_construction_input[]</text:p>
            <text:p><text:s text:c="8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IF([.B32]=&quot;admin&quot;;&quot; TO user_&lt;&lt;$app_name$&gt;&gt;_data_admin;&quot;;&quot;TO user_&lt;&lt;$app_name$&gt;&gt;_data_admin, user_&lt;&lt;$app_name$&gt;&gt;_data_reader;&quot;))" office:value-type="string" office:string-value="GRANT EXECUTE ON FUNCTION new_confentity(&#10;          par_name           varchar&#10;        , par_ifdoesnt_exist boolean&#10;        , par_lng_names      name_construction_input[]&#10;        ) TO user_&lt;&lt;$app_name$&gt;&gt;_data_admin;">
            <text:p>GRANT EXECUTE ON FUNCTION new_confentity(</text:p>
            <text:p><text:s text:c="10"/>par_name <text:s text:c="10"/>varchar</text:p>
            <text:p><text:s text:c="8"/>, par_ifdoesnt_exist boolean</text:p>
            <text:p><text:s text:c="8"/>, par_lng_names <text:s text:c="5"/>name_construction_input[]</text:p>
            <text:p><text:s text:c="8"/>) TO user_&lt;&lt;$app_name$&gt;&gt;_data_admin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new_confentity(&#10;          par_name           varchar&#10;        , par_ifdoesnt_exist boolean&#10;        , par_lng_names      name_construction_input[]&#10;        );">
            <text:p>DROP FUNCTION IF EXISTS new_confentity(</text:p>
            <text:p><text:s text:c="10"/>par_name <text:s text:c="10"/>varchar</text:p>
            <text:p><text:s text:c="8"/>, par_ifdoesnt_exist boolean</text:p>
            <text:p><text:s text:c="8"/>, par_lng_names <text:s text:c="5"/>name_construction_input[]</text:p>
            <text:p><text:s text:c="8"/>);</text:p>
          </table:table-cell>
        </table:table-row>
        <table:table-row table:style-name="ro3">
          <table:table-cell/>
          <table:table-cell office:value-type="string">
            <text:p>admin</text:p>
          </table:table-cell>
          <table:table-cell/>
          <table:table-cell office:value-type="string">
            <text:p>delete_confentity(</text:p>
            <text:p><text:s text:c="18"/>par_ifexists <text:s text:c="26"/>boolean</text:p>
            <text:p><text:s text:c="16"/>, par_confentity_key <text:s text:c="20"/>t_confentity_key</text:p>
            <text:p><text:s text:c="16"/>, par_cascade_deinstan_referrers_params <text:s/>boolean</text:p>
            <text:p><text:s text:c="16"/>, par_cascade_del_configs <text:s text:c="15"/>boolean</text:p>
            <text:p><text:s text:c="16"/>, par_warn_with_list_of_referrers_params boolean</text:p>
            <text:p><text:s text:c="16"/>, par_warn_with_list_of_configs <text:s text:c="9"/>boolean</text:p>
            <text:p><text:s text:c="16"/>, par_dont_modify_anything <text:s text:c="14"/>boolean</text:p>
            <text:p/>
            <text:p><text:s text:c="16"/>, par_cascade_setnull_ce_dflt <text:s text:c="11"/>boolean</text:p>
            <text:p><text:s text:c="16"/>, par_cascade_setnull_param_dflt <text:s text:c="8"/>boolean</text:p>
            <text:p><text:s text:c="16"/>, par_cascade_setnull_param_val <text:s text:c="9"/>boolean</text:p>
            <text:p><text:s text:c="16"/>, par_warn_with_list_of_ce_dflt_users <text:s text:c="3"/>boolean</text:p>
            <text:p><text:s text:c="16"/>, par_warn_with_list_of_param_dflt_users boolean</text:p>
            <text:p><text:s text:c="16"/>, par_warn_with_list_of_param_val_users <text:s/>boolean</text:p>
            <text:p><text:s text:c="16"/>, par_dont_modify_any_config <text:s text:c="12"/>boolean</text:p>
            <text:p/>
            <text:p><text:s text:c="16"/>, par_cascade_setnull_subcfgrefernces <text:s text:c="3"/>boolean</text:p>
            <text:p><text:s text:c="16"/>, par_warn_with_list_of_subcfgrefernces <text:s/>boolean</text:p>
            <text:p><text:s text:c="16"/>, par_dont_modify_any_referrer_param <text:s text:c="4"/>boolean</text:p>
            <text:p><text:s text:c="16"/>)</text:p>
          </table:table-cell>
          <table:table-cell/>
          <table:table-cell table:formula="of:=IF(OR(LEFT([.D33];3)=&quot;-- &quot;;[.D33]=&quot;&quot;);IF([.D33]=&quot;&quot;;&quot;&quot;;[.D33]);&quot;GRANT EXECUTE ON FUNCTION &quot; &amp; [.D33] &amp; IF([.B33]=&quot;admin&quot;;&quot; TO user_&lt;&lt;$app_name$&gt;&gt;_data_admin;&quot;;&quot;TO user_&lt;&lt;$app_name$&gt;&gt;_data_admin, user_&lt;&lt;$app_name$&gt;&gt;_data_reader;&quot;))" office:value-type="string" office:string-value="GRANT EXECUTE ON FUNCTION delete_confentity(&#10;                  par_ifexists                           boolean&#10;                , par_confentity_key                     t_confentity_key&#10;                , par_cascade_deinstan_referrers_params  boolean&#10;                , par_cascade_del_configs                boolean&#10;                , par_warn_with_list_of_referrers_params boolean&#10;                , par_warn_with_list_of_configs          boolean&#10;                , par_dont_modify_anything               boolean&#10;&#10;                , par_cascade_setnull_ce_dflt            boolean&#10;                , par_cascade_setnull_param_dflt         boolean&#10;                , par_cascade_setnull_param_val          boolean&#10;                , par_warn_with_list_of_ce_dflt_users    boolean&#10;                , par_warn_with_list_of_param_dflt_users boolean&#10;                , par_warn_with_list_of_param_val_users  boolean&#10;                , par_dont_modify_any_config             boolean&#10;&#10;                , par_cascade_setnull_subcfgrefernces    boolean&#10;                , par_warn_with_list_of_subcfgrefernces  boolean&#10;                , par_dont_modify_any_referrer_param     boolean&#10;                ) TO user_&lt;&lt;$app_name$&gt;&gt;_data_admin;">
            <text:p>GRANT EXECUTE ON FUNCTION delete_confentity(</text:p>
            <text:p><text:s text:c="18"/>par_ifexists <text:s text:c="26"/>boolean</text:p>
            <text:p><text:s text:c="16"/>, par_confentity_key <text:s text:c="20"/>t_confentity_key</text:p>
            <text:p><text:s text:c="16"/>, par_cascade_deinstan_referrers_params <text:s/>boolean</text:p>
            <text:p><text:s text:c="16"/>, par_cascade_del_configs <text:s text:c="15"/>boolean</text:p>
            <text:p><text:s text:c="16"/>, par_warn_with_list_of_referrers_params boolean</text:p>
            <text:p><text:s text:c="16"/>, par_warn_with_list_of_configs <text:s text:c="9"/>boolean</text:p>
            <text:p><text:s text:c="16"/>, par_dont_modify_anything <text:s text:c="14"/>boolean</text:p>
            <text:p/>
            <text:p><text:s text:c="16"/>, par_cascade_setnull_ce_dflt <text:s text:c="11"/>boolean</text:p>
            <text:p><text:s text:c="16"/>, par_cascade_setnull_param_dflt <text:s text:c="8"/>boolean</text:p>
            <text:p><text:s text:c="16"/>, par_cascade_setnull_param_val <text:s text:c="9"/>boolean</text:p>
            <text:p><text:s text:c="16"/>, par_warn_with_list_of_ce_dflt_users <text:s text:c="3"/>boolean</text:p>
            <text:p><text:s text:c="16"/>, par_warn_with_list_of_param_dflt_users boolean</text:p>
            <text:p><text:s text:c="16"/>, par_warn_with_list_of_param_val_users <text:s/>boolean</text:p>
            <text:p><text:s text:c="16"/>, par_dont_modify_any_config <text:s text:c="12"/>boolean</text:p>
            <text:p/>
            <text:p><text:s text:c="16"/>, par_cascade_setnull_subcfgrefernces <text:s text:c="3"/>boolean</text:p>
            <text:p><text:s text:c="16"/>, par_warn_with_list_of_subcfgrefernces <text:s/>boolean</text:p>
            <text:p><text:s text:c="16"/>, par_dont_modify_any_referrer_param <text:s text:c="4"/>boolean</text:p>
            <text:p><text:s text:c="16"/>) TO user_&lt;&lt;$app_name$&gt;&gt;_data_admin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delete_confentity(&#10;                  par_ifexists                           boolean&#10;                , par_confentity_key                     t_confentity_key&#10;                , par_cascade_deinstan_referrers_params  boolean&#10;                , par_cascade_del_configs                boolean&#10;                , par_warn_with_list_of_referrers_params boolean&#10;                , par_warn_with_list_of_configs          boolean&#10;                , par_dont_modify_anything               boolean&#10;&#10;                , par_cascade_setnull_ce_dflt            boolean&#10;                , par_cascade_setnull_param_dflt         boolean&#10;                , par_cascade_setnull_param_val          boolean&#10;                , par_warn_with_list_of_ce_dflt_users    boolean&#10;                , par_warn_with_list_of_param_dflt_users boolean&#10;                , par_warn_with_list_of_param_val_users  boolean&#10;                , par_dont_modify_any_config             boolean&#10;&#10;                , par_cascade_setnull_subcfgrefernces    boolean&#10;                , par_warn_with_list_of_subcfgrefernces  boolean&#10;                , par_dont_modify_any_referrer_param     boolean&#10;                );">
            <text:p>DROP FUNCTION IF EXISTS delete_confentity(</text:p>
            <text:p><text:s text:c="18"/>par_ifexists <text:s text:c="26"/>boolean</text:p>
            <text:p><text:s text:c="16"/>, par_confentity_key <text:s text:c="20"/>t_confentity_key</text:p>
            <text:p><text:s text:c="16"/>, par_cascade_deinstan_referrers_params <text:s/>boolean</text:p>
            <text:p><text:s text:c="16"/>, par_cascade_del_configs <text:s text:c="15"/>boolean</text:p>
            <text:p><text:s text:c="16"/>, par_warn_with_list_of_referrers_params boolean</text:p>
            <text:p><text:s text:c="16"/>, par_warn_with_list_of_configs <text:s text:c="9"/>boolean</text:p>
            <text:p><text:s text:c="16"/>, par_dont_modify_anything <text:s text:c="14"/>boolean</text:p>
            <text:p/>
            <text:p><text:s text:c="16"/>, par_cascade_setnull_ce_dflt <text:s text:c="11"/>boolean</text:p>
            <text:p><text:s text:c="16"/>, par_cascade_setnull_param_dflt <text:s text:c="8"/>boolean</text:p>
            <text:p><text:s text:c="16"/>, par_cascade_setnull_param_val <text:s text:c="9"/>boolean</text:p>
            <text:p><text:s text:c="16"/>, par_warn_with_list_of_ce_dflt_users <text:s text:c="3"/>boolean</text:p>
            <text:p><text:s text:c="16"/>, par_warn_with_list_of_param_dflt_users boolean</text:p>
            <text:p><text:s text:c="16"/>, par_warn_with_list_of_param_val_users <text:s/>boolean</text:p>
            <text:p><text:s text:c="16"/>, par_dont_modify_any_config <text:s text:c="12"/>boolean</text:p>
            <text:p/>
            <text:p><text:s text:c="16"/>, par_cascade_setnull_subcfgrefernces <text:s text:c="3"/>boolean</text:p>
            <text:p><text:s text:c="16"/>, par_warn_with_list_of_subcfgrefernces <text:s/>boolean</text:p>
            <text:p><text:s text:c="16"/>, par_dont_modify_any_referrer_param <text:s text:c="4"/>boolean</text:p>
            <text:p><text:s text:c="16"/>);</text:p>
          </table:table-cell>
        </table:table-row>
        <table:table-row table:style-name="ro4">
          <table:table-cell/>
          <table:table-cell office:value-type="string">
            <text:p>admin</text:p>
          </table:table-cell>
          <table:table-cell/>
          <table:table-cell office:value-type="string">
            <text:p>delete_confentity(</text:p>
            <text:p><text:s text:c="18"/>par_if_exists <text:s text:c="11"/>boolean</text:p>
            <text:p><text:s text:c="16"/>, par_confentity_key <text:s text:c="6"/>t_confentity_key</text:p>
            <text:p><text:s text:c="16"/>, par_cascade <text:s text:c="13"/>boolean</text:p>
            <text:p><text:s text:c="16"/>, par_dont_modify_anything boolean</text:p>
            <text:p><text:s text:c="16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IF([.B34]=&quot;admin&quot;;&quot; TO user_&lt;&lt;$app_name$&gt;&gt;_data_admin;&quot;;&quot;TO user_&lt;&lt;$app_name$&gt;&gt;_data_admin, user_&lt;&lt;$app_name$&gt;&gt;_data_reader;&quot;))" office:value-type="string" office:string-value="GRANT EXECUTE ON FUNCTION delete_confentity(&#10;                  par_if_exists            boolean&#10;                , par_confentity_key       t_confentity_key&#10;                , par_cascade              boolean&#10;                , par_dont_modify_anything boolean&#10;                ) TO user_&lt;&lt;$app_name$&gt;&gt;_data_admin;">
            <text:p>GRANT EXECUTE ON FUNCTION delete_confentity(</text:p>
            <text:p><text:s text:c="18"/>par_if_exists <text:s text:c="11"/>boolean</text:p>
            <text:p><text:s text:c="16"/>, par_confentity_key <text:s text:c="6"/>t_confentity_key</text:p>
            <text:p><text:s text:c="16"/>, par_cascade <text:s text:c="13"/>boolean</text:p>
            <text:p><text:s text:c="16"/>, par_dont_modify_anything boolean</text:p>
            <text:p><text:s text:c="16"/>) TO user_&lt;&lt;$app_name$&gt;&gt;_data_admin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delete_confentity(&#10;                  par_if_exists            boolean&#10;                , par_confentity_key       t_confentity_key&#10;                , par_cascade              boolean&#10;                , par_dont_modify_anything boolean&#10;                );">
            <text:p>DROP FUNCTION IF EXISTS delete_confentity(</text:p>
            <text:p><text:s text:c="18"/>par_if_exists <text:s text:c="11"/>boolean</text:p>
            <text:p><text:s text:c="16"/>, par_confentity_key <text:s text:c="6"/>t_confentity_key</text:p>
            <text:p><text:s text:c="16"/>, par_cascade <text:s text:c="13"/>boolean</text:p>
            <text:p><text:s text:c="16"/>, par_dont_modify_anything boolean</text:p>
            <text:p><text:s text:c="16"/>);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3];3)=&quot;-- &quot;;[.B43]=&quot;&quot;);IF([.B43]=&quot;&quot;;&quot;&quot;;[.B43]);&quot;DROP TYPE IF EXISTS &quot; &amp; [.B43] &amp; &quot;;&quot;)">
            <text:p/>
          </table:table-cell>
          <table:table-cell table:number-columns-repeated="4"/>
        </table:table-row>
      </table:table>
      <table:table table:name="confi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onfig_key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onfig_key;">
            <text:p>DROP TYPE IF EXISTS t_config_key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entity_param__short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entity_param__short;">
            <text:p>DROP TYPE IF EXISTS t_confentity_param__shor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_param_subcfg__short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onfig_param_subcfg__short;">
            <text:p>DROP TYPE IF EXISTS t_config_param_subcfg__short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IF([.B11]=&quot;admin&quot;;&quot; TO user_&lt;&lt;$app_name$&gt;&gt;_data_admin;&quot;;&quot;TO user_&lt;&lt;$app_name$&gt;&gt;_data_admin, user_&lt;&lt;$app_name$&gt;&gt;_data_reader;&quot;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(par_confentity_key t_confentity_key, par_config varchar, par_cfgid_is_lnged boolean)</text:p>
          </table:table-cell>
          <table:table-cell/>
          <table:table-cell table:formula="of:=IF(OR(LEFT([.D12];3)=&quot;-- &quot;;[.D12]=&quot;&quot;);IF([.D12]=&quot;&quot;;&quot;&quot;;[.D12]);&quot;GRANT EXECUTE ON FUNCTION &quot; &amp; [.D12] &amp; IF([.B12]=&quot;admin&quot;;&quot; TO user_&lt;&lt;$app_name$&gt;&gt;_data_admin;&quot;;&quot;TO user_&lt;&lt;$app_name$&gt;&gt;_data_admin, user_&lt;&lt;$app_name$&gt;&gt;_data_reader;&quot;))" office:value-type="string" office:string-value="GRANT EXECUTE ON FUNCTION make_configkey(par_confentity_key t_confentity_key, par_config varchar, par_cfgid_is_lnged boolean)TO user_&lt;&lt;$app_name$&gt;&gt;_data_admin, user_&lt;&lt;$app_name$&gt;&gt;_data_reader;">
            <text:p>GRANT EXECUTE ON FUNCTION make_configkey(par_confentity_key t_confentity_key, par_config varchar, par_cfgid_is_lnged boolean)TO user_&lt;&lt;$app_name$&gt;&gt;_data_admin, user_&lt;&lt;$app_name$&gt;&gt;_data_reader;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DROP FUNCTION IF EXISTS make_configkey(par_confentity_key t_confentity_key, par_config varchar, par_cfgid_is_lnged boolean);">
            <text:p>DROP FUNCTION IF EXISTS make_configkey(par_confentity_key t_confentity_key, par_config varchar, par_cfgid_is_lnged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_null()</text:p>
          </table:table-cell>
          <table:table-cell/>
          <table:table-cell table:formula="of:=IF(OR(LEFT([.D13];3)=&quot;-- &quot;;[.D13]=&quot;&quot;);IF([.D13]=&quot;&quot;;&quot;&quot;;[.D13]);&quot;GRANT EXECUTE ON FUNCTION &quot; &amp; [.D13] &amp; IF([.B13]=&quot;admin&quot;;&quot; TO user_&lt;&lt;$app_name$&gt;&gt;_data_admin;&quot;;&quot;TO user_&lt;&lt;$app_name$&gt;&gt;_data_admin, user_&lt;&lt;$app_name$&gt;&gt;_data_reader;&quot;))" office:value-type="string" office:string-value="GRANT EXECUTE ON FUNCTION make_configkey_null()TO user_&lt;&lt;$app_name$&gt;&gt;_data_admin, user_&lt;&lt;$app_name$&gt;&gt;_data_reader;">
            <text:p>GRANT EXECUTE ON FUNCTION make_configkey_null()TO user_&lt;&lt;$app_name$&gt;&gt;_data_admin, user_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ake_configkey_null();">
            <text:p>DROP FUNCTION IF EXISTS make_config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_bystr(par_confentity_id integer, par_config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IF([.B14]=&quot;admin&quot;;&quot; TO user_&lt;&lt;$app_name$&gt;&gt;_data_admin;&quot;;&quot;TO user_&lt;&lt;$app_name$&gt;&gt;_data_admin, user_&lt;&lt;$app_name$&gt;&gt;_data_reader;&quot;))" office:value-type="string" office:string-value="GRANT EXECUTE ON FUNCTION make_configkey_bystr(par_confentity_id integer, par_config varchar)TO user_&lt;&lt;$app_name$&gt;&gt;_data_admin, user_&lt;&lt;$app_name$&gt;&gt;_data_reader;">
            <text:p>GRANT EXECUTE ON FUNCTION make_configkey_bystr(par_confentity_id integer, par_config varchar)TO user_&lt;&lt;$app_name$&gt;&gt;_data_admin, user_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ake_configkey_bystr(par_confentity_id integer, par_config varchar);">
            <text:p>DROP FUNCTION IF EXISTS make_configkey_bystr(par_confentity_id integer, par_config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_bystr2(par_confentity_str varchar, par_config varchar)</text:p>
          </table:table-cell>
          <table:table-cell/>
          <table:table-cell table:formula="of:=IF(OR(LEFT([.D15];3)=&quot;-- &quot;;[.D15]=&quot;&quot;);IF([.D15]=&quot;&quot;;&quot;&quot;;[.D15]);&quot;GRANT EXECUTE ON FUNCTION &quot; &amp; [.D15] &amp; IF([.B15]=&quot;admin&quot;;&quot; TO user_&lt;&lt;$app_name$&gt;&gt;_data_admin;&quot;;&quot;TO user_&lt;&lt;$app_name$&gt;&gt;_data_admin, user_&lt;&lt;$app_name$&gt;&gt;_data_reader;&quot;))" office:value-type="string" office:string-value="GRANT EXECUTE ON FUNCTION make_configkey_bystr2(par_confentity_str varchar, par_config varchar)TO user_&lt;&lt;$app_name$&gt;&gt;_data_admin, user_&lt;&lt;$app_name$&gt;&gt;_data_reader;">
            <text:p>GRANT EXECUTE ON FUNCTION make_configkey_bystr2(par_confentity_str varchar, par_config varchar)TO user_&lt;&lt;$app_name$&gt;&gt;_data_admin, user_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make_configkey_bystr2(par_confentity_str varchar, par_config varchar);">
            <text:p>DROP FUNCTION IF EXISTS make_configkey_bystr2(par_confentity_str varchar, par_config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ig_is_null(par_config_key t_config_key, par_total boolean)</text:p>
          </table:table-cell>
          <table:table-cell/>
          <table:table-cell table:formula="of:=IF(OR(LEFT([.D16];3)=&quot;-- &quot;;[.D16]=&quot;&quot;);IF([.D16]=&quot;&quot;;&quot;&quot;;[.D16]);&quot;GRANT EXECUTE ON FUNCTION &quot; &amp; [.D16] &amp; IF([.B16]=&quot;admin&quot;;&quot; TO user_&lt;&lt;$app_name$&gt;&gt;_data_admin;&quot;;&quot;TO user_&lt;&lt;$app_name$&gt;&gt;_data_admin, user_&lt;&lt;$app_name$&gt;&gt;_data_reader;&quot;))" office:value-type="string" office:string-value="GRANT EXECUTE ON FUNCTION config_is_null(par_config_key t_config_key, par_total boolean)TO user_&lt;&lt;$app_name$&gt;&gt;_data_admin, user_&lt;&lt;$app_name$&gt;&gt;_data_reader;">
            <text:p>GRANT EXECUTE ON FUNCTION config_is_null(par_config_key t_config_key, par_total boolean)TO user_&lt;&lt;$app_name$&gt;&gt;_data_admin, user_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config_is_null(par_config_key t_config_key, par_total boolean);">
            <text:p>DROP FUNCTION IF EXISTS config_is_null(par_config_key t_config_key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ig_is_null(par_config_key t_config_key)</text:p>
          </table:table-cell>
          <table:table-cell/>
          <table:table-cell table:formula="of:=IF(OR(LEFT([.D17];3)=&quot;-- &quot;;[.D17]=&quot;&quot;);IF([.D17]=&quot;&quot;;&quot;&quot;;[.D17]);&quot;GRANT EXECUTE ON FUNCTION &quot; &amp; [.D17] &amp; IF([.B17]=&quot;admin&quot;;&quot; TO user_&lt;&lt;$app_name$&gt;&gt;_data_admin;&quot;;&quot;TO user_&lt;&lt;$app_name$&gt;&gt;_data_admin, user_&lt;&lt;$app_name$&gt;&gt;_data_reader;&quot;))" office:value-type="string" office:string-value="GRANT EXECUTE ON FUNCTION config_is_null(par_config_key t_config_key)TO user_&lt;&lt;$app_name$&gt;&gt;_data_admin, user_&lt;&lt;$app_name$&gt;&gt;_data_reader;">
            <text:p>GRANT EXECUTE ON FUNCTION config_is_null(par_config_key t_config_key)TO user_&lt;&lt;$app_name$&gt;&gt;_data_admin, user_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config_is_null(par_config_key t_config_key);">
            <text:p>DROP FUNCTION IF EXISTS config_is_null(par_config_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igkey(par_configkey t_config_key)</text:p>
          </table:table-cell>
          <table:table-cell/>
          <table:table-cell table:formula="of:=IF(OR(LEFT([.D18];3)=&quot;-- &quot;;[.D18]=&quot;&quot;);IF([.D18]=&quot;&quot;;&quot;&quot;;[.D18]);&quot;GRANT EXECUTE ON FUNCTION &quot; &amp; [.D18] &amp; IF([.B18]=&quot;admin&quot;;&quot; TO user_&lt;&lt;$app_name$&gt;&gt;_data_admin;&quot;;&quot;TO user_&lt;&lt;$app_name$&gt;&gt;_data_admin, user_&lt;&lt;$app_name$&gt;&gt;_data_reader;&quot;))" office:value-type="string" office:string-value="GRANT EXECUTE ON FUNCTION show_configkey(par_configkey t_config_key)TO user_&lt;&lt;$app_name$&gt;&gt;_data_admin, user_&lt;&lt;$app_name$&gt;&gt;_data_reader;">
            <text:p>GRANT EXECUTE ON FUNCTION show_configkey(par_configkey t_config_key)TO user_&lt;&lt;$app_name$&gt;&gt;_data_admin, user_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show_configkey(par_configkey t_config_key);">
            <text:p>DROP FUNCTION IF EXISTS show_configkey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igkeys_list(par_configkeys_list t_config_key[])</text:p>
          </table:table-cell>
          <table:table-cell/>
          <table:table-cell table:formula="of:=IF(OR(LEFT([.D19];3)=&quot;-- &quot;;[.D19]=&quot;&quot;);IF([.D19]=&quot;&quot;;&quot;&quot;;[.D19]);&quot;GRANT EXECUTE ON FUNCTION &quot; &amp; [.D19] &amp; IF([.B19]=&quot;admin&quot;;&quot; TO user_&lt;&lt;$app_name$&gt;&gt;_data_admin;&quot;;&quot;TO user_&lt;&lt;$app_name$&gt;&gt;_data_admin, user_&lt;&lt;$app_name$&gt;&gt;_data_reader;&quot;))" office:value-type="string" office:string-value="GRANT EXECUTE ON FUNCTION show_configkeys_list(par_configkeys_list t_config_key[])TO user_&lt;&lt;$app_name$&gt;&gt;_data_admin, user_&lt;&lt;$app_name$&gt;&gt;_data_reader;">
            <text:p>GRANT EXECUTE ON FUNCTION show_configkeys_list(par_configkeys_list t_config_key[])TO user_&lt;&lt;$app_name$&gt;&gt;_data_admin, user_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show_configkeys_list(par_configkeys_list t_config_key[]);">
            <text:p>DROP FUNCTION IF EXISTS show_configkeys_list(par_configkeys_list t_config_key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igkey_isit(par_configkey t_config_key)</text:p>
          </table:table-cell>
          <table:table-cell/>
          <table:table-cell table:formula="of:=IF(OR(LEFT([.D20];3)=&quot;-- &quot;;[.D20]=&quot;&quot;);IF([.D20]=&quot;&quot;;&quot;&quot;;[.D20]);&quot;GRANT EXECUTE ON FUNCTION &quot; &amp; [.D20] &amp; IF([.B20]=&quot;admin&quot;;&quot; TO user_&lt;&lt;$app_name$&gt;&gt;_data_admin;&quot;;&quot;TO user_&lt;&lt;$app_name$&gt;&gt;_data_admin, user_&lt;&lt;$app_name$&gt;&gt;_data_reader;&quot;))" office:value-type="string" office:string-value="GRANT EXECUTE ON FUNCTION optimized_configkey_isit(par_configkey t_config_key)TO user_&lt;&lt;$app_name$&gt;&gt;_data_admin, user_&lt;&lt;$app_name$&gt;&gt;_data_reader;">
            <text:p>GRANT EXECUTE ON FUNCTION optimized_configkey_isit(par_configkey t_config_key)TO user_&lt;&lt;$app_name$&gt;&gt;_data_admin, user_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optimized_configkey_isit(par_configkey t_config_key);">
            <text:p>DROP FUNCTION IF EXISTS optimized_configkey_isit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1];3)=&quot;-- &quot;;[.D21]=&quot;&quot;);IF([.D21]=&quot;&quot;;&quot;&quot;;[.D21]);&quot;GRANT EXECUTE ON FUNCTION &quot; &amp; [.D21] &amp; IF([.B2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2];3)=&quot;-- &quot;;[.D22]=&quot;&quot;);IF([.D22]=&quot;&quot;;&quot;&quot;;[.D22]);&quot;GRANT EXECUTE ON FUNCTION &quot; &amp; [.D22] &amp; IF([.B22]=&quot;admin&quot;;&quot; 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igkey(par_configkey t_config_key, par_verify boolean)</text:p>
          </table:table-cell>
          <table:table-cell/>
          <table:table-cell table:formula="of:=IF(OR(LEFT([.D23];3)=&quot;-- &quot;;[.D23]=&quot;&quot;);IF([.D23]=&quot;&quot;;&quot;&quot;;[.D23]);&quot;GRANT EXECUTE ON FUNCTION &quot; &amp; [.D23] &amp; IF([.B23]=&quot;admin&quot;;&quot; TO user_&lt;&lt;$app_name$&gt;&gt;_data_admin;&quot;;&quot;TO user_&lt;&lt;$app_name$&gt;&gt;_data_admin, user_&lt;&lt;$app_name$&gt;&gt;_data_reader;&quot;))" office:value-type="string" office:string-value="GRANT EXECUTE ON FUNCTION optimize_configkey(par_configkey t_config_key, par_verify boolean)TO user_&lt;&lt;$app_name$&gt;&gt;_data_admin, user_&lt;&lt;$app_name$&gt;&gt;_data_reader;">
            <text:p>GRANT EXECUTE ON FUNCTION optimize_configkey(par_configkey t_config_key, par_verify boolean)TO user_&lt;&lt;$app_name$&gt;&gt;_data_admin, user_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optimize_configkey(par_configkey t_config_key, par_verify boolean);">
            <text:p>DROP FUNCTION IF EXISTS optimize_configkey(par_configkey t_config_key, par_verify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igkey(par_configkey t_config_key)</text:p>
          </table:table-cell>
          <table:table-cell/>
          <table:table-cell table:formula="of:=IF(OR(LEFT([.D24];3)=&quot;-- &quot;;[.D24]=&quot;&quot;);IF([.D24]=&quot;&quot;;&quot;&quot;;[.D24]);&quot;GRANT EXECUTE ON FUNCTION &quot; &amp; [.D24] &amp; IF([.B24]=&quot;admin&quot;;&quot; TO user_&lt;&lt;$app_name$&gt;&gt;_data_admin;&quot;;&quot;TO user_&lt;&lt;$app_name$&gt;&gt;_data_admin, user_&lt;&lt;$app_name$&gt;&gt;_data_reader;&quot;))" office:value-type="string" office:string-value="GRANT EXECUTE ON FUNCTION optimize_configkey(par_configkey t_config_key)TO user_&lt;&lt;$app_name$&gt;&gt;_data_admin, user_&lt;&lt;$app_name$&gt;&gt;_data_reader;">
            <text:p>GRANT EXECUTE ON FUNCTION optimize_configkey(par_configkey t_config_key)TO user_&lt;&lt;$app_name$&gt;&gt;_data_admin, user_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optimize_configkey(par_configkey t_config_key);">
            <text:p>DROP FUNCTION IF EXISTS optimize_configkey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_confentity_default(par_configkey t_config_key)</text:p>
          </table:table-cell>
          <table:table-cell/>
          <table:table-cell table:formula="of:=IF(OR(LEFT([.D25];3)=&quot;-- &quot;;[.D25]=&quot;&quot;);IF([.D25]=&quot;&quot;;&quot;&quot;;[.D25]);&quot;GRANT EXECUTE ON FUNCTION &quot; &amp; [.D25] &amp; IF([.B25]=&quot;admin&quot;;&quot; TO user_&lt;&lt;$app_name$&gt;&gt;_data_admin;&quot;;&quot;TO user_&lt;&lt;$app_name$&gt;&gt;_data_admin, user_&lt;&lt;$app_name$&gt;&gt;_data_reader;&quot;))" office:value-type="string" office:string-value="GRANT EXECUTE ON FUNCTION is_confentity_default(par_configkey t_config_key)TO user_&lt;&lt;$app_name$&gt;&gt;_data_admin, user_&lt;&lt;$app_name$&gt;&gt;_data_reader;">
            <text:p>GRANT EXECUTE ON FUNCTION is_confentity_default(par_configkey t_config_key)TO user_&lt;&lt;$app_name$&gt;&gt;_data_admin, user_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is_confentity_default(par_configkey t_config_key);">
            <text:p>DROP FUNCTION IF EXISTS is_confentity_default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completeness(par_configkey t_config_key)</text:p>
          </table:table-cell>
          <table:table-cell/>
          <table:table-cell table:formula="of:=IF(OR(LEFT([.D26];3)=&quot;-- &quot;;[.D26]=&quot;&quot;);IF([.D26]=&quot;&quot;;&quot;&quot;;[.D26]);&quot;GRANT EXECUTE ON FUNCTION &quot; &amp; [.D26] &amp; IF([.B26]=&quot;admin&quot;;&quot; TO user_&lt;&lt;$app_name$&gt;&gt;_data_admin;&quot;;&quot;TO user_&lt;&lt;$app_name$&gt;&gt;_data_admin, user_&lt;&lt;$app_name$&gt;&gt;_data_reader;&quot;))" office:value-type="string" office:string-value="GRANT EXECUTE ON FUNCTION read_completeness(par_configkey t_config_key)TO user_&lt;&lt;$app_name$&gt;&gt;_data_admin, user_&lt;&lt;$app_name$&gt;&gt;_data_reader;">
            <text:p>GRANT EXECUTE ON FUNCTION read_completeness(par_configkey t_config_key)TO user_&lt;&lt;$app_name$&gt;&gt;_data_admin, user_&lt;&lt;$app_name$&gt;&gt;_data_reader;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DROP FUNCTION IF EXISTS read_completeness(par_configkey t_config_key);">
            <text:p>DROP FUNCTION IF EXISTS read_completeness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role__completeness_as_regulator(par_configkey t_config_key)</text:p>
          </table:table-cell>
          <table:table-cell/>
          <table:table-cell table:formula="of:=IF(OR(LEFT([.D27];3)=&quot;-- &quot;;[.D27]=&quot;&quot;);IF([.D27]=&quot;&quot;;&quot;&quot;;[.D27]);&quot;GRANT EXECUTE ON FUNCTION &quot; &amp; [.D27] &amp; IF([.B27]=&quot;admin&quot;;&quot; TO user_&lt;&lt;$app_name$&gt;&gt;_data_admin;&quot;;&quot;TO user_&lt;&lt;$app_name$&gt;&gt;_data_admin, user_&lt;&lt;$app_name$&gt;&gt;_data_reader;&quot;))" office:value-type="string" office:string-value="GRANT EXECUTE ON FUNCTION read_role__completeness_as_regulator(par_configkey t_config_key)TO user_&lt;&lt;$app_name$&gt;&gt;_data_admin, user_&lt;&lt;$app_name$&gt;&gt;_data_reader;">
            <text:p>GRANT EXECUTE ON FUNCTION read_role__completeness_as_regulator(par_configkey t_config_key)TO user_&lt;&lt;$app_name$&gt;&gt;_data_admin, user_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read_role__completeness_as_regulator(par_configkey t_config_key);">
            <text:p>DROP FUNCTION IF EXISTS read_role__completeness_as_regulator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8];3)=&quot;-- &quot;;[.D28]=&quot;&quot;);IF([.D28]=&quot;&quot;;&quot;&quot;;[.D28]);&quot;GRANT EXECUTE ON FUNCTION &quot; &amp; [.D28] &amp; IF([.B2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29];3)=&quot;-- &quot;;[.D29]=&quot;&quot;);IF([.D29]=&quot;&quot;;&quot;&quot;;[.D29]);&quot;GRANT EXECUTE ON FUNCTION &quot; &amp; [.D29] &amp; IF([.B29]=&quot;admin&quot;;&quot; 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-- Administration functions:">
            <text:p>-- Administration functions: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)</text:p>
          </table:table-cell>
          <table:table-cell/>
          <table:table-cell table:formula="of:=IF(OR(LEFT([.D30];3)=&quot;-- &quot;;[.D30]=&quot;&quot;);IF([.D30]=&quot;&quot;;&quot;&quot;;[.D30]);&quot;GRANT EXECUTE ON FUNCTION &quot; &amp; [.D30] &amp; IF([.B30]=&quot;admin&quot;;&quot; TO user_&lt;&lt;$app_name$&gt;&gt;_data_admin;&quot;;&quot;TO user_&lt;&lt;$app_name$&gt;&gt;_data_admin, user_&lt;&lt;$app_name$&gt;&gt;_data_reader;&quot;))" office:value-type="string" office:string-value="GRANT EXECUTE ON FUNCTION new_config(&#10;                par_ifdoesnt_exist  boolean&#10;              , par_confentity_key  t_confentity_key&#10;              , par_config_id       varchar&#10;              ) TO user_&lt;&lt;$app_name$&gt;&gt;_data_admin;">
            <text:p>GRANT EXECUTE ON FUNCTION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) TO user_&lt;&lt;$app_name$&gt;&gt;_data_admin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new_config(&#10;                par_ifdoesnt_exist  boolean&#10;              , par_confentity_key  t_confentity_key&#10;              , par_config_id       varchar&#10;              );">
            <text:p>DROP FUNCTION IF EXISTS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add_config_names(par_config_key t_config_key, par_names name_construction_input[])</text:p>
          </table:table-cell>
          <table:table-cell/>
          <table:table-cell table:formula="of:=IF(OR(LEFT([.D31];3)=&quot;-- &quot;;[.D31]=&quot;&quot;);IF([.D31]=&quot;&quot;;&quot;&quot;;[.D31]);&quot;GRANT EXECUTE ON FUNCTION &quot; &amp; [.D31] &amp; IF([.B31]=&quot;admin&quot;;&quot; TO user_&lt;&lt;$app_name$&gt;&gt;_data_admin;&quot;;&quot;TO user_&lt;&lt;$app_name$&gt;&gt;_data_admin, user_&lt;&lt;$app_name$&gt;&gt;_data_reader;&quot;))" office:value-type="string" office:string-value="GRANT EXECUTE ON FUNCTION add_config_names(par_config_key t_config_key, par_names name_construction_input[]) TO user_&lt;&lt;$app_name$&gt;&gt;_data_admin;">
            <text:p>GRANT EXECUTE ON FUNCTION add_config_names(par_config_key t_config_key, par_names name_construction_input[]) TO user_&lt;&lt;$app_name$&gt;&gt;_data_admin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add_config_names(par_config_key t_config_key, par_names name_construction_input[]);">
            <text:p>DROP FUNCTION IF EXISTS add_config_names(par_config_key t_config_key, par_names name_construction_input[]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clone_config(par_config_key t_config_key, par_clone_config_id varchar)</text:p>
          </table:table-cell>
          <table:table-cell/>
          <table:table-cell table:formula="of:=IF(OR(LEFT([.D32];3)=&quot;-- &quot;;[.D32]=&quot;&quot;);IF([.D32]=&quot;&quot;;&quot;&quot;;[.D32]);&quot;GRANT EXECUTE ON FUNCTION &quot; &amp; [.D32] &amp; IF([.B32]=&quot;admin&quot;;&quot; TO user_&lt;&lt;$app_name$&gt;&gt;_data_admin;&quot;;&quot;TO user_&lt;&lt;$app_name$&gt;&gt;_data_admin, user_&lt;&lt;$app_name$&gt;&gt;_data_reader;&quot;))" office:value-type="string" office:string-value="GRANT EXECUTE ON FUNCTION clone_config(par_config_key t_config_key, par_clone_config_id varchar) TO user_&lt;&lt;$app_name$&gt;&gt;_data_admin;">
            <text:p>GRANT EXECUTE ON FUNCTION clone_config(par_config_key t_config_key, par_clone_config_id varchar) TO user_&lt;&lt;$app_name$&gt;&gt;_data_admin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clone_config(par_config_key t_config_key, par_clone_config_id varchar);">
            <text:p>DROP FUNCTION IF EXISTS clone_config(par_config_key t_config_key, par_clone_config_id varchar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set_confentity_default(par_config_key t_config_key, par_overwrite boolean)</text:p>
          </table:table-cell>
          <table:table-cell/>
          <table:table-cell table:formula="of:=IF(OR(LEFT([.D33];3)=&quot;-- &quot;;[.D33]=&quot;&quot;);IF([.D33]=&quot;&quot;;&quot;&quot;;[.D33]);&quot;GRANT EXECUTE ON FUNCTION &quot; &amp; [.D33] &amp; IF([.B33]=&quot;admin&quot;;&quot; TO user_&lt;&lt;$app_name$&gt;&gt;_data_admin;&quot;;&quot;TO user_&lt;&lt;$app_name$&gt;&gt;_data_admin, user_&lt;&lt;$app_name$&gt;&gt;_data_reader;&quot;))" office:value-type="string" office:string-value="GRANT EXECUTE ON FUNCTION set_confentity_default(par_config_key t_config_key, par_overwrite boolean) TO user_&lt;&lt;$app_name$&gt;&gt;_data_admin;">
            <text:p>GRANT EXECUTE ON FUNCTION set_confentity_default(par_config_key t_config_key, par_overwrite boolean) TO user_&lt;&lt;$app_name$&gt;&gt;_data_admin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set_confentity_default(par_config_key t_config_key, par_overwrite boolean);">
            <text:p>DROP FUNCTION IF EXISTS set_confentity_default(par_config_key t_config_key, par_overwrite boolean);</text:p>
          </table:table-cell>
        </table:table-row>
        <table:table-row table:style-name="ro5">
          <table:table-cell/>
          <table:table-cell/>
          <table:table-cell/>
          <table:table-cell office:value-type="string">
            <text:p>delete_config( par_config_key t_config_key</text:p>
            <text:p><text:s text:c="13"/>, par_cascade_setnull_ce_dflt <text:s text:c="11"/>boolean</text:p>
            <text:p><text:s text:c="13"/>, par_cascade_setnull_param_dflt <text:s text:c="8"/>boolean</text:p>
            <text:p><text:s text:c="13"/>, par_cascade_setnull_param_val <text:s text:c="9"/>boolean</text:p>
            <text:p><text:s text:c="13"/>, par_warn_with_list_of_ce_dflt_users <text:s text:c="3"/>boolean</text:p>
            <text:p><text:s text:c="13"/>, par_warn_with_list_of_param_dflt_users boolean</text:p>
            <text:p><text:s text:c="13"/>, par_warn_with_list_of_param_val_users <text:s/>boolean</text:p>
            <text:p><text:s text:c="13"/>, par_dont_modify_anything <text:s text:c="14"/>boolean</text:p>
            <text:p><text:s text:c="13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IF([.B34]=&quot;admin&quot;;&quot; TO user_&lt;&lt;$app_name$&gt;&gt;_data_admin;&quot;;&quot;TO user_&lt;&lt;$app_name$&gt;&gt;_data_admin, user_&lt;&lt;$app_name$&gt;&gt;_data_reader;&quot;))" office:value-type="string" office:string-value="GRANT EXECUTE ON FUNCTION delete_config( par_config_key t_config_key&#10;             , par_cascade_setnull_ce_dflt            boolean&#10;             , par_cascade_setnull_param_dflt         boolean&#10;             , par_cascade_setnull_param_val          boolean&#10;             , par_warn_with_list_of_ce_dflt_users    boolean&#10;             , par_warn_with_list_of_param_dflt_users boolean&#10;             , par_warn_with_list_of_param_val_users  boolean&#10;             , par_dont_modify_anything               boolean&#10;             )TO user_&lt;&lt;$app_name$&gt;&gt;_data_admin, user_&lt;&lt;$app_name$&gt;&gt;_data_reader;">
            <text:p>GRANT EXECUTE ON FUNCTION delete_config( par_config_key t_config_key</text:p>
            <text:p><text:s text:c="13"/>, par_cascade_setnull_ce_dflt <text:s text:c="11"/>boolean</text:p>
            <text:p><text:s text:c="13"/>, par_cascade_setnull_param_dflt <text:s text:c="8"/>boolean</text:p>
            <text:p><text:s text:c="13"/>, par_cascade_setnull_param_val <text:s text:c="9"/>boolean</text:p>
            <text:p><text:s text:c="13"/>, par_warn_with_list_of_ce_dflt_users <text:s text:c="3"/>boolean</text:p>
            <text:p><text:s text:c="13"/>, par_warn_with_list_of_param_dflt_users boolean</text:p>
            <text:p><text:s text:c="13"/>, par_warn_with_list_of_param_val_users <text:s/>boolean</text:p>
            <text:p><text:s text:c="13"/>, par_dont_modify_anything <text:s text:c="14"/>boolean</text:p>
            <text:p><text:s text:c="13"/>)TO user_&lt;&lt;$app_name$&gt;&gt;_data_admin, user_&lt;&lt;$app_name$&gt;&gt;_data_reader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delete_config( par_config_key t_config_key&#10;             , par_cascade_setnull_ce_dflt            boolean&#10;             , par_cascade_setnull_param_dflt         boolean&#10;             , par_cascade_setnull_param_val          boolean&#10;             , par_warn_with_list_of_ce_dflt_users    boolean&#10;             , par_warn_with_list_of_param_dflt_users boolean&#10;             , par_warn_with_list_of_param_val_users  boolean&#10;             , par_dont_modify_anything               boolean&#10;             );">
            <text:p>DROP FUNCTION IF EXISTS delete_config( par_config_key t_config_key</text:p>
            <text:p><text:s text:c="13"/>, par_cascade_setnull_ce_dflt <text:s text:c="11"/>boolean</text:p>
            <text:p><text:s text:c="13"/>, par_cascade_setnull_param_dflt <text:s text:c="8"/>boolean</text:p>
            <text:p><text:s text:c="13"/>, par_cascade_setnull_param_val <text:s text:c="9"/>boolean</text:p>
            <text:p><text:s text:c="13"/>, par_warn_with_list_of_ce_dflt_users <text:s text:c="3"/>boolean</text:p>
            <text:p><text:s text:c="13"/>, par_warn_with_list_of_param_dflt_users boolean</text:p>
            <text:p><text:s text:c="13"/>, par_warn_with_list_of_param_val_users <text:s/>boolean</text:p>
            <text:p><text:s text:c="13"/>, par_dont_modify_anything <text:s text:c="14"/>boolean</text:p>
            <text:p><text:s text:c="13"/>);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3];3)=&quot;-- &quot;;[.B43]=&quot;&quot;);IF([.B43]=&quot;&quot;;&quot;&quot;;[.B43]);&quot;DROP TYPE IF EXISTS &quot; &amp; [.B43] &amp; &quot;;&quot;)">
            <text:p/>
          </table:table-cell>
          <table:table-cell table:number-columns-repeated="4"/>
        </table:table-row>
      </table:table>
      <table:table table:name="confentityparam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parameter_uni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parameter_uni;">
            <text:p>DROP TYPE IF EXISTS t_cparameter_uni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pvalue_uni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pvalue_uni;">
            <text:p>DROP TYPE IF EXISTS t_cpvalue_uni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entityparam_key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onfentityparam_key;">
            <text:p>DROP TYPE IF EXISTS t_confentityparam_key;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t_config_param__short</text:p>
          </table:table-cell>
          <table:table-cell/>
          <table:table-cell table:formula="of:=IF(OR(LEFT([.B7];3)=&quot;-- &quot;;[.B7]=&quot;&quot;);IF([.B7]=&quot;&quot;;&quot;&quot;;[.B7]);&quot;DROP TYPE IF EXISTS &quot; &amp; [.B7] &amp; &quot;;&quot;)" office:value-type="string" office:string-value="DROP TYPE IF EXISTS t_config_param__short;">
            <text:p>DROP TYPE IF EXISTS t_config_param__short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2];3)=&quot;-- &quot;;[.D12]=&quot;&quot;);IF([.D12]=&quot;&quot;;&quot;&quot;;[.D12]);&quot;GRANT EXECUTE ON FUNCTION &quot; &amp; [.D12] &amp; IF([.B12]=&quot;admin&quot;;&quot; TO user_&lt;&lt;$app_name$&gt;&gt;_data_admin;&quot;;&quot;TO user_&lt;&lt;$app_name$&gt;&gt;_data_admin, user_&lt;&lt;$app_name$&gt;&gt;_data_reader;&quot;))" office:value-type="string" office:string-value="-- Reference functions:">
            <text:p>-- Reference functions: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k_cpvalue_null()</text:p>
          </table:table-cell>
          <table:table-cell/>
          <table:table-cell table:formula="of:=IF(OR(LEFT([.D13];3)=&quot;-- &quot;;[.D13]=&quot;&quot;);IF([.D13]=&quot;&quot;;&quot;&quot;;[.D13]);&quot;GRANT EXECUTE ON FUNCTION &quot; &amp; [.D13] &amp; IF([.B13]=&quot;admin&quot;;&quot; TO user_&lt;&lt;$app_name$&gt;&gt;_data_admin;&quot;;&quot;TO user_&lt;&lt;$app_name$&gt;&gt;_data_admin, user_&lt;&lt;$app_name$&gt;&gt;_data_reader;&quot;))" office:value-type="string" office:string-value="GRANT EXECUTE ON FUNCTION mk_cpvalue_null()TO user_&lt;&lt;$app_name$&gt;&gt;_data_admin, user_&lt;&lt;$app_name$&gt;&gt;_data_reader;">
            <text:p>GRANT EXECUTE ON FUNCTION mk_cpvalue_null()TO user_&lt;&lt;$app_name$&gt;&gt;_data_admin, user_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k_cpvalue_null();">
            <text:p>DROP FUNCTION IF EXISTS mk_cpvalue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k_cpvalue_l(value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IF([.B14]=&quot;admin&quot;;&quot; TO user_&lt;&lt;$app_name$&gt;&gt;_data_admin;&quot;;&quot;TO user_&lt;&lt;$app_name$&gt;&gt;_data_admin, user_&lt;&lt;$app_name$&gt;&gt;_data_reader;&quot;))" office:value-type="string" office:string-value="GRANT EXECUTE ON FUNCTION mk_cpvalue_l(value varchar)TO user_&lt;&lt;$app_name$&gt;&gt;_data_admin, user_&lt;&lt;$app_name$&gt;&gt;_data_reader;">
            <text:p>GRANT EXECUTE ON FUNCTION mk_cpvalue_l(value varchar)TO user_&lt;&lt;$app_name$&gt;&gt;_data_admin, user_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k_cpvalue_l(value varchar);">
            <text:p>DROP FUNCTION IF EXISTS mk_cpvalue_l(value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k_cpvalue_s(value varchar, subcfg_ref_param_id varchar, subcfg_ref_usage t_subconfig_value_linking_read_rule)</text:p>
          </table:table-cell>
          <table:table-cell/>
          <table:table-cell table:formula="of:=IF(OR(LEFT([.D15];3)=&quot;-- &quot;;[.D15]=&quot;&quot;);IF([.D15]=&quot;&quot;;&quot;&quot;;[.D15]);&quot;GRANT EXECUTE ON FUNCTION &quot; &amp; [.D15] &amp; IF([.B15]=&quot;admin&quot;;&quot; TO user_&lt;&lt;$app_name$&gt;&gt;_data_admin;&quot;;&quot;TO user_&lt;&lt;$app_name$&gt;&gt;_data_admin, user_&lt;&lt;$app_name$&gt;&gt;_data_reader;&quot;))" office:value-type="string" office:string-value="GRANT EXECUTE ON FUNCTION mk_cpvalue_s(value varchar, subcfg_ref_param_id varchar, subcfg_ref_usage t_subconfig_value_linking_read_rule)TO user_&lt;&lt;$app_name$&gt;&gt;_data_admin, user_&lt;&lt;$app_name$&gt;&gt;_data_reader;">
            <text:p>GRANT EXECUTE ON FUNCTION mk_cpvalue_s(value varchar, subcfg_ref_param_id varchar, subcfg_ref_usage t_subconfig_value_linking_read_rule)TO user_&lt;&lt;$app_name$&gt;&gt;_data_admin, user_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mk_cpvalue_s(value varchar, subcfg_ref_param_id varchar, subcfg_ref_usage t_subconfig_value_linking_read_rule);">
            <text:p>DROP FUNCTION IF EXISTS mk_cpvalue_s(value varchar, subcfg_ref_param_id varchar, subcfg_ref_usage t_subconfig_value_linking_read_rule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consistent_cpvalue(par_value t_cpvalue_uni)</text:p>
          </table:table-cell>
          <table:table-cell/>
          <table:table-cell table:formula="of:=IF(OR(LEFT([.D16];3)=&quot;-- &quot;;[.D16]=&quot;&quot;);IF([.D16]=&quot;&quot;;&quot;&quot;;[.D16]);&quot;GRANT EXECUTE ON FUNCTION &quot; &amp; [.D16] &amp; IF([.B16]=&quot;admin&quot;;&quot; TO user_&lt;&lt;$app_name$&gt;&gt;_data_admin;&quot;;&quot;TO user_&lt;&lt;$app_name$&gt;&gt;_data_admin, user_&lt;&lt;$app_name$&gt;&gt;_data_reader;&quot;))" office:value-type="string" office:string-value="GRANT EXECUTE ON FUNCTION isconsistent_cpvalue(par_value t_cpvalue_uni)TO user_&lt;&lt;$app_name$&gt;&gt;_data_admin, user_&lt;&lt;$app_name$&gt;&gt;_data_reader;">
            <text:p>GRANT EXECUTE ON FUNCTION isconsistent_cpvalue(par_value t_cpvalue_uni)TO user_&lt;&lt;$app_name$&gt;&gt;_data_admin, user_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isconsistent_cpvalue(par_value t_cpvalue_uni);">
            <text:p>DROP FUNCTION IF EXISTS isconsistent_cpvalue(par_value t_cpvalue_uni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defined_cpvalue(par_value t_cpvalue_uni)</text:p>
          </table:table-cell>
          <table:table-cell/>
          <table:table-cell table:formula="of:=IF(OR(LEFT([.D17];3)=&quot;-- &quot;;[.D17]=&quot;&quot;);IF([.D17]=&quot;&quot;;&quot;&quot;;[.D17]);&quot;GRANT EXECUTE ON FUNCTION &quot; &amp; [.D17] &amp; IF([.B17]=&quot;admin&quot;;&quot; TO user_&lt;&lt;$app_name$&gt;&gt;_data_admin;&quot;;&quot;TO user_&lt;&lt;$app_name$&gt;&gt;_data_admin, user_&lt;&lt;$app_name$&gt;&gt;_data_reader;&quot;))" office:value-type="string" office:string-value="GRANT EXECUTE ON FUNCTION isdefined_cpvalue(par_value t_cpvalue_uni)TO user_&lt;&lt;$app_name$&gt;&gt;_data_admin, user_&lt;&lt;$app_name$&gt;&gt;_data_reader;">
            <text:p>GRANT EXECUTE ON FUNCTION isdefined_cpvalue(par_value t_cpvalue_uni)TO user_&lt;&lt;$app_name$&gt;&gt;_data_admin, user_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isdefined_cpvalue(par_value t_cpvalue_uni);">
            <text:p>DROP FUNCTION IF EXISTS isdefined_cpvalue(par_value t_cpvalue_uni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null_cpvalue(par_value t_cpvalue_uni, par_total boolean)</text:p>
          </table:table-cell>
          <table:table-cell/>
          <table:table-cell table:formula="of:=IF(OR(LEFT([.D18];3)=&quot;-- &quot;;[.D18]=&quot;&quot;);IF([.D18]=&quot;&quot;;&quot;&quot;;[.D18]);&quot;GRANT EXECUTE ON FUNCTION &quot; &amp; [.D18] &amp; IF([.B18]=&quot;admin&quot;;&quot; TO user_&lt;&lt;$app_name$&gt;&gt;_data_admin;&quot;;&quot;TO user_&lt;&lt;$app_name$&gt;&gt;_data_admin, user_&lt;&lt;$app_name$&gt;&gt;_data_reader;&quot;))" office:value-type="string" office:string-value="GRANT EXECUTE ON FUNCTION isnull_cpvalue(par_value t_cpvalue_uni, par_total boolean)TO user_&lt;&lt;$app_name$&gt;&gt;_data_admin, user_&lt;&lt;$app_name$&gt;&gt;_data_reader;">
            <text:p>GRANT EXECUTE ON FUNCTION isnull_cpvalue(par_value t_cpvalue_uni, par_total boolean)TO user_&lt;&lt;$app_name$&gt;&gt;_data_admin, user_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isnull_cpvalue(par_value t_cpvalue_uni, par_total boolean);">
            <text:p>DROP FUNCTION IF EXISTS isnull_cpvalue(par_value t_cpvalue_uni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9];3)=&quot;-- &quot;;[.D19]=&quot;&quot;);IF([.D19]=&quot;&quot;;&quot;&quot;;[.D19]);&quot;GRANT EXECUTE ON FUNCTION &quot; &amp; [.D19] &amp; IF([.B1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>
            <text:p/>
          </table:table-cell>
        </table:table-row>
        <table:table-row table:style-name="ro5">
          <table:table-cell/>
          <table:table-cell office:value-type="string">
            <text:p>read</text:p>
          </table:table-cell>
          <table:table-cell/>
          <table:table-cell office:value-type="string">
            <text:p>mk_cparameter_uni(</text:p>
            <text:p><text:s text:c="10"/>par_param_id <text:s text:c="19"/>varchar</text:p>
            <text:p><text:s text:c="8"/>, par_type <text:s text:c="23"/>t_confparam_type</text:p>
            <text:p><text:s text:c="8"/>, par_constraints_array <text:s text:c="10"/>t_confparam_constraint[]</text:p>
            <text:p><text:s text:c="8"/>, par_allow_null_final_value <text:s text:c="5"/>boolean</text:p>
            <text:p><text:s text:c="8"/>, par_use_default_instead_of_null t_confparam_default_usage</text:p>
            <text:p><text:s text:c="8"/>, par_subconfentity_code_id <text:s text:c="6"/>integer</text:p>
            <text:p><text:s text:c="8"/>, par_default_value <text:s text:c="14"/>t_cpvalue_uni</text:p>
            <text:p><text:s text:c="8"/>)</text:p>
          </table:table-cell>
          <table:table-cell/>
          <table:table-cell table:formula="of:=IF(OR(LEFT([.D20];3)=&quot;-- &quot;;[.D20]=&quot;&quot;);IF([.D20]=&quot;&quot;;&quot;&quot;;[.D20]);&quot;GRANT EXECUTE ON FUNCTION &quot; &amp; [.D20] &amp; IF([.B20]=&quot;admin&quot;;&quot; TO user_&lt;&lt;$app_name$&gt;&gt;_data_admin;&quot;;&quot;TO user_&lt;&lt;$app_name$&gt;&gt;_data_admin, user_&lt;&lt;$app_name$&gt;&gt;_data_reader;&quot;))" office:value-type="string" office:string-value="GRANT EXECUTE ON FUNCTION mk_cparameter_uni(&#10;          par_param_id                    varchar&#10;        , par_type                        t_confparam_type&#10;        , par_constraints_array           t_confparam_constraint[]&#10;        , par_allow_null_final_value      boolean&#10;        , par_use_default_instead_of_null t_confparam_default_usage&#10;        , par_subconfentity_code_id       integer&#10;        , par_default_value               t_cpvalue_uni&#10;        )TO user_&lt;&lt;$app_name$&gt;&gt;_data_admin, user_&lt;&lt;$app_name$&gt;&gt;_data_reader;">
            <text:p>GRANT EXECUTE ON FUNCTION mk_cparameter_uni(</text:p>
            <text:p><text:s text:c="10"/>par_param_id <text:s text:c="19"/>varchar</text:p>
            <text:p><text:s text:c="8"/>, par_type <text:s text:c="23"/>t_confparam_type</text:p>
            <text:p><text:s text:c="8"/>, par_constraints_array <text:s text:c="10"/>t_confparam_constraint[]</text:p>
            <text:p><text:s text:c="8"/>, par_allow_null_final_value <text:s text:c="5"/>boolean</text:p>
            <text:p><text:s text:c="8"/>, par_use_default_instead_of_null t_confparam_default_usage</text:p>
            <text:p><text:s text:c="8"/>, par_subconfentity_code_id <text:s text:c="6"/>integer</text:p>
            <text:p><text:s text:c="8"/>, par_default_value <text:s text:c="14"/>t_cpvalue_uni</text:p>
            <text:p><text:s text:c="8"/>)TO user_&lt;&lt;$app_name$&gt;&gt;_data_admin, user_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mk_cparameter_uni(&#10;          par_param_id                    varchar&#10;        , par_type                        t_confparam_type&#10;        , par_constraints_array           t_confparam_constraint[]&#10;        , par_allow_null_final_value      boolean&#10;        , par_use_default_instead_of_null t_confparam_default_usage&#10;        , par_subconfentity_code_id       integer&#10;        , par_default_value               t_cpvalue_uni&#10;        );">
            <text:p>DROP FUNCTION IF EXISTS mk_cparameter_uni(</text:p>
            <text:p><text:s text:c="10"/>par_param_id <text:s text:c="19"/>varchar</text:p>
            <text:p><text:s text:c="8"/>, par_type <text:s text:c="23"/>t_confparam_type</text:p>
            <text:p><text:s text:c="8"/>, par_constraints_array <text:s text:c="10"/>t_confparam_constraint[]</text:p>
            <text:p><text:s text:c="8"/>, par_allow_null_final_value <text:s text:c="5"/>boolean</text:p>
            <text:p><text:s text:c="8"/>, par_use_default_instead_of_null t_confparam_default_usage</text:p>
            <text:p><text:s text:c="8"/>, par_subconfentity_code_id <text:s text:c="6"/>integer</text:p>
            <text:p><text:s text:c="8"/>, par_default_value <text:s text:c="14"/>t_cpvalue_uni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1];3)=&quot;-- &quot;;[.D21]=&quot;&quot;);IF([.D21]=&quot;&quot;;&quot;&quot;;[.D21]);&quot;GRANT EXECUTE ON FUNCTION &quot; &amp; [.D21] &amp; IF([.B2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(par_confentity_key t_confentity_key, key varchar, key_is_lnged boolean)</text:p>
          </table:table-cell>
          <table:table-cell/>
          <table:table-cell table:formula="of:=IF(OR(LEFT([.D22];3)=&quot;-- &quot;;[.D22]=&quot;&quot;);IF([.D22]=&quot;&quot;;&quot;&quot;;[.D22]);&quot;GRANT EXECUTE ON FUNCTION &quot; &amp; [.D22] &amp; IF([.B22]=&quot;admin&quot;;&quot; TO user_&lt;&lt;$app_name$&gt;&gt;_data_admin;&quot;;&quot;TO user_&lt;&lt;$app_name$&gt;&gt;_data_admin, user_&lt;&lt;$app_name$&gt;&gt;_data_reader;&quot;))" office:value-type="string" office:string-value="GRANT EXECUTE ON FUNCTION make_confentityparamkey(par_confentity_key t_confentity_key, key varchar, key_is_lnged boolean)TO user_&lt;&lt;$app_name$&gt;&gt;_data_admin, user_&lt;&lt;$app_name$&gt;&gt;_data_reader;">
            <text:p>GRANT EXECUTE ON FUNCTION make_confentityparamkey(par_confentity_key t_confentity_key, key varchar, key_is_lnged boolean)TO user_&lt;&lt;$app_name$&gt;&gt;_data_admin, user_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make_confentityparamkey(par_confentity_key t_confentity_key, key varchar, key_is_lnged boolean);">
            <text:p>DROP FUNCTION IF EXISTS make_confentityparamkey(par_confentity_key t_confentity_key, key varchar, key_is_lnged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_null()</text:p>
          </table:table-cell>
          <table:table-cell/>
          <table:table-cell table:formula="of:=IF(OR(LEFT([.D23];3)=&quot;-- &quot;;[.D23]=&quot;&quot;);IF([.D23]=&quot;&quot;;&quot;&quot;;[.D23]);&quot;GRANT EXECUTE ON FUNCTION &quot; &amp; [.D23] &amp; IF([.B23]=&quot;admin&quot;;&quot; TO user_&lt;&lt;$app_name$&gt;&gt;_data_admin;&quot;;&quot;TO user_&lt;&lt;$app_name$&gt;&gt;_data_admin, user_&lt;&lt;$app_name$&gt;&gt;_data_reader;&quot;))" office:value-type="string" office:string-value="GRANT EXECUTE ON FUNCTION make_confentityparamkey_null()TO user_&lt;&lt;$app_name$&gt;&gt;_data_admin, user_&lt;&lt;$app_name$&gt;&gt;_data_reader;">
            <text:p>GRANT EXECUTE ON FUNCTION make_confentityparamkey_null()TO user_&lt;&lt;$app_name$&gt;&gt;_data_admin, user_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make_confentityparamkey_null();">
            <text:p>DROP FUNCTION IF EXISTS make_confentityparam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_bystr(par_confentity_id integer, par_param varchar)</text:p>
          </table:table-cell>
          <table:table-cell/>
          <table:table-cell table:formula="of:=IF(OR(LEFT([.D24];3)=&quot;-- &quot;;[.D24]=&quot;&quot;);IF([.D24]=&quot;&quot;;&quot;&quot;;[.D24]);&quot;GRANT EXECUTE ON FUNCTION &quot; &amp; [.D24] &amp; IF([.B24]=&quot;admin&quot;;&quot; TO user_&lt;&lt;$app_name$&gt;&gt;_data_admin;&quot;;&quot;TO user_&lt;&lt;$app_name$&gt;&gt;_data_admin, user_&lt;&lt;$app_name$&gt;&gt;_data_reader;&quot;))" office:value-type="string" office:string-value="GRANT EXECUTE ON FUNCTION make_confentityparamkey_bystr(par_confentity_id integer, par_param varchar)TO user_&lt;&lt;$app_name$&gt;&gt;_data_admin, user_&lt;&lt;$app_name$&gt;&gt;_data_reader;">
            <text:p>GRANT EXECUTE ON FUNCTION make_confentityparamkey_bystr(par_confentity_id integer, par_param varchar)TO user_&lt;&lt;$app_name$&gt;&gt;_data_admin, user_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make_confentityparamkey_bystr(par_confentity_id integer, par_param varchar);">
            <text:p>DROP FUNCTION IF EXISTS make_confentityparamkey_bystr(par_confentity_id integer, par_param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_bystr2(par_confentity_str varchar, par_param varchar)</text:p>
          </table:table-cell>
          <table:table-cell/>
          <table:table-cell table:formula="of:=IF(OR(LEFT([.D25];3)=&quot;-- &quot;;[.D25]=&quot;&quot;);IF([.D25]=&quot;&quot;;&quot;&quot;;[.D25]);&quot;GRANT EXECUTE ON FUNCTION &quot; &amp; [.D25] &amp; IF([.B25]=&quot;admin&quot;;&quot; TO user_&lt;&lt;$app_name$&gt;&gt;_data_admin;&quot;;&quot;TO user_&lt;&lt;$app_name$&gt;&gt;_data_admin, user_&lt;&lt;$app_name$&gt;&gt;_data_reader;&quot;))" office:value-type="string" office:string-value="GRANT EXECUTE ON FUNCTION make_confentityparamkey_bystr2(par_confentity_str varchar, par_param varchar)TO user_&lt;&lt;$app_name$&gt;&gt;_data_admin, user_&lt;&lt;$app_name$&gt;&gt;_data_reader;">
            <text:p>GRANT EXECUTE ON FUNCTION make_confentityparamkey_bystr2(par_confentity_str varchar, par_param varchar)TO user_&lt;&lt;$app_name$&gt;&gt;_data_admin, user_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make_confentityparamkey_bystr2(par_confentity_str varchar, par_param varchar);">
            <text:p>DROP FUNCTION IF EXISTS make_confentityparamkey_bystr2(par_confentity_str varchar, par_param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entityparam_is_null(par_confparam_key t_confentityparam_key, par_total boolean)</text:p>
          </table:table-cell>
          <table:table-cell/>
          <table:table-cell table:formula="of:=IF(OR(LEFT([.D26];3)=&quot;-- &quot;;[.D26]=&quot;&quot;);IF([.D26]=&quot;&quot;;&quot;&quot;;[.D26]);&quot;GRANT EXECUTE ON FUNCTION &quot; &amp; [.D26] &amp; IF([.B26]=&quot;admin&quot;;&quot; TO user_&lt;&lt;$app_name$&gt;&gt;_data_admin;&quot;;&quot;TO user_&lt;&lt;$app_name$&gt;&gt;_data_admin, user_&lt;&lt;$app_name$&gt;&gt;_data_reader;&quot;))" office:value-type="string" office:string-value="GRANT EXECUTE ON FUNCTION confentityparam_is_null(par_confparam_key t_confentityparam_key, par_total boolean)TO user_&lt;&lt;$app_name$&gt;&gt;_data_admin, user_&lt;&lt;$app_name$&gt;&gt;_data_reader;">
            <text:p>GRANT EXECUTE ON FUNCTION confentityparam_is_null(par_confparam_key t_confentityparam_key, par_total boolean)TO user_&lt;&lt;$app_name$&gt;&gt;_data_admin, user_&lt;&lt;$app_name$&gt;&gt;_data_reader;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DROP FUNCTION IF EXISTS confentityparam_is_null(par_confparam_key t_confentityparam_key, par_total boolean);">
            <text:p>DROP FUNCTION IF EXISTS confentityparam_is_null(par_confparam_key t_confentityparam_key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entityparamkey(par_confparam_key t_confentityparam_key)</text:p>
          </table:table-cell>
          <table:table-cell/>
          <table:table-cell table:formula="of:=IF(OR(LEFT([.D27];3)=&quot;-- &quot;;[.D27]=&quot;&quot;);IF([.D27]=&quot;&quot;;&quot;&quot;;[.D27]);&quot;GRANT EXECUTE ON FUNCTION &quot; &amp; [.D27] &amp; IF([.B27]=&quot;admin&quot;;&quot; TO user_&lt;&lt;$app_name$&gt;&gt;_data_admin;&quot;;&quot;TO user_&lt;&lt;$app_name$&gt;&gt;_data_admin, user_&lt;&lt;$app_name$&gt;&gt;_data_reader;&quot;))" office:value-type="string" office:string-value="GRANT EXECUTE ON FUNCTION show_confentityparamkey(par_confparam_key t_confentityparam_key)TO user_&lt;&lt;$app_name$&gt;&gt;_data_admin, user_&lt;&lt;$app_name$&gt;&gt;_data_reader;">
            <text:p>GRANT EXECUTE ON FUNCTION show_confentityparamkey(par_confparam_key t_confentityparam_key)TO user_&lt;&lt;$app_name$&gt;&gt;_data_admin, user_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show_confentityparamkey(par_confparam_key t_confentityparam_key);">
            <text:p>DROP FUNCTION IF EXISTS show_confentityparamkey(par_confparam_key t_confentity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entityparamkey_isit(par_confparam_key t_confentityparam_key)</text:p>
          </table:table-cell>
          <table:table-cell/>
          <table:table-cell table:formula="of:=IF(OR(LEFT([.D28];3)=&quot;-- &quot;;[.D28]=&quot;&quot;);IF([.D28]=&quot;&quot;;&quot;&quot;;[.D28]);&quot;GRANT EXECUTE ON FUNCTION &quot; &amp; [.D28] &amp; IF([.B28]=&quot;admin&quot;;&quot; TO user_&lt;&lt;$app_name$&gt;&gt;_data_admin;&quot;;&quot;TO user_&lt;&lt;$app_name$&gt;&gt;_data_admin, user_&lt;&lt;$app_name$&gt;&gt;_data_reader;&quot;))" office:value-type="string" office:string-value="GRANT EXECUTE ON FUNCTION optimized_confentityparamkey_isit(par_confparam_key t_confentityparam_key)TO user_&lt;&lt;$app_name$&gt;&gt;_data_admin, user_&lt;&lt;$app_name$&gt;&gt;_data_reader;">
            <text:p>GRANT EXECUTE ON FUNCTION optimized_confentityparamkey_isit(par_confparam_key t_confentityparam_key)TO user_&lt;&lt;$app_name$&gt;&gt;_data_admin, user_&lt;&lt;$app_name$&gt;&gt;_data_reader;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DROP FUNCTION IF EXISTS optimized_confentityparamkey_isit(par_confparam_key t_confentityparam_key);">
            <text:p>DROP FUNCTION IF EXISTS optimized_confentityparamkey_isit(par_confparam_key t_confentity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9];3)=&quot;-- &quot;;[.D29]=&quot;&quot;);IF([.D29]=&quot;&quot;;&quot;&quot;;[.D29]);&quot;GRANT EXECUTE ON FUNCTION &quot; &amp; [.D29] &amp; IF([.B2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0];3)=&quot;-- &quot;;[.D30]=&quot;&quot;);IF([.D30]=&quot;&quot;;&quot;&quot;;[.D30]);&quot;GRANT EXECUTE ON FUNCTION &quot; &amp; [.D30] &amp; IF([.B3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31];3)=&quot;-- &quot;;[.D31]=&quot;&quot;);IF([.D31]=&quot;&quot;;&quot;&quot;;[.D31]);&quot;GRANT EXECUTE ON FUNCTION &quot; &amp; [.D31] &amp; IF([.B31]=&quot;admin&quot;;&quot; 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entityparamkey(par_confparam_key t_confentityparam_key, par_verify boolean)</text:p>
          </table:table-cell>
          <table:table-cell/>
          <table:table-cell table:formula="of:=IF(OR(LEFT([.D32];3)=&quot;-- &quot;;[.D32]=&quot;&quot;);IF([.D32]=&quot;&quot;;&quot;&quot;;[.D32]);&quot;GRANT EXECUTE ON FUNCTION &quot; &amp; [.D32] &amp; IF([.B32]=&quot;admin&quot;;&quot; TO user_&lt;&lt;$app_name$&gt;&gt;_data_admin;&quot;;&quot;TO user_&lt;&lt;$app_name$&gt;&gt;_data_admin, user_&lt;&lt;$app_name$&gt;&gt;_data_reader;&quot;))" office:value-type="string" office:string-value="GRANT EXECUTE ON FUNCTION optimize_confentityparamkey(par_confparam_key t_confentityparam_key, par_verify boolean)TO user_&lt;&lt;$app_name$&gt;&gt;_data_admin, user_&lt;&lt;$app_name$&gt;&gt;_data_reader;">
            <text:p>GRANT EXECUTE ON FUNCTION optimize_confentityparamkey(par_confparam_key t_confentityparam_key, par_verify boolean)TO user_&lt;&lt;$app_name$&gt;&gt;_data_admin, user_&lt;&lt;$app_name$&gt;&gt;_data_reader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optimize_confentityparamkey(par_confparam_key t_confentityparam_key, par_verify boolean);">
            <text:p>DROP FUNCTION IF EXISTS optimize_confentityparamkey(par_confparam_key t_confentityparam_key, par_verify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determine_cparameter(par_confparam_key t_confentityparam_key)</text:p>
          </table:table-cell>
          <table:table-cell/>
          <table:table-cell table:formula="of:=IF(OR(LEFT([.D33];3)=&quot;-- &quot;;[.D33]=&quot;&quot;);IF([.D33]=&quot;&quot;;&quot;&quot;;[.D33]);&quot;GRANT EXECUTE ON FUNCTION &quot; &amp; [.D33] &amp; IF([.B33]=&quot;admin&quot;;&quot; TO user_&lt;&lt;$app_name$&gt;&gt;_data_admin;&quot;;&quot;TO user_&lt;&lt;$app_name$&gt;&gt;_data_admin, user_&lt;&lt;$app_name$&gt;&gt;_data_reader;&quot;))" office:value-type="string" office:string-value="GRANT EXECUTE ON FUNCTION determine_cparameter(par_confparam_key t_confentityparam_key)TO user_&lt;&lt;$app_name$&gt;&gt;_data_admin, user_&lt;&lt;$app_name$&gt;&gt;_data_reader;">
            <text:p>GRANT EXECUTE ON FUNCTION determine_cparameter(par_confparam_key t_confentityparam_key)TO user_&lt;&lt;$app_name$&gt;&gt;_data_admin, user_&lt;&lt;$app_name$&gt;&gt;_data_reader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determine_cparameter(par_confparam_key t_confentityparam_key);">
            <text:p>DROP FUNCTION IF EXISTS determine_cparameter(par_confparam_key t_confentity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params(par_confentity_key t_confentity_key)</text:p>
          </table:table-cell>
          <table:table-cell/>
          <table:table-cell table:formula="of:=IF(OR(LEFT([.D34];3)=&quot;-- &quot;;[.D34]=&quot;&quot;);IF([.D34]=&quot;&quot;;&quot;&quot;;[.D34]);&quot;GRANT EXECUTE ON FUNCTION &quot; &amp; [.D34] &amp; IF([.B34]=&quot;admin&quot;;&quot; TO user_&lt;&lt;$app_name$&gt;&gt;_data_admin;&quot;;&quot;TO user_&lt;&lt;$app_name$&gt;&gt;_data_admin, user_&lt;&lt;$app_name$&gt;&gt;_data_reader;&quot;))" office:value-type="string" office:string-value="GRANT EXECUTE ON FUNCTION get_params(par_confentity_key t_confentity_key)TO user_&lt;&lt;$app_name$&gt;&gt;_data_admin, user_&lt;&lt;$app_name$&gt;&gt;_data_reader;">
            <text:p>GRANT EXECUTE ON FUNCTION get_params(par_confentity_key t_confentity_key)TO user_&lt;&lt;$app_name$&gt;&gt;_data_admin, user_&lt;&lt;$app_name$&gt;&gt;_data_reader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get_params(par_confentity_key t_confentity_key);">
            <text:p>DROP FUNCTION IF EXISTS get_params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5];3)=&quot;-- &quot;;[.D35]=&quot;&quot;);IF([.D35]=&quot;&quot;;&quot;&quot;;[.D35]);&quot;GRANT EXECUTE ON FUNCTION &quot; &amp; [.D35] &amp; IF([.B3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6];3)=&quot;-- &quot;;[.D36]=&quot;&quot;);IF([.D36]=&quot;&quot;;&quot;&quot;;[.D36]);&quot;GRANT EXECUTE ON FUNCTION &quot; &amp; [.D36] &amp; IF([.B3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37];3)=&quot;-- &quot;;[.D37]=&quot;&quot;);IF([.D37]=&quot;&quot;;&quot;&quot;;[.D37]);&quot;GRANT EXECUTE ON FUNCTION &quot; &amp; [.D37] &amp; IF([.B37]=&quot;admin&quot;;&quot; 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 office:value-type="string" office:string-value="-- Administration functions:">
            <text:p>-- Administration functions:</text:p>
          </table:table-cell>
        </table:table-row>
        <table:table-row table:style-name="ro6">
          <table:table-cell/>
          <table:table-cell office:value-type="string">
            <text:p>admin</text:p>
          </table:table-cell>
          <table:table-cell/>
          <table:table-cell office:value-type="string">
            <text:p>add_confparam_names(</text:p>
            <text:p><text:s text:c="18"/>par_confparam_key t_confentityparam_key</text:p>
            <text:p><text:s text:c="16"/>, par_names <text:s text:c="8"/>name_construction_input[]</text:p>
            <text:p><text:s text:c="16"/>)</text:p>
          </table:table-cell>
          <table:table-cell/>
          <table:table-cell table:formula="of:=IF(OR(LEFT([.D38];3)=&quot;-- &quot;;[.D38]=&quot;&quot;);IF([.D38]=&quot;&quot;;&quot;&quot;;[.D38]);&quot;GRANT EXECUTE ON FUNCTION &quot; &amp; [.D38] &amp; IF([.B38]=&quot;admin&quot;;&quot; TO user_&lt;&lt;$app_name$&gt;&gt;_data_admin;&quot;;&quot;TO user_&lt;&lt;$app_name$&gt;&gt;_data_admin, user_&lt;&lt;$app_name$&gt;&gt;_data_reader;&quot;))" office:value-type="string" office:string-value="GRANT EXECUTE ON FUNCTION add_confparam_names(&#10;                  par_confparam_key t_confentityparam_key&#10;                , par_names         name_construction_input[]&#10;                ) TO user_&lt;&lt;$app_name$&gt;&gt;_data_admin;">
            <text:p>GRANT EXECUTE ON FUNCTION add_confparam_names(</text:p>
            <text:p><text:s text:c="18"/>par_confparam_key t_confentityparam_key</text:p>
            <text:p><text:s text:c="16"/>, par_names <text:s text:c="8"/>name_construction_input[]</text:p>
            <text:p><text:s text:c="16"/>) TO user_&lt;&lt;$app_name$&gt;&gt;_data_admin;</text:p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 office:value-type="string" office:string-value="DROP FUNCTION IF EXISTS add_confparam_names(&#10;                  par_confparam_key t_confentityparam_key&#10;                , par_names         name_construction_input[]&#10;                );">
            <text:p>DROP FUNCTION IF EXISTS add_confparam_names(</text:p>
            <text:p><text:s text:c="18"/>par_confparam_key t_confentityparam_key</text:p>
            <text:p><text:s text:c="16"/>, par_names <text:s text:c="8"/>name_construction_input[]</text:p>
            <text:p><text:s text:c="16"/>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new_confparam_abstract(</text:p>
            <text:p><text:s text:c="18"/>par_confentity_key t_confentity_key</text:p>
            <text:p><text:s text:c="16"/>, par_cparameter <text:s text:c="4"/>t_cparameter_uni</text:p>
            <text:p><text:s text:c="16"/>, par_ifdoesntexist <text:s/>boolean</text:p>
            <text:p><text:s text:c="16"/>)</text:p>
          </table:table-cell>
          <table:table-cell/>
          <table:table-cell table:formula="of:=IF(OR(LEFT([.D39];3)=&quot;-- &quot;;[.D39]=&quot;&quot;);IF([.D39]=&quot;&quot;;&quot;&quot;;[.D39]);&quot;GRANT EXECUTE ON FUNCTION &quot; &amp; [.D39] &amp; IF([.B39]=&quot;admin&quot;;&quot; TO user_&lt;&lt;$app_name$&gt;&gt;_data_admin;&quot;;&quot;TO user_&lt;&lt;$app_name$&gt;&gt;_data_admin, user_&lt;&lt;$app_name$&gt;&gt;_data_reader;&quot;))" office:value-type="string" office:string-value="GRANT EXECUTE ON FUNCTION new_confparam_abstract(&#10;                  par_confentity_key t_confentity_key&#10;                , par_cparameter     t_cparameter_uni&#10;                , par_ifdoesntexist  boolean&#10;                ) TO user_&lt;&lt;$app_name$&gt;&gt;_data_admin;">
            <text:p>GRANT EXECUTE ON FUNCTION new_confparam_abstract(</text:p>
            <text:p><text:s text:c="18"/>par_confentity_key t_confentity_key</text:p>
            <text:p><text:s text:c="16"/>, par_cparameter <text:s text:c="4"/>t_cparameter_uni</text:p>
            <text:p><text:s text:c="16"/>, par_ifdoesntexist <text:s/>boolean</text:p>
            <text:p><text:s text:c="16"/>) TO user_&lt;&lt;$app_name$&gt;&gt;_data_admin;</text:p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 office:value-type="string" office:string-value="DROP FUNCTION IF EXISTS new_confparam_abstract(&#10;                  par_confentity_key t_confentity_key&#10;                , par_cparameter     t_cparameter_uni&#10;                , par_ifdoesntexist  boolean&#10;                );">
            <text:p>DROP FUNCTION IF EXISTS new_confparam_abstract(</text:p>
            <text:p><text:s text:c="18"/>par_confentity_key t_confentity_key</text:p>
            <text:p><text:s text:c="16"/>, par_cparameter <text:s text:c="4"/>t_cparameter_uni</text:p>
            <text:p><text:s text:c="16"/>, par_ifdoesntexist <text:s/>boolean</text:p>
            <text:p><text:s text:c="16"/>);</text:p>
          </table:table-cell>
        </table:table-row>
        <table:table-row table:style-name="ro6">
          <table:table-cell/>
          <table:table-cell office:value-type="string">
            <text:p>admin</text:p>
          </table:table-cell>
          <table:table-cell/>
          <table:table-cell office:value-type="string">
            <text:p>instaniate_confparam_as_leaf(</text:p>
            <text:p><text:s text:c="18"/>par_confparam_key t_confentityparam_key</text:p>
            <text:p><text:s text:c="16"/>, par_default_value varchar</text:p>
            <text:p><text:s text:c="16"/>)</text:p>
          </table:table-cell>
          <table:table-cell/>
          <table:table-cell table:formula="of:=IF(OR(LEFT([.D40];3)=&quot;-- &quot;;[.D40]=&quot;&quot;);IF([.D40]=&quot;&quot;;&quot;&quot;;[.D40]);&quot;GRANT EXECUTE ON FUNCTION &quot; &amp; [.D40] &amp; IF([.B40]=&quot;admin&quot;;&quot; TO user_&lt;&lt;$app_name$&gt;&gt;_data_admin;&quot;;&quot;TO user_&lt;&lt;$app_name$&gt;&gt;_data_admin, user_&lt;&lt;$app_name$&gt;&gt;_data_reader;&quot;))" office:value-type="string" office:string-value="GRANT EXECUTE ON FUNCTION instaniate_confparam_as_leaf(&#10;                  par_confparam_key t_confentityparam_key&#10;                , par_default_value varchar&#10;                ) TO user_&lt;&lt;$app_name$&gt;&gt;_data_admin;">
            <text:p>GRANT EXECUTE ON FUNCTION instaniate_confparam_as_leaf(</text:p>
            <text:p><text:s text:c="18"/>par_confparam_key t_confentityparam_key</text:p>
            <text:p><text:s text:c="16"/>, par_default_value varchar</text:p>
            <text:p><text:s text:c="16"/>) TO user_&lt;&lt;$app_name$&gt;&gt;_data_admin;</text:p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 office:value-type="string" office:string-value="DROP FUNCTION IF EXISTS instaniate_confparam_as_leaf(&#10;                  par_confparam_key t_confentityparam_key&#10;                , par_default_value varchar&#10;                );">
            <text:p>DROP FUNCTION IF EXISTS instaniate_confparam_as_leaf(</text:p>
            <text:p><text:s text:c="18"/>par_confparam_key t_confentityparam_key</text:p>
            <text:p><text:s text:c="16"/>, par_default_value varchar</text:p>
            <text:p><text:s text:c="16"/>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instaniate_confparam_as_subconfig(</text:p>
            <text:p><text:s text:c="10"/>par_confparam_key <text:s text:c="3"/>t_confentityparam_key</text:p>
            <text:p><text:s text:c="8"/>, par_subconfentity_code_id integer</text:p>
            <text:p><text:s text:c="8"/>, default_value <text:s text:c="7"/>t_cpvalue_uni</text:p>
            <text:p><text:s text:c="8"/>)</text:p>
          </table:table-cell>
          <table:table-cell/>
          <table:table-cell table:formula="of:=IF(OR(LEFT([.D41];3)=&quot;-- &quot;;[.D41]=&quot;&quot;);IF([.D41]=&quot;&quot;;&quot;&quot;;[.D41]);&quot;GRANT EXECUTE ON FUNCTION &quot; &amp; [.D41] &amp; IF([.B41]=&quot;admin&quot;;&quot; TO user_&lt;&lt;$app_name$&gt;&gt;_data_admin;&quot;;&quot;TO user_&lt;&lt;$app_name$&gt;&gt;_data_admin, user_&lt;&lt;$app_name$&gt;&gt;_data_reader;&quot;))" office:value-type="string" office:string-value="GRANT EXECUTE ON FUNCTION instaniate_confparam_as_subconfig(&#10;          par_confparam_key    t_confentityparam_key&#10;        , par_subconfentity_code_id integer&#10;        , default_value        t_cpvalue_uni&#10;        ) TO user_&lt;&lt;$app_name$&gt;&gt;_data_admin;">
            <text:p>GRANT EXECUTE ON FUNCTION instaniate_confparam_as_subconfig(</text:p>
            <text:p><text:s text:c="10"/>par_confparam_key <text:s text:c="3"/>t_confentityparam_key</text:p>
            <text:p><text:s text:c="8"/>, par_subconfentity_code_id integer</text:p>
            <text:p><text:s text:c="8"/>, default_value <text:s text:c="7"/>t_cpvalue_uni</text:p>
            <text:p><text:s text:c="8"/>) TO user_&lt;&lt;$app_name$&gt;&gt;_data_admin;</text:p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 office:value-type="string" office:string-value="DROP FUNCTION IF EXISTS instaniate_confparam_as_subconfig(&#10;          par_confparam_key    t_confentityparam_key&#10;        , par_subconfentity_code_id integer&#10;        , default_value        t_cpvalue_uni&#10;        );">
            <text:p>DROP FUNCTION IF EXISTS instaniate_confparam_as_subconfig(</text:p>
            <text:p><text:s text:c="10"/>par_confparam_key <text:s text:c="3"/>t_confentityparam_key</text:p>
            <text:p><text:s text:c="8"/>, par_subconfentity_code_id integer</text:p>
            <text:p><text:s text:c="8"/>, default_value <text:s text:c="7"/>t_cpvalue_uni</text:p>
            <text:p><text:s text:c="8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confparam_instaniated_isit(par_confparam_key t_confentityparam_key)</text:p>
          </table:table-cell>
          <table:table-cell/>
          <table:table-cell table:formula="of:=IF(OR(LEFT([.D42];3)=&quot;-- &quot;;[.D42]=&quot;&quot;);IF([.D42]=&quot;&quot;;&quot;&quot;;[.D42]);&quot;GRANT EXECUTE ON FUNCTION &quot; &amp; [.D42] &amp; IF([.B42]=&quot;admin&quot;;&quot; TO user_&lt;&lt;$app_name$&gt;&gt;_data_admin;&quot;;&quot;TO user_&lt;&lt;$app_name$&gt;&gt;_data_admin, user_&lt;&lt;$app_name$&gt;&gt;_data_reader;&quot;))" office:value-type="string" office:string-value="GRANT EXECUTE ON FUNCTION confparam_instaniated_isit(par_confparam_key t_confentityparam_key) TO user_&lt;&lt;$app_name$&gt;&gt;_data_admin;">
            <text:p>GRANT EXECUTE ON FUNCTION confparam_instaniated_isit(par_confparam_key t_confentityparam_key) TO user_&lt;&lt;$app_name$&gt;&gt;_data_admin;</text:p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 office:value-type="string" office:string-value="DROP FUNCTION IF EXISTS confparam_instaniated_isit(par_confparam_key t_confentityparam_key);">
            <text:p>DROP FUNCTION IF EXISTS confparam_instaniated_isit(par_confparam_key t_confentityparam_key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add_confparams(</text:p>
            <text:p><text:s text:c="18"/>par_confentity_key <text:s/>t_confentity_key</text:p>
            <text:p><text:s text:c="16"/>, par_cparameters_set t_cparameter_uni[]</text:p>
            <text:p><text:s text:c="16"/>, par_ifdoesntexist <text:s text:c="2"/>boolean</text:p>
            <text:p><text:s text:c="16"/>)</text:p>
          </table:table-cell>
          <table:table-cell/>
          <table:table-cell table:formula="of:=IF(OR(LEFT([.D43];3)=&quot;-- &quot;;[.D43]=&quot;&quot;);IF([.D43]=&quot;&quot;;&quot;&quot;;[.D43]);&quot;GRANT EXECUTE ON FUNCTION &quot; &amp; [.D43] &amp; IF([.B43]=&quot;admin&quot;;&quot; TO user_&lt;&lt;$app_name$&gt;&gt;_data_admin;&quot;;&quot;TO user_&lt;&lt;$app_name$&gt;&gt;_data_admin, user_&lt;&lt;$app_name$&gt;&gt;_data_reader;&quot;))" office:value-type="string" office:string-value="GRANT EXECUTE ON FUNCTION add_confparams(&#10;                  par_confentity_key  t_confentity_key&#10;                , par_cparameters_set t_cparameter_uni[]&#10;                , par_ifdoesntexist   boolean&#10;                ) TO user_&lt;&lt;$app_name$&gt;&gt;_data_admin;">
            <text:p>GRANT EXECUTE ON FUNCTION add_confparams(</text:p>
            <text:p><text:s text:c="18"/>par_confentity_key <text:s/>t_confentity_key</text:p>
            <text:p><text:s text:c="16"/>, par_cparameters_set t_cparameter_uni[]</text:p>
            <text:p><text:s text:c="16"/>, par_ifdoesntexist <text:s text:c="2"/>boolean</text:p>
            <text:p><text:s text:c="16"/>) TO user_&lt;&lt;$app_name$&gt;&gt;_data_admin;</text:p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 office:value-type="string" office:string-value="DROP FUNCTION IF EXISTS add_confparams(&#10;                  par_confentity_key  t_confentity_key&#10;                , par_cparameters_set t_cparameter_uni[]&#10;                , par_ifdoesntexist   boolean&#10;                );">
            <text:p>DROP FUNCTION IF EXISTS add_confparams(</text:p>
            <text:p><text:s text:c="18"/>par_confentity_key <text:s/>t_confentity_key</text:p>
            <text:p><text:s text:c="16"/>, par_cparameters_set t_cparameter_uni[]</text:p>
            <text:p><text:s text:c="16"/>, par_ifdoesntexist <text:s text:c="2"/>boolean</text:p>
            <text:p><text:s text:c="16"/>);</text:p>
          </table:table-cell>
        </table:table-row>
        <table:table-row table:style-name="ro6">
          <table:table-cell/>
          <table:table-cell office:value-type="string">
            <text:p>admin</text:p>
          </table:table-cell>
          <table:table-cell/>
          <table:table-cell office:value-type="string">
            <text:p>new_confentity_w_params(</text:p>
            <text:p><text:s text:c="10"/>par_ce_name <text:s text:c="8"/>varchar</text:p>
            <text:p><text:s text:c="8"/>, par_cparameters_set t_cparameter_uni[]</text:p>
            <text:p><text:s text:c="8"/>)</text:p>
          </table:table-cell>
          <table:table-cell/>
          <table:table-cell table:formula="of:=IF(OR(LEFT([.D44];3)=&quot;-- &quot;;[.D44]=&quot;&quot;);IF([.D44]=&quot;&quot;;&quot;&quot;;[.D44]);&quot;GRANT EXECUTE ON FUNCTION &quot; &amp; [.D44] &amp; IF([.B44]=&quot;admin&quot;;&quot; TO user_&lt;&lt;$app_name$&gt;&gt;_data_admin;&quot;;&quot;TO user_&lt;&lt;$app_name$&gt;&gt;_data_admin, user_&lt;&lt;$app_name$&gt;&gt;_data_reader;&quot;))" office:value-type="string" office:string-value="GRANT EXECUTE ON FUNCTION new_confentity_w_params(&#10;          par_ce_name         varchar&#10;        , par_cparameters_set t_cparameter_uni[]&#10;        ) TO user_&lt;&lt;$app_name$&gt;&gt;_data_admin;">
            <text:p>GRANT EXECUTE ON FUNCTION new_confentity_w_params(</text:p>
            <text:p><text:s text:c="10"/>par_ce_name <text:s text:c="8"/>varchar</text:p>
            <text:p><text:s text:c="8"/>, par_cparameters_set t_cparameter_uni[]</text:p>
            <text:p><text:s text:c="8"/>) TO user_&lt;&lt;$app_name$&gt;&gt;_data_admin;</text:p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 office:value-type="string" office:string-value="DROP FUNCTION IF EXISTS new_confentity_w_params(&#10;          par_ce_name         varchar&#10;        , par_cparameters_set t_cparameter_uni[]&#10;        );">
            <text:p>DROP FUNCTION IF EXISTS new_confentity_w_params(</text:p>
            <text:p><text:s text:c="10"/>par_ce_name <text:s text:c="8"/>varchar</text:p>
            <text:p><text:s text:c="8"/>, par_cparameters_set t_cparameter_uni[]</text:p>
            <text:p><text:s text:c="8"/>);</text:p>
          </table:table-cell>
        </table:table-row>
        <table:table-row table:style-name="ro7">
          <table:table-cell/>
          <table:table-cell office:value-type="string">
            <text:p>admin</text:p>
          </table:table-cell>
          <table:table-cell/>
          <table:table-cell office:value-type="string">
            <text:p>deinstania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/>
          </table:table-cell>
          <table:table-cell/>
          <table:table-cell table:formula="of:=IF(OR(LEFT([.D45];3)=&quot;-- &quot;;[.D45]=&quot;&quot;);IF([.D45]=&quot;&quot;;&quot;&quot;;[.D45]);&quot;GRANT EXECUTE ON FUNCTION &quot; &amp; [.D45] &amp; IF([.B45]=&quot;admin&quot;;&quot; TO user_&lt;&lt;$app_name$&gt;&gt;_data_admin;&quot;;&quot;TO user_&lt;&lt;$app_name$&gt;&gt;_data_admin, user_&lt;&lt;$app_name$&gt;&gt;_data_reader;&quot;))" office:value-type="string" office:string-value="GRANT EXECUTE ON FUNCTION deinstania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 TO user_&lt;&lt;$app_name$&gt;&gt;_data_admin;">
            <text:p>GRANT EXECUTE ON FUNCTION deinstania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<text:s/>TO user_&lt;&lt;$app_name$&gt;&gt;_data_admin;</text:p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 office:value-type="string" office:string-value="DROP FUNCTION IF EXISTS deinstania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;">
            <text:p>DROP FUNCTION IF EXISTS deinstania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;</text:p>
          </table:table-cell>
        </table:table-row>
        <table:table-row table:style-name="ro7">
          <table:table-cell/>
          <table:table-cell office:value-type="string">
            <text:p>admin</text:p>
          </table:table-cell>
          <table:table-cell/>
          <table:table-cell office:value-type="string">
            <text:p>dele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/>
          </table:table-cell>
          <table:table-cell/>
          <table:table-cell table:formula="of:=IF(OR(LEFT([.D46];3)=&quot;-- &quot;;[.D46]=&quot;&quot;);IF([.D46]=&quot;&quot;;&quot;&quot;;[.D46]);&quot;GRANT EXECUTE ON FUNCTION &quot; &amp; [.D46] &amp; IF([.B46]=&quot;admin&quot;;&quot; TO user_&lt;&lt;$app_name$&gt;&gt;_data_admin;&quot;;&quot;TO user_&lt;&lt;$app_name$&gt;&gt;_data_admin, user_&lt;&lt;$app_name$&gt;&gt;_data_reader;&quot;))" office:value-type="string" office:string-value="GRANT EXECUTE ON FUNCTION dele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 TO user_&lt;&lt;$app_name$&gt;&gt;_data_admin;">
            <text:p>GRANT EXECUTE ON FUNCTION dele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<text:s/>TO user_&lt;&lt;$app_name$&gt;&gt;_data_admin;</text:p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 office:value-type="string" office:string-value="DROP FUNCTION IF EXISTS dele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;">
            <text:p>DROP FUNCTION IF EXISTS dele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IF([.B4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8];3)=&quot;-- &quot;;[.D48]=&quot;&quot;);IF([.D48]=&quot;&quot;;&quot;&quot;;[.D48]);&quot;GRANT EXECUTE ON FUNCTION &quot; &amp; [.D48] &amp; IF([.B4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9];3)=&quot;-- &quot;;[.D49]=&quot;&quot;);IF([.D49]=&quot;&quot;;&quot;&quot;;[.D49]);&quot;GRANT EXECUTE ON FUNCTION &quot; &amp; [.D49] &amp; IF([.B4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9];3)=&quot;-- &quot;;[.D49]=&quot;&quot;);IF([.D49]=&quot;&quot;;&quot;&quot;;[.D49]);&quot;DROP FUNCTION IF EXISTS &quot; &amp; [.D4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0];3)=&quot;-- &quot;;[.D50]=&quot;&quot;);IF([.D50]=&quot;&quot;;&quot;&quot;;[.D50]);&quot;GRANT EXECUTE ON FUNCTION &quot; &amp; [.D50] &amp; IF([.B5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0];3)=&quot;-- &quot;;[.D50]=&quot;&quot;);IF([.D50]=&quot;&quot;;&quot;&quot;;[.D50]);&quot;DROP FUNCTION IF EXISTS &quot; &amp; [.D5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1];3)=&quot;-- &quot;;[.D51]=&quot;&quot;);IF([.D51]=&quot;&quot;;&quot;&quot;;[.D51]);&quot;GRANT EXECUTE ON FUNCTION &quot; &amp; [.D51] &amp; IF([.B5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1];3)=&quot;-- &quot;;[.D51]=&quot;&quot;);IF([.D51]=&quot;&quot;;&quot;&quot;;[.D51]);&quot;DROP FUNCTION IF EXISTS &quot; &amp; [.D5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2];3)=&quot;-- &quot;;[.D52]=&quot;&quot;);IF([.D52]=&quot;&quot;;&quot;&quot;;[.D52]);&quot;GRANT EXECUTE ON FUNCTION &quot; &amp; [.D52] &amp; IF([.B5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2];3)=&quot;-- &quot;;[.D52]=&quot;&quot;);IF([.D52]=&quot;&quot;;&quot;&quot;;[.D52]);&quot;DROP FUNCTION IF EXISTS &quot; &amp; [.D5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3];3)=&quot;-- &quot;;[.D53]=&quot;&quot;);IF([.D53]=&quot;&quot;;&quot;&quot;;[.D53]);&quot;GRANT EXECUTE ON FUNCTION &quot; &amp; [.D53] &amp; IF([.B5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3];3)=&quot;-- &quot;;[.D53]=&quot;&quot;);IF([.D53]=&quot;&quot;;&quot;&quot;;[.D53]);&quot;DROP FUNCTION IF EXISTS &quot; &amp; [.D5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4];3)=&quot;-- &quot;;[.D54]=&quot;&quot;);IF([.D54]=&quot;&quot;;&quot;&quot;;[.D54]);&quot;GRANT EXECUTE ON FUNCTION &quot; &amp; [.D54] &amp; IF([.B5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4];3)=&quot;-- &quot;;[.D54]=&quot;&quot;);IF([.D54]=&quot;&quot;;&quot;&quot;;[.D54]);&quot;DROP FUNCTION IF EXISTS &quot; &amp; [.D5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5];3)=&quot;-- &quot;;[.D55]=&quot;&quot;);IF([.D55]=&quot;&quot;;&quot;&quot;;[.D55]);&quot;GRANT EXECUTE ON FUNCTION &quot; &amp; [.D55] &amp; IF([.B5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5];3)=&quot;-- &quot;;[.D55]=&quot;&quot;);IF([.D55]=&quot;&quot;;&quot;&quot;;[.D55]);&quot;DROP FUNCTION IF EXISTS &quot; &amp; [.D5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6];3)=&quot;-- &quot;;[.D56]=&quot;&quot;);IF([.D56]=&quot;&quot;;&quot;&quot;;[.D56]);&quot;GRANT EXECUTE ON FUNCTION &quot; &amp; [.D56] &amp; IF([.B5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6];3)=&quot;-- &quot;;[.D56]=&quot;&quot;);IF([.D56]=&quot;&quot;;&quot;&quot;;[.D56]);&quot;DROP FUNCTION IF EXISTS &quot; &amp; [.D5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7];3)=&quot;-- &quot;;[.D57]=&quot;&quot;);IF([.D57]=&quot;&quot;;&quot;&quot;;[.D57]);&quot;GRANT EXECUTE ON FUNCTION &quot; &amp; [.D57] &amp; IF([.B5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7];3)=&quot;-- &quot;;[.D57]=&quot;&quot;);IF([.D57]=&quot;&quot;;&quot;&quot;;[.D57]);&quot;DROP FUNCTION IF EXISTS &quot; &amp; [.D5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8];3)=&quot;-- &quot;;[.D58]=&quot;&quot;);IF([.D58]=&quot;&quot;;&quot;&quot;;[.D58]);&quot;GRANT EXECUTE ON FUNCTION &quot; &amp; [.D58] &amp; IF([.B5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8];3)=&quot;-- &quot;;[.D58]=&quot;&quot;);IF([.D58]=&quot;&quot;;&quot;&quot;;[.D58]);&quot;DROP FUNCTION IF EXISTS &quot; &amp; [.D5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9];3)=&quot;-- &quot;;[.D59]=&quot;&quot;);IF([.D59]=&quot;&quot;;&quot;&quot;;[.D59]);&quot;GRANT EXECUTE ON FUNCTION &quot; &amp; [.D59] &amp; IF([.B5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9];3)=&quot;-- &quot;;[.D59]=&quot;&quot;);IF([.D59]=&quot;&quot;;&quot;&quot;;[.D59]);&quot;DROP FUNCTION IF EXISTS &quot; &amp; [.D5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0];3)=&quot;-- &quot;;[.D60]=&quot;&quot;);IF([.D60]=&quot;&quot;;&quot;&quot;;[.D60]);&quot;GRANT EXECUTE ON FUNCTION &quot; &amp; [.D60] &amp; IF([.B6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60];3)=&quot;-- &quot;;[.D60]=&quot;&quot;);IF([.D60]=&quot;&quot;;&quot;&quot;;[.D60]);&quot;DROP FUNCTION IF EXISTS &quot; &amp; [.D6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1];3)=&quot;-- &quot;;[.D61]=&quot;&quot;);IF([.D61]=&quot;&quot;;&quot;&quot;;[.D61]);&quot;GRANT EXECUTE ON FUNCTION &quot; &amp; [.D61] &amp; IF([.B6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61];3)=&quot;-- &quot;;[.D61]=&quot;&quot;);IF([.D61]=&quot;&quot;;&quot;&quot;;[.D61]);&quot;DROP FUNCTION IF EXISTS &quot; &amp; [.D6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2];3)=&quot;-- &quot;;[.D62]=&quot;&quot;);IF([.D62]=&quot;&quot;;&quot;&quot;;[.D62]);&quot;GRANT EXECUTE ON FUNCTION &quot; &amp; [.D62] &amp; IF([.B6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62];3)=&quot;-- &quot;;[.D62]=&quot;&quot;);IF([.D62]=&quot;&quot;;&quot;&quot;;[.D62]);&quot;DROP FUNCTION IF EXISTS &quot; &amp; [.D6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3];3)=&quot;-- &quot;;[.D63]=&quot;&quot;);IF([.D63]=&quot;&quot;;&quot;&quot;;[.D63]);&quot;GRANT EXECUTE ON FUNCTION &quot; &amp; [.D63] &amp; IF([.B6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63];3)=&quot;-- &quot;;[.D63]=&quot;&quot;);IF([.D63]=&quot;&quot;;&quot;&quot;;[.D63]);&quot;DROP FUNCTION IF EXISTS &quot; &amp; [.D6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4];3)=&quot;-- &quot;;[.D64]=&quot;&quot;);IF([.D64]=&quot;&quot;;&quot;&quot;;[.D64]);&quot;GRANT EXECUTE ON FUNCTION &quot; &amp; [.D64] &amp; IF([.B6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64];3)=&quot;-- &quot;;[.D64]=&quot;&quot;);IF([.D64]=&quot;&quot;;&quot;&quot;;[.D64]);&quot;DROP FUNCTION IF EXISTS &quot; &amp; [.D6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5];3)=&quot;-- &quot;;[.D65]=&quot;&quot;);IF([.D65]=&quot;&quot;;&quot;&quot;;[.D65]);&quot;GRANT EXECUTE ON FUNCTION &quot; &amp; [.D65] &amp; IF([.B6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65];3)=&quot;-- &quot;;[.D65]=&quot;&quot;);IF([.D65]=&quot;&quot;;&quot;&quot;;[.D65]);&quot;DROP FUNCTION IF EXISTS &quot; &amp; [.D6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6];3)=&quot;-- &quot;;[.D66]=&quot;&quot;);IF([.D66]=&quot;&quot;;&quot;&quot;;[.D66]);&quot;GRANT EXECUTE ON FUNCTION &quot; &amp; [.D66] &amp; IF([.B6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66];3)=&quot;-- &quot;;[.D66]=&quot;&quot;);IF([.D66]=&quot;&quot;;&quot;&quot;;[.D66]);&quot;DROP FUNCTION IF EXISTS &quot; &amp; [.D6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7];3)=&quot;-- &quot;;[.D67]=&quot;&quot;);IF([.D67]=&quot;&quot;;&quot;&quot;;[.D67]);&quot;GRANT EXECUTE ON FUNCTION &quot; &amp; [.D67] &amp; IF([.B6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67];3)=&quot;-- &quot;;[.D67]=&quot;&quot;);IF([.D67]=&quot;&quot;;&quot;&quot;;[.D67]);&quot;DROP FUNCTION IF EXISTS &quot; &amp; [.D6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8];3)=&quot;-- &quot;;[.D68]=&quot;&quot;);IF([.D68]=&quot;&quot;;&quot;&quot;;[.D68]);&quot;GRANT EXECUTE ON FUNCTION &quot; &amp; [.D68] &amp; IF([.B6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68];3)=&quot;-- &quot;;[.D68]=&quot;&quot;);IF([.D68]=&quot;&quot;;&quot;&quot;;[.D68]);&quot;DROP FUNCTION IF EXISTS &quot; &amp; [.D6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9];3)=&quot;-- &quot;;[.D69]=&quot;&quot;);IF([.D69]=&quot;&quot;;&quot;&quot;;[.D69]);&quot;GRANT EXECUTE ON FUNCTION &quot; &amp; [.D69] &amp; IF([.B6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69];3)=&quot;-- &quot;;[.D69]=&quot;&quot;);IF([.D69]=&quot;&quot;;&quot;&quot;;[.D69]);&quot;DROP FUNCTION IF EXISTS &quot; &amp; [.D6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0];3)=&quot;-- &quot;;[.D70]=&quot;&quot;);IF([.D70]=&quot;&quot;;&quot;&quot;;[.D70]);&quot;GRANT EXECUTE ON FUNCTION &quot; &amp; [.D70] &amp; IF([.B7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70];3)=&quot;-- &quot;;[.D70]=&quot;&quot;);IF([.D70]=&quot;&quot;;&quot;&quot;;[.D70]);&quot;DROP FUNCTION IF EXISTS &quot; &amp; [.D7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1];3)=&quot;-- &quot;;[.D71]=&quot;&quot;);IF([.D71]=&quot;&quot;;&quot;&quot;;[.D71]);&quot;GRANT EXECUTE ON FUNCTION &quot; &amp; [.D71] &amp; IF([.B7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71];3)=&quot;-- &quot;;[.D71]=&quot;&quot;);IF([.D71]=&quot;&quot;;&quot;&quot;;[.D71]);&quot;DROP FUNCTION IF EXISTS &quot; &amp; [.D7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2];3)=&quot;-- &quot;;[.D72]=&quot;&quot;);IF([.D72]=&quot;&quot;;&quot;&quot;;[.D72]);&quot;GRANT EXECUTE ON FUNCTION &quot; &amp; [.D72] &amp; IF([.B7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72];3)=&quot;-- &quot;;[.D72]=&quot;&quot;);IF([.D72]=&quot;&quot;;&quot;&quot;;[.D72]);&quot;DROP FUNCTION IF EXISTS &quot; &amp; [.D7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3];3)=&quot;-- &quot;;[.D73]=&quot;&quot;);IF([.D73]=&quot;&quot;;&quot;&quot;;[.D73]);&quot;GRANT EXECUTE ON FUNCTION &quot; &amp; [.D73] &amp; IF([.B7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73];3)=&quot;-- &quot;;[.D73]=&quot;&quot;);IF([.D73]=&quot;&quot;;&quot;&quot;;[.D73]);&quot;DROP FUNCTION IF EXISTS &quot; &amp; [.D7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4];3)=&quot;-- &quot;;[.D74]=&quot;&quot;);IF([.D74]=&quot;&quot;;&quot;&quot;;[.D74]);&quot;GRANT EXECUTE ON FUNCTION &quot; &amp; [.D74] &amp; IF([.B7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74];3)=&quot;-- &quot;;[.D74]=&quot;&quot;);IF([.D74]=&quot;&quot;;&quot;&quot;;[.D74]);&quot;DROP FUNCTION IF EXISTS &quot; &amp; [.D7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5];3)=&quot;-- &quot;;[.D75]=&quot;&quot;);IF([.D75]=&quot;&quot;;&quot;&quot;;[.D75]);&quot;GRANT EXECUTE ON FUNCTION &quot; &amp; [.D75] &amp; IF([.B7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75];3)=&quot;-- &quot;;[.D75]=&quot;&quot;);IF([.D75]=&quot;&quot;;&quot;&quot;;[.D75]);&quot;DROP FUNCTION IF EXISTS &quot; &amp; [.D75] &amp; &quot;;&quot;)">
            <text:p/>
          </table:table-cell>
        </table:table-row>
      </table:table>
      <table:table table:name="configparam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paramvals__short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paramvals__short;">
            <text:p>DROP TYPE IF EXISTS t_paramvals__shor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param_key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igparam_key;">
            <text:p>DROP TYPE IF EXISTS t_configparam_key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parameter_value_uni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parameter_value_uni;">
            <text:p>DROP TYPE IF EXISTS t_cparameter_value_uni;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t_cpvalue_final_source</text:p>
          </table:table-cell>
          <table:table-cell/>
          <table:table-cell table:formula="of:=IF(OR(LEFT([.B7];3)=&quot;-- &quot;;[.B7]=&quot;&quot;);IF([.B7]=&quot;&quot;;&quot;&quot;;[.B7]);&quot;DROP TYPE IF EXISTS &quot; &amp; [.B7] &amp; &quot;;&quot;)" office:value-type="string" office:string-value="DROP TYPE IF EXISTS t_cpvalue_final_source;">
            <text:p>DROP TYPE IF EXISTS t_cpvalue_final_source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2];3)=&quot;-- &quot;;[.D12]=&quot;&quot;);IF([.D12]=&quot;&quot;;&quot;&quot;;[.D12]);&quot;GRANT EXECUTE ON FUNCTION &quot; &amp; [.D12] &amp; IF([.B12]=&quot;admin&quot;;&quot; TO user_&lt;&lt;$app_name$&gt;&gt;_data_admin;&quot;;&quot;TO user_&lt;&lt;$app_name$&gt;&gt;_data_admin, user_&lt;&lt;$app_name$&gt;&gt;_data_reader;&quot;))" office:value-type="string" office:string-value="-- Reference functions:">
            <text:p>-- Reference functions: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Reference functions:">
            <text:p>-- Reference functions:</text:p>
          </table:table-cell>
        </table:table-row>
        <table:table-row table:style-name="ro7">
          <table:table-cell/>
          <table:table-cell office:value-type="string">
            <text:p>read</text:p>
          </table:table-cell>
          <table:table-cell/>
          <table:table-cell office:value-type="string">
            <text:p>mk_cparameter_value(</text:p>
            <text:p><text:s text:c="10"/>par_param_base <text:s text:c="5"/>t_cparameter_uni</text:p>
            <text:p><text:s text:c="8"/>, par_value <text:s text:c="10"/>t_cpvalue_uni</text:p>
            <text:p><text:s text:c="8"/>, par_final_value <text:s text:c="4"/>varchar</text:p>
            <text:p><text:s text:c="8"/>, par_final_value_src t_cpvalue_final_source</text:p>
            <text:p><text:s text:c="8"/>, par_type <text:s text:c="11"/>t_confparam_type</text:p>
            <text:p><text:s text:c="8"/>)</text:p>
          </table:table-cell>
          <table:table-cell/>
          <table:table-cell table:formula="of:=IF(OR(LEFT([.D13];3)=&quot;-- &quot;;[.D13]=&quot;&quot;);IF([.D13]=&quot;&quot;;&quot;&quot;;[.D13]);&quot;GRANT EXECUTE ON FUNCTION &quot; &amp; [.D13] &amp; IF([.B13]=&quot;admin&quot;;&quot; TO user_&lt;&lt;$app_name$&gt;&gt;_data_admin;&quot;;&quot;TO user_&lt;&lt;$app_name$&gt;&gt;_data_admin, user_&lt;&lt;$app_name$&gt;&gt;_data_reader;&quot;))" office:value-type="string" office:string-value="GRANT EXECUTE ON FUNCTION mk_cparameter_value(&#10;          par_param_base      t_cparameter_uni&#10;        , par_value           t_cpvalue_uni&#10;        , par_final_value     varchar&#10;        , par_final_value_src t_cpvalue_final_source&#10;        , par_type            t_confparam_type&#10;        )TO user_&lt;&lt;$app_name$&gt;&gt;_data_admin, user_&lt;&lt;$app_name$&gt;&gt;_data_reader;">
            <text:p>GRANT EXECUTE ON FUNCTION mk_cparameter_value(</text:p>
            <text:p><text:s text:c="10"/>par_param_base <text:s text:c="5"/>t_cparameter_uni</text:p>
            <text:p><text:s text:c="8"/>, par_value <text:s text:c="10"/>t_cpvalue_uni</text:p>
            <text:p><text:s text:c="8"/>, par_final_value <text:s text:c="4"/>varchar</text:p>
            <text:p><text:s text:c="8"/>, par_final_value_src t_cpvalue_final_source</text:p>
            <text:p><text:s text:c="8"/>, par_type <text:s text:c="11"/>t_confparam_type</text:p>
            <text:p><text:s text:c="8"/>)TO user_&lt;&lt;$app_name$&gt;&gt;_data_admin, user_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k_cparameter_value(&#10;          par_param_base      t_cparameter_uni&#10;        , par_value           t_cpvalue_uni&#10;        , par_final_value     varchar&#10;        , par_final_value_src t_cpvalue_final_source&#10;        , par_type            t_confparam_type&#10;        );">
            <text:p>DROP FUNCTION IF EXISTS mk_cparameter_value(</text:p>
            <text:p><text:s text:c="10"/>par_param_base <text:s text:c="5"/>t_cparameter_uni</text:p>
            <text:p><text:s text:c="8"/>, par_value <text:s text:c="10"/>t_cpvalue_uni</text:p>
            <text:p><text:s text:c="8"/>, par_final_value <text:s text:c="4"/>varchar</text:p>
            <text:p><text:s text:c="8"/>, par_final_value_src t_cpvalue_final_source</text:p>
            <text:p><text:s text:c="8"/>, par_type <text:s text:c="11"/>t_confparam_type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param_from_list(par_parlist t_cparameter_value_uni[], par_target_name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IF([.B14]=&quot;admin&quot;;&quot; TO user_&lt;&lt;$app_name$&gt;&gt;_data_admin;&quot;;&quot;TO user_&lt;&lt;$app_name$&gt;&gt;_data_admin, user_&lt;&lt;$app_name$&gt;&gt;_data_reader;&quot;))" office:value-type="string" office:string-value="GRANT EXECUTE ON FUNCTION get_param_from_list(par_parlist t_cparameter_value_uni[], par_target_name varchar)TO user_&lt;&lt;$app_name$&gt;&gt;_data_admin, user_&lt;&lt;$app_name$&gt;&gt;_data_reader;">
            <text:p>GRANT EXECUTE ON FUNCTION get_param_from_list(par_parlist t_cparameter_value_uni[], par_target_name varchar)TO user_&lt;&lt;$app_name$&gt;&gt;_data_admin, user_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get_param_from_list(par_parlist t_cparameter_value_uni[], par_target_name varchar);">
            <text:p>DROP FUNCTION IF EXISTS get_param_from_list(par_parlist t_cparameter_value_uni[], par_target_name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5];3)=&quot;-- &quot;;[.D15]=&quot;&quot;);IF([.D15]=&quot;&quot;;&quot;&quot;;[.D15]);&quot;GRANT EXECUTE ON FUNCTION &quot; &amp; [.D15] &amp; IF([.B1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(par_config_key t_config_key, param_key varchar, param_key_is_lnged boolean)</text:p>
          </table:table-cell>
          <table:table-cell/>
          <table:table-cell table:formula="of:=IF(OR(LEFT([.D16];3)=&quot;-- &quot;;[.D16]=&quot;&quot;);IF([.D16]=&quot;&quot;;&quot;&quot;;[.D16]);&quot;GRANT EXECUTE ON FUNCTION &quot; &amp; [.D16] &amp; IF([.B16]=&quot;admin&quot;;&quot; TO user_&lt;&lt;$app_name$&gt;&gt;_data_admin;&quot;;&quot;TO user_&lt;&lt;$app_name$&gt;&gt;_data_admin, user_&lt;&lt;$app_name$&gt;&gt;_data_reader;&quot;))" office:value-type="string" office:string-value="GRANT EXECUTE ON FUNCTION make_configparamkey(par_config_key t_config_key, param_key varchar, param_key_is_lnged boolean)TO user_&lt;&lt;$app_name$&gt;&gt;_data_admin, user_&lt;&lt;$app_name$&gt;&gt;_data_reader;">
            <text:p>GRANT EXECUTE ON FUNCTION make_configparamkey(par_config_key t_config_key, param_key varchar, param_key_is_lnged boolean)TO user_&lt;&lt;$app_name$&gt;&gt;_data_admin, user_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make_configparamkey(par_config_key t_config_key, param_key varchar, param_key_is_lnged boolean);">
            <text:p>DROP FUNCTION IF EXISTS make_configparamkey(par_config_key t_config_key, param_key varchar, param_key_is_lnged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_null()</text:p>
          </table:table-cell>
          <table:table-cell/>
          <table:table-cell table:formula="of:=IF(OR(LEFT([.D17];3)=&quot;-- &quot;;[.D17]=&quot;&quot;);IF([.D17]=&quot;&quot;;&quot;&quot;;[.D17]);&quot;GRANT EXECUTE ON FUNCTION &quot; &amp; [.D17] &amp; IF([.B17]=&quot;admin&quot;;&quot; TO user_&lt;&lt;$app_name$&gt;&gt;_data_admin;&quot;;&quot;TO user_&lt;&lt;$app_name$&gt;&gt;_data_admin, user_&lt;&lt;$app_name$&gt;&gt;_data_reader;&quot;))" office:value-type="string" office:string-value="GRANT EXECUTE ON FUNCTION make_configparamkey_null()TO user_&lt;&lt;$app_name$&gt;&gt;_data_admin, user_&lt;&lt;$app_name$&gt;&gt;_data_reader;">
            <text:p>GRANT EXECUTE ON FUNCTION make_configparamkey_null()TO user_&lt;&lt;$app_name$&gt;&gt;_data_admin, user_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make_configparamkey_null();">
            <text:p>DROP FUNCTION IF EXISTS make_configparam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_bystr2(par_confentity_id integer, par_config_id varchar, par_param_key varchar)</text:p>
          </table:table-cell>
          <table:table-cell/>
          <table:table-cell table:formula="of:=IF(OR(LEFT([.D18];3)=&quot;-- &quot;;[.D18]=&quot;&quot;);IF([.D18]=&quot;&quot;;&quot;&quot;;[.D18]);&quot;GRANT EXECUTE ON FUNCTION &quot; &amp; [.D18] &amp; IF([.B18]=&quot;admin&quot;;&quot; TO user_&lt;&lt;$app_name$&gt;&gt;_data_admin;&quot;;&quot;TO user_&lt;&lt;$app_name$&gt;&gt;_data_admin, user_&lt;&lt;$app_name$&gt;&gt;_data_reader;&quot;))" office:value-type="string" office:string-value="GRANT EXECUTE ON FUNCTION make_configparamkey_bystr2(par_confentity_id integer, par_config_id varchar, par_param_key varchar)TO user_&lt;&lt;$app_name$&gt;&gt;_data_admin, user_&lt;&lt;$app_name$&gt;&gt;_data_reader;">
            <text:p>GRANT EXECUTE ON FUNCTION make_configparamkey_bystr2(par_confentity_id integer, par_config_id varchar, par_param_key varchar)TO user_&lt;&lt;$app_name$&gt;&gt;_data_admin, user_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make_configparamkey_bystr2(par_confentity_id integer, par_config_id varchar, par_param_key varchar);">
            <text:p>DROP FUNCTION IF EXISTS make_configparamkey_bystr2(par_confentity_id integer, par_config_id varchar, par_param_key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_bystr3(par_confentity_str varchar, par_config_id varchar, par_param_key varchar)</text:p>
          </table:table-cell>
          <table:table-cell/>
          <table:table-cell table:formula="of:=IF(OR(LEFT([.D19];3)=&quot;-- &quot;;[.D19]=&quot;&quot;);IF([.D19]=&quot;&quot;;&quot;&quot;;[.D19]);&quot;GRANT EXECUTE ON FUNCTION &quot; &amp; [.D19] &amp; IF([.B19]=&quot;admin&quot;;&quot; TO user_&lt;&lt;$app_name$&gt;&gt;_data_admin;&quot;;&quot;TO user_&lt;&lt;$app_name$&gt;&gt;_data_admin, user_&lt;&lt;$app_name$&gt;&gt;_data_reader;&quot;))" office:value-type="string" office:string-value="GRANT EXECUTE ON FUNCTION make_configparamkey_bystr3(par_confentity_str varchar, par_config_id varchar, par_param_key varchar)TO user_&lt;&lt;$app_name$&gt;&gt;_data_admin, user_&lt;&lt;$app_name$&gt;&gt;_data_reader;">
            <text:p>GRANT EXECUTE ON FUNCTION make_configparamkey_bystr3(par_confentity_str varchar, par_config_id varchar, par_param_key varchar)TO user_&lt;&lt;$app_name$&gt;&gt;_data_admin, user_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make_configparamkey_bystr3(par_confentity_str varchar, par_config_id varchar, par_param_key varchar);">
            <text:p>DROP FUNCTION IF EXISTS make_configparamkey_bystr3(par_confentity_str varchar, par_config_id varchar, par_param_key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p_from_cep(par_confparam_key t_confentityparam_key, par_config_id varchar, par_cfg_lnged boolean)</text:p>
          </table:table-cell>
          <table:table-cell/>
          <table:table-cell table:formula="of:=IF(OR(LEFT([.D20];3)=&quot;-- &quot;;[.D20]=&quot;&quot;);IF([.D20]=&quot;&quot;;&quot;&quot;;[.D20]);&quot;GRANT EXECUTE ON FUNCTION &quot; &amp; [.D20] &amp; IF([.B20]=&quot;admin&quot;;&quot; TO user_&lt;&lt;$app_name$&gt;&gt;_data_admin;&quot;;&quot;TO user_&lt;&lt;$app_name$&gt;&gt;_data_admin, user_&lt;&lt;$app_name$&gt;&gt;_data_reader;&quot;))" office:value-type="string" office:string-value="GRANT EXECUTE ON FUNCTION make_cop_from_cep(par_confparam_key t_confentityparam_key, par_config_id varchar, par_cfg_lnged boolean)TO user_&lt;&lt;$app_name$&gt;&gt;_data_admin, user_&lt;&lt;$app_name$&gt;&gt;_data_reader;">
            <text:p>GRANT EXECUTE ON FUNCTION make_cop_from_cep(par_confparam_key t_confentityparam_key, par_config_id varchar, par_cfg_lnged boolean)TO user_&lt;&lt;$app_name$&gt;&gt;_data_admin, user_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make_cop_from_cep(par_confparam_key t_confentityparam_key, par_config_id varchar, par_cfg_lnged boolean);">
            <text:p>DROP FUNCTION IF EXISTS make_cop_from_cep(par_confparam_key t_confentityparam_key, par_config_id varchar, par_cfg_lnged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ep_from_cop(par_configparam_key t_configparam_key)</text:p>
          </table:table-cell>
          <table:table-cell/>
          <table:table-cell table:formula="of:=IF(OR(LEFT([.D21];3)=&quot;-- &quot;;[.D21]=&quot;&quot;);IF([.D21]=&quot;&quot;;&quot;&quot;;[.D21]);&quot;GRANT EXECUTE ON FUNCTION &quot; &amp; [.D21] &amp; IF([.B21]=&quot;admin&quot;;&quot; TO user_&lt;&lt;$app_name$&gt;&gt;_data_admin;&quot;;&quot;TO user_&lt;&lt;$app_name$&gt;&gt;_data_admin, user_&lt;&lt;$app_name$&gt;&gt;_data_reader;&quot;))" office:value-type="string" office:string-value="GRANT EXECUTE ON FUNCTION make_cep_from_cop(par_configparam_key t_configparam_key)TO user_&lt;&lt;$app_name$&gt;&gt;_data_admin, user_&lt;&lt;$app_name$&gt;&gt;_data_reader;">
            <text:p>GRANT EXECUTE ON FUNCTION make_cep_from_cop(par_configparam_key t_configparam_key)TO user_&lt;&lt;$app_name$&gt;&gt;_data_admin, user_&lt;&lt;$app_name$&gt;&gt;_data_reader;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DROP FUNCTION IF EXISTS make_cep_from_cop(par_configparam_key t_configparam_key);">
            <text:p>DROP FUNCTION IF EXISTS make_cep_from_cop(par_configparam_key t_config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igparamkey_is_null(par_configparam_key t_configparam_key, par_total boolean)</text:p>
          </table:table-cell>
          <table:table-cell/>
          <table:table-cell table:formula="of:=IF(OR(LEFT([.D22];3)=&quot;-- &quot;;[.D22]=&quot;&quot;);IF([.D22]=&quot;&quot;;&quot;&quot;;[.D22]);&quot;GRANT EXECUTE ON FUNCTION &quot; &amp; [.D22] &amp; IF([.B22]=&quot;admin&quot;;&quot; TO user_&lt;&lt;$app_name$&gt;&gt;_data_admin;&quot;;&quot;TO user_&lt;&lt;$app_name$&gt;&gt;_data_admin, user_&lt;&lt;$app_name$&gt;&gt;_data_reader;&quot;))" office:value-type="string" office:string-value="GRANT EXECUTE ON FUNCTION configparamkey_is_null(par_configparam_key t_configparam_key, par_total boolean)TO user_&lt;&lt;$app_name$&gt;&gt;_data_admin, user_&lt;&lt;$app_name$&gt;&gt;_data_reader;">
            <text:p>GRANT EXECUTE ON FUNCTION configparamkey_is_null(par_configparam_key t_configparam_key, par_total boolean)TO user_&lt;&lt;$app_name$&gt;&gt;_data_admin, user_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configparamkey_is_null(par_configparam_key t_configparam_key, par_total boolean);">
            <text:p>DROP FUNCTION IF EXISTS configparamkey_is_null(par_configparam_key t_configparam_key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igparamkey(par_configparam_key t_configparam_key)</text:p>
          </table:table-cell>
          <table:table-cell/>
          <table:table-cell table:formula="of:=IF(OR(LEFT([.D23];3)=&quot;-- &quot;;[.D23]=&quot;&quot;);IF([.D23]=&quot;&quot;;&quot;&quot;;[.D23]);&quot;GRANT EXECUTE ON FUNCTION &quot; &amp; [.D23] &amp; IF([.B23]=&quot;admin&quot;;&quot; TO user_&lt;&lt;$app_name$&gt;&gt;_data_admin;&quot;;&quot;TO user_&lt;&lt;$app_name$&gt;&gt;_data_admin, user_&lt;&lt;$app_name$&gt;&gt;_data_reader;&quot;))" office:value-type="string" office:string-value="GRANT EXECUTE ON FUNCTION show_configparamkey(par_configparam_key t_configparam_key)TO user_&lt;&lt;$app_name$&gt;&gt;_data_admin, user_&lt;&lt;$app_name$&gt;&gt;_data_reader;">
            <text:p>GRANT EXECUTE ON FUNCTION show_configparamkey(par_configparam_key t_configparam_key)TO user_&lt;&lt;$app_name$&gt;&gt;_data_admin, user_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show_configparamkey(par_configparam_key t_configparam_key);">
            <text:p>DROP FUNCTION IF EXISTS show_configparamkey(par_configparam_key t_config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p_isit(par_configparam_key t_configparam_key)</text:p>
          </table:table-cell>
          <table:table-cell/>
          <table:table-cell table:formula="of:=IF(OR(LEFT([.D24];3)=&quot;-- &quot;;[.D24]=&quot;&quot;);IF([.D24]=&quot;&quot;;&quot;&quot;;[.D24]);&quot;GRANT EXECUTE ON FUNCTION &quot; &amp; [.D24] &amp; IF([.B24]=&quot;admin&quot;;&quot; TO user_&lt;&lt;$app_name$&gt;&gt;_data_admin;&quot;;&quot;TO user_&lt;&lt;$app_name$&gt;&gt;_data_admin, user_&lt;&lt;$app_name$&gt;&gt;_data_reader;&quot;))" office:value-type="string" office:string-value="GRANT EXECUTE ON FUNCTION optimized_cop_isit(par_configparam_key t_configparam_key)TO user_&lt;&lt;$app_name$&gt;&gt;_data_admin, user_&lt;&lt;$app_name$&gt;&gt;_data_reader;">
            <text:p>GRANT EXECUTE ON FUNCTION optimized_cop_isit(par_configparam_key t_configparam_key)TO user_&lt;&lt;$app_name$&gt;&gt;_data_admin, user_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optimized_cop_isit(par_configparam_key t_configparam_key);">
            <text:p>DROP FUNCTION IF EXISTS optimized_cop_isit(par_configparam_key t_configparam_key);</text:p>
          </table:table-cell>
        </table:table-row>
        <table:table-row table:style-name="ro6">
          <table:table-cell/>
          <table:table-cell office:value-type="string">
            <text:p>read</text:p>
          </table:table-cell>
          <table:table-cell/>
          <table:table-cell office:value-type="string">
            <text:p>cparameter_finval_persists(</text:p>
            <text:p><text:s text:c="10"/>par_cparam_val <text:s text:c="5"/>t_cparameter_value_uni</text:p>
            <text:p><text:s text:c="8"/>, par_final_value_src t_cpvalue_final_source</text:p>
            <text:p><text:s text:c="8"/>)</text:p>
          </table:table-cell>
          <table:table-cell/>
          <table:table-cell table:formula="of:=IF(OR(LEFT([.D25];3)=&quot;-- &quot;;[.D25]=&quot;&quot;);IF([.D25]=&quot;&quot;;&quot;&quot;;[.D25]);&quot;GRANT EXECUTE ON FUNCTION &quot; &amp; [.D25] &amp; IF([.B25]=&quot;admin&quot;;&quot; TO user_&lt;&lt;$app_name$&gt;&gt;_data_admin;&quot;;&quot;TO user_&lt;&lt;$app_name$&gt;&gt;_data_admin, user_&lt;&lt;$app_name$&gt;&gt;_data_reader;&quot;))" office:value-type="string" office:string-value="GRANT EXECUTE ON FUNCTION cparameter_finval_persists(&#10;          par_cparam_val      t_cparameter_value_uni&#10;        , par_final_value_src t_cpvalue_final_source&#10;        )TO user_&lt;&lt;$app_name$&gt;&gt;_data_admin, user_&lt;&lt;$app_name$&gt;&gt;_data_reader;">
            <text:p>GRANT EXECUTE ON FUNCTION cparameter_finval_persists(</text:p>
            <text:p><text:s text:c="10"/>par_cparam_val <text:s text:c="5"/>t_cparameter_value_uni</text:p>
            <text:p><text:s text:c="8"/>, par_final_value_src t_cpvalue_final_source</text:p>
            <text:p><text:s text:c="8"/>)TO user_&lt;&lt;$app_name$&gt;&gt;_data_admin, user_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cparameter_finval_persists(&#10;          par_cparam_val      t_cparameter_value_uni&#10;        , par_final_value_src t_cpvalue_final_source&#10;        );">
            <text:p>DROP FUNCTION IF EXISTS cparameter_finval_persists(</text:p>
            <text:p><text:s text:c="10"/>par_cparam_val <text:s text:c="5"/>t_cparameter_value_uni</text:p>
            <text:p><text:s text:c="8"/>, par_final_value_src t_cpvalue_final_source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6];3)=&quot;-- &quot;;[.D26]=&quot;&quot;);IF([.D26]=&quot;&quot;;&quot;&quot;;[.D26]);&quot;GRANT EXECUTE ON FUNCTION &quot; &amp; [.D26] &amp; IF([.B2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7];3)=&quot;-- &quot;;[.D27]=&quot;&quot;);IF([.D27]=&quot;&quot;;&quot;&quot;;[.D27]);&quot;GRANT EXECUTE ON FUNCTION &quot; &amp; [.D27] &amp; IF([.B2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8];3)=&quot;-- &quot;;[.D28]=&quot;&quot;);IF([.D28]=&quot;&quot;;&quot;&quot;;[.D28]);&quot;GRANT EXECUTE ON FUNCTION &quot; &amp; [.D28] &amp; IF([.B28]=&quot;admin&quot;;&quot; 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igparamkey(par_configparam_key t_configparam_key)</text:p>
          </table:table-cell>
          <table:table-cell/>
          <table:table-cell table:formula="of:=IF(OR(LEFT([.D29];3)=&quot;-- &quot;;[.D29]=&quot;&quot;);IF([.D29]=&quot;&quot;;&quot;&quot;;[.D29]);&quot;GRANT EXECUTE ON FUNCTION &quot; &amp; [.D29] &amp; IF([.B29]=&quot;admin&quot;;&quot; TO user_&lt;&lt;$app_name$&gt;&gt;_data_admin;&quot;;&quot;TO user_&lt;&lt;$app_name$&gt;&gt;_data_admin, user_&lt;&lt;$app_name$&gt;&gt;_data_reader;&quot;))" office:value-type="string" office:string-value="GRANT EXECUTE ON FUNCTION optimize_configparamkey(par_configparam_key t_configparam_key)TO user_&lt;&lt;$app_name$&gt;&gt;_data_admin, user_&lt;&lt;$app_name$&gt;&gt;_data_reader;">
            <text:p>GRANT EXECUTE ON FUNCTION optimize_configparamkey(par_configparam_key t_configparam_key)TO user_&lt;&lt;$app_name$&gt;&gt;_data_admin, user_&lt;&lt;$app_name$&gt;&gt;_data_reader;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DROP FUNCTION IF EXISTS optimize_configparamkey(par_configparam_key t_configparam_key);">
            <text:p>DROP FUNCTION IF EXISTS optimize_configparamkey(par_configparam_key t_config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determine_cvalue_of_cop(par_configparam_key t_configparam_key)</text:p>
          </table:table-cell>
          <table:table-cell/>
          <table:table-cell table:formula="of:=IF(OR(LEFT([.D30];3)=&quot;-- &quot;;[.D30]=&quot;&quot;);IF([.D30]=&quot;&quot;;&quot;&quot;;[.D30]);&quot;GRANT EXECUTE ON FUNCTION &quot; &amp; [.D30] &amp; IF([.B30]=&quot;admin&quot;;&quot; TO user_&lt;&lt;$app_name$&gt;&gt;_data_admin;&quot;;&quot;TO user_&lt;&lt;$app_name$&gt;&gt;_data_admin, user_&lt;&lt;$app_name$&gt;&gt;_data_reader;&quot;))" office:value-type="string" office:string-value="GRANT EXECUTE ON FUNCTION determine_cvalue_of_cop(par_configparam_key t_configparam_key)TO user_&lt;&lt;$app_name$&gt;&gt;_data_admin, user_&lt;&lt;$app_name$&gt;&gt;_data_reader;">
            <text:p>GRANT EXECUTE ON FUNCTION determine_cvalue_of_cop(par_configparam_key t_configparam_key)TO user_&lt;&lt;$app_name$&gt;&gt;_data_admin, user_&lt;&lt;$app_name$&gt;&gt;_data_reader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determine_cvalue_of_cop(par_configparam_key t_configparam_key);">
            <text:p>DROP FUNCTION IF EXISTS determine_cvalue_of_cop(par_configparam_key t_configparam_key);</text:p>
          </table:table-cell>
        </table:table-row>
        <table:table-row table:style-name="ro4">
          <table:table-cell/>
          <table:table-cell office:value-type="string">
            <text:p>read</text:p>
          </table:table-cell>
          <table:table-cell/>
          <table:table-cell office:value-type="string">
            <text:p>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, par_link_buffer varchar[]</text:p>
            <text:p><text:s text:c="14"/>)</text:p>
          </table:table-cell>
          <table:table-cell/>
          <table:table-cell table:formula="of:=IF(OR(LEFT([.D31];3)=&quot;-- &quot;;[.D31]=&quot;&quot;);IF([.D31]=&quot;&quot;;&quot;&quot;;[.D31]);&quot;GRANT EXECUTE ON FUNCTION &quot; &amp; [.D31] &amp; IF([.B31]=&quot;admin&quot;;&quot; TO user_&lt;&lt;$app_name$&gt;&gt;_data_admin;&quot;;&quot;TO user_&lt;&lt;$app_name$&gt;&gt;_data_admin, user_&lt;&lt;$app_name$&gt;&gt;_data_reader;&quot;))" office:value-type="string" office:string-value="GRANT EXECUTE ON FUNCTION determine_value_of_cvalue(&#10;                par_allow_null  boolean&#10;              , par_cparamvalue t_cparameter_value_uni&#10;              , par_config_key  t_config_key&#10;              , par_link_buffer varchar[]&#10;              )TO user_&lt;&lt;$app_name$&gt;&gt;_data_admin, user_&lt;&lt;$app_name$&gt;&gt;_data_reader;">
            <text:p>GRANT EXECUTE ON FUNCTION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, par_link_buffer varchar[]</text:p>
            <text:p><text:s text:c="14"/>)TO user_&lt;&lt;$app_name$&gt;&gt;_data_admin, user_&lt;&lt;$app_name$&gt;&gt;_data_reader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determine_value_of_cvalue(&#10;                par_allow_null  boolean&#10;              , par_cparamvalue t_cparameter_value_uni&#10;              , par_config_key  t_config_key&#10;              , par_link_buffer varchar[]&#10;              );">
            <text:p>DROP FUNCTION IF EXISTS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, par_link_buffer varchar[]</text:p>
            <text:p><text:s text:c="14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IF([.B32]=&quot;admin&quot;;&quot; TO user_&lt;&lt;$app_name$&gt;&gt;_data_admin;&quot;;&quot;TO user_&lt;&lt;$app_name$&gt;&gt;_data_admin, user_&lt;&lt;$app_name$&gt;&gt;_data_reader;&quot;))" office:value-type="string" office:string-value="GRANT EXECUTE ON FUNCTION determine_value_of_cvalue(&#10;                par_allow_null  boolean&#10;              , par_cparamvalue t_cparameter_value_uni&#10;              , par_config_key  t_config_key&#10;              )TO user_&lt;&lt;$app_name$&gt;&gt;_data_admin, user_&lt;&lt;$app_name$&gt;&gt;_data_reader;">
            <text:p>GRANT EXECUTE ON FUNCTION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)TO user_&lt;&lt;$app_name$&gt;&gt;_data_admin, user_&lt;&lt;$app_name$&gt;&gt;_data_reader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determine_value_of_cvalue(&#10;                par_allow_null  boolean&#10;              , par_cparamvalue t_cparameter_value_uni&#10;              , par_config_key  t_config_key&#10;              );">
            <text:p>DROP FUNCTION IF EXISTS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determine_finvalue_by_cop(</text:p>
            <text:p><text:s text:c="16"/>par_allow_null <text:s/>boolean</text:p>
            <text:p><text:s text:c="14"/>, par_configparam_key t_configparam_key</text:p>
            <text:p><text:s text:c="14"/>)</text:p>
            <text:p/>
          </table:table-cell>
          <table:table-cell/>
          <table:table-cell table:formula="of:=IF(OR(LEFT([.D33];3)=&quot;-- &quot;;[.D33]=&quot;&quot;);IF([.D33]=&quot;&quot;;&quot;&quot;;[.D33]);&quot;GRANT EXECUTE ON FUNCTION &quot; &amp; [.D33] &amp; IF([.B33]=&quot;admin&quot;;&quot; TO user_&lt;&lt;$app_name$&gt;&gt;_data_admin;&quot;;&quot;TO user_&lt;&lt;$app_name$&gt;&gt;_data_admin, user_&lt;&lt;$app_name$&gt;&gt;_data_reader;&quot;))" office:value-type="string" office:string-value="GRANT EXECUTE ON FUNCTION determine_finvalue_by_cop(&#10;                par_allow_null  boolean&#10;              , par_configparam_key t_configparam_key&#10;              )&#10;TO user_&lt;&lt;$app_name$&gt;&gt;_data_admin, user_&lt;&lt;$app_name$&gt;&gt;_data_reader;">
            <text:p>GRANT EXECUTE ON FUNCTION determine_finvalue_by_cop(</text:p>
            <text:p><text:s text:c="16"/>par_allow_null <text:s/>boolean</text:p>
            <text:p><text:s text:c="14"/>, par_configparam_key t_configparam_key</text:p>
            <text:p><text:s text:c="14"/>)</text:p>
            <text:p>TO user_&lt;&lt;$app_name$&gt;&gt;_data_admin, user_&lt;&lt;$app_name$&gt;&gt;_data_reader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determine_finvalue_by_cop(&#10;                par_allow_null  boolean&#10;              , par_configparam_key t_configparam_key&#10;              )&#10;;">
            <text:p>DROP FUNCTION IF EXISTS determine_finvalue_by_cop(</text:p>
            <text:p><text:s text:c="16"/>par_allow_null <text:s/>boolean</text:p>
            <text:p><text:s text:c="14"/>, par_configparam_key t_configparam_key</text:p>
            <text:p><text:s text:c="14"/>)</text:p>
            <text:p>;</text:p>
          </table:table-cell>
        </table:table-row>
        <table:table-row table:style-name="ro6">
          <table:table-cell/>
          <table:table-cell office:value-type="string">
            <text:p>read</text:p>
          </table:table-cell>
          <table:table-cell/>
          <table:table-cell office:value-type="string">
            <text:p>get_paramvalues(</text:p>
            <text:p><text:s text:c="10"/>par_allow_null_values boolean</text:p>
            <text:p><text:s text:c="8"/>, par_config_key <text:s text:c="7"/>t_config_key</text:p>
            <text:p><text:s text:c="8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IF([.B34]=&quot;admin&quot;;&quot; TO user_&lt;&lt;$app_name$&gt;&gt;_data_admin;&quot;;&quot;TO user_&lt;&lt;$app_name$&gt;&gt;_data_admin, user_&lt;&lt;$app_name$&gt;&gt;_data_reader;&quot;))" office:value-type="string" office:string-value="GRANT EXECUTE ON FUNCTION get_paramvalues(&#10;          par_allow_null_values boolean&#10;        , par_config_key        t_config_key&#10;        )TO user_&lt;&lt;$app_name$&gt;&gt;_data_admin, user_&lt;&lt;$app_name$&gt;&gt;_data_reader;">
            <text:p>GRANT EXECUTE ON FUNCTION get_paramvalues(</text:p>
            <text:p><text:s text:c="10"/>par_allow_null_values boolean</text:p>
            <text:p><text:s text:c="8"/>, par_config_key <text:s text:c="7"/>t_config_key</text:p>
            <text:p><text:s text:c="8"/>)TO user_&lt;&lt;$app_name$&gt;&gt;_data_admin, user_&lt;&lt;$app_name$&gt;&gt;_data_reader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get_paramvalues(&#10;          par_allow_null_values boolean&#10;        , par_config_key        t_config_key&#10;        );">
            <text:p>DROP FUNCTION IF EXISTS get_paramvalues(</text:p>
            <text:p><text:s text:c="10"/>par_allow_null_values boolean</text:p>
            <text:p><text:s text:c="8"/>, par_config_key <text:s text:c="7"/>t_config_key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5];3)=&quot;-- &quot;;[.D35]=&quot;&quot;);IF([.D35]=&quot;&quot;;&quot;&quot;;[.D35]);&quot;GRANT EXECUTE ON FUNCTION &quot; &amp; [.D35] &amp; IF([.B3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6];3)=&quot;-- &quot;;[.D36]=&quot;&quot;);IF([.D36]=&quot;&quot;;&quot;&quot;;[.D36]);&quot;GRANT EXECUTE ON FUNCTION &quot; &amp; [.D36] &amp; IF([.B3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37];3)=&quot;-- &quot;;[.D37]=&quot;&quot;);IF([.D37]=&quot;&quot;;&quot;&quot;;[.D37]);&quot;GRANT EXECUTE ON FUNCTION &quot; &amp; [.D37] &amp; IF([.B37]=&quot;admin&quot;;&quot; 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set_confparam_value(par_configparam_key t_configparam_key, par_cpvalue t_cpvalue_uni, par_overwrite integer)</text:p>
          </table:table-cell>
          <table:table-cell/>
          <table:table-cell table:formula="of:=IF(OR(LEFT([.D38];3)=&quot;-- &quot;;[.D38]=&quot;&quot;);IF([.D38]=&quot;&quot;;&quot;&quot;;[.D38]);&quot;GRANT EXECUTE ON FUNCTION &quot; &amp; [.D38] &amp; IF([.B38]=&quot;admin&quot;;&quot; TO user_&lt;&lt;$app_name$&gt;&gt;_data_admin;&quot;;&quot;TO user_&lt;&lt;$app_name$&gt;&gt;_data_admin, user_&lt;&lt;$app_name$&gt;&gt;_data_reader;&quot;))" office:value-type="string" office:string-value="GRANT EXECUTE ON FUNCTION set_confparam_value(par_configparam_key t_configparam_key, par_cpvalue t_cpvalue_uni, par_overwrite integer) TO user_&lt;&lt;$app_name$&gt;&gt;_data_admin;">
            <text:p>GRANT EXECUTE ON FUNCTION set_confparam_value(par_configparam_key t_configparam_key, par_cpvalue t_cpvalue_uni, par_overwrite integer) TO user_&lt;&lt;$app_name$&gt;&gt;_data_admin;</text:p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 office:value-type="string" office:string-value="DROP FUNCTION IF EXISTS set_confparam_value(par_configparam_key t_configparam_key, par_cpvalue t_cpvalue_uni, par_overwrite integer);">
            <text:p>DROP FUNCTION IF EXISTS set_confparam_value(par_configparam_key t_configparam_key, par_cpvalue t_cpvalue_uni, par_overwrite integer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set_confparam_values_set(par_config t_config_key, par_pv_set t_paramvals__short[], par_overwrite integer)</text:p>
          </table:table-cell>
          <table:table-cell/>
          <table:table-cell table:formula="of:=IF(OR(LEFT([.D39];3)=&quot;-- &quot;;[.D39]=&quot;&quot;);IF([.D39]=&quot;&quot;;&quot;&quot;;[.D39]);&quot;GRANT EXECUTE ON FUNCTION &quot; &amp; [.D39] &amp; IF([.B39]=&quot;admin&quot;;&quot; TO user_&lt;&lt;$app_name$&gt;&gt;_data_admin;&quot;;&quot;TO user_&lt;&lt;$app_name$&gt;&gt;_data_admin, user_&lt;&lt;$app_name$&gt;&gt;_data_reader;&quot;))" office:value-type="string" office:string-value="GRANT EXECUTE ON FUNCTION set_confparam_values_set(par_config t_config_key, par_pv_set t_paramvals__short[], par_overwrite integer) TO user_&lt;&lt;$app_name$&gt;&gt;_data_admin;">
            <text:p>GRANT EXECUTE ON FUNCTION set_confparam_values_set(par_config t_config_key, par_pv_set t_paramvals__short[], par_overwrite integer) TO user_&lt;&lt;$app_name$&gt;&gt;_data_admin;</text:p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 office:value-type="string" office:string-value="DROP FUNCTION IF EXISTS set_confparam_values_set(par_config t_config_key, par_pv_set t_paramvals__short[], par_overwrite integer);">
            <text:p>DROP FUNCTION IF EXISTS set_confparam_values_set(par_config t_config_key, par_pv_set t_paramvals__short[], par_overwrite integer);</text:p>
          </table:table-cell>
        </table:table-row>
        <table:table-row table:style-name="ro4">
          <table:table-cell/>
          <table:table-cell office:value-type="string">
            <text:p>admin</text:p>
          </table:table-cell>
          <table:table-cell/>
          <table:table-cell office:value-type="string">
            <text:p>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, par_paramvalues_set t_paramvals__short[]</text:p>
            <text:p><text:s text:c="14"/>)</text:p>
          </table:table-cell>
          <table:table-cell/>
          <table:table-cell table:formula="of:=IF(OR(LEFT([.D40];3)=&quot;-- &quot;;[.D40]=&quot;&quot;);IF([.D40]=&quot;&quot;;&quot;&quot;;[.D40]);&quot;GRANT EXECUTE ON FUNCTION &quot; &amp; [.D40] &amp; IF([.B40]=&quot;admin&quot;;&quot; TO user_&lt;&lt;$app_name$&gt;&gt;_data_admin;&quot;;&quot;TO user_&lt;&lt;$app_name$&gt;&gt;_data_admin, user_&lt;&lt;$app_name$&gt;&gt;_data_reader;&quot;))" office:value-type="string" office:string-value="GRANT EXECUTE ON FUNCTION new_config(&#10;                par_ifdoesnt_exist  boolean&#10;              , par_confentity_key  t_confentity_key&#10;              , par_config_id       varchar&#10;              , par_paramvalues_set t_paramvals__short[]&#10;              ) TO user_&lt;&lt;$app_name$&gt;&gt;_data_admin;">
            <text:p>GRANT EXECUTE ON FUNCTION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, par_paramvalues_set t_paramvals__short[]</text:p>
            <text:p><text:s text:c="14"/>) TO user_&lt;&lt;$app_name$&gt;&gt;_data_admin;</text:p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 office:value-type="string" office:string-value="DROP FUNCTION IF EXISTS new_config(&#10;                par_ifdoesnt_exist  boolean&#10;              , par_confentity_key  t_confentity_key&#10;              , par_config_id       varchar&#10;              , par_paramvalues_set t_paramvals__short[]&#10;              );">
            <text:p>DROP FUNCTION IF EXISTS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, par_paramvalues_set t_paramvals__short[]</text:p>
            <text:p><text:s text:c="14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unset_confparam_value(par_configparam_key t_configparam_key, par_ifvalueexists boolean)</text:p>
          </table:table-cell>
          <table:table-cell/>
          <table:table-cell table:formula="of:=IF(OR(LEFT([.D41];3)=&quot;-- &quot;;[.D41]=&quot;&quot;);IF([.D41]=&quot;&quot;;&quot;&quot;;[.D41]);&quot;GRANT EXECUTE ON FUNCTION &quot; &amp; [.D41] &amp; IF([.B41]=&quot;admin&quot;;&quot; TO user_&lt;&lt;$app_name$&gt;&gt;_data_admin;&quot;;&quot;TO user_&lt;&lt;$app_name$&gt;&gt;_data_admin, user_&lt;&lt;$app_name$&gt;&gt;_data_reader;&quot;))" office:value-type="string" office:string-value="GRANT EXECUTE ON FUNCTION unset_confparam_value(par_configparam_key t_configparam_key, par_ifvalueexists boolean) TO user_&lt;&lt;$app_name$&gt;&gt;_data_admin;">
            <text:p>GRANT EXECUTE ON FUNCTION unset_confparam_value(par_configparam_key t_configparam_key, par_ifvalueexists boolean) TO user_&lt;&lt;$app_name$&gt;&gt;_data_admin;</text:p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 office:value-type="string" office:string-value="DROP FUNCTION IF EXISTS unset_confparam_value(par_configparam_key t_configparam_key, par_ifvalueexists boolean);">
            <text:p>DROP FUNCTION IF EXISTS unset_confparam_value(par_configparam_key t_configparam_key, par_ifvalueexists boolean);</text:p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2];3)=&quot;-- &quot;;[.D42]=&quot;&quot;);IF([.D42]=&quot;&quot;;&quot;&quot;;[.D42]);&quot;GRANT EXECUTE ON FUNCTION &quot; &amp; [.D42] &amp; IF([.B4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3];3)=&quot;-- &quot;;[.D43]=&quot;&quot;);IF([.D43]=&quot;&quot;;&quot;&quot;;[.D43]);&quot;GRANT EXECUTE ON FUNCTION &quot; &amp; [.D43] &amp; IF([.B4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>
            <text:p/>
          </table:table-cell>
        </table:table-row>
        <table:table-row table:style-name="ro1">
          <table:table-cell/>
          <table:table-cell/>
          <table:table-cell/>
          <table:table-cell table:formula="of:=IF(OR(LEFT([.B44];3)=&quot;-- &quot;;[.B44]=&quot;&quot;);IF([.B44]=&quot;&quot;;&quot;&quot;;[.B44]);&quot;DROP TYPE IF EXISTS &quot; &amp; [.B44] &amp; &quot;;&quot;)">
            <text:p/>
          </table:table-cell>
          <table:table-cell/>
          <table:table-cell table:formula="of:=IF(OR(LEFT([.D44];3)=&quot;-- &quot;;[.D44]=&quot;&quot;);IF([.D44]=&quot;&quot;;&quot;&quot;;[.D44]);&quot;GRANT EXECUTE ON FUNCTION &quot; &amp; [.D44] &amp; IF([.B4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5];3)=&quot;-- &quot;;[.D45]=&quot;&quot;);IF([.D45]=&quot;&quot;;&quot;&quot;;[.D45]);&quot;GRANT EXECUTE ON FUNCTION &quot; &amp; [.D45] &amp; IF([.B4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6];3)=&quot;-- &quot;;[.D46]=&quot;&quot;);IF([.D46]=&quot;&quot;;&quot;&quot;;[.D46]);&quot;GRANT EXECUTE ON FUNCTION &quot; &amp; [.D46] &amp; IF([.B4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IF([.B4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8];3)=&quot;-- &quot;;[.D48]=&quot;&quot;);IF([.D48]=&quot;&quot;;&quot;&quot;;[.D48]);&quot;GRANT EXECUTE ON FUNCTION &quot; &amp; [.D48] &amp; IF([.B4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9];3)=&quot;-- &quot;;[.D49]=&quot;&quot;);IF([.D49]=&quot;&quot;;&quot;&quot;;[.D49]);&quot;GRANT EXECUTE ON FUNCTION &quot; &amp; [.D49] &amp; IF([.B4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9];3)=&quot;-- &quot;;[.D49]=&quot;&quot;);IF([.D49]=&quot;&quot;;&quot;&quot;;[.D49]);&quot;DROP FUNCTION IF EXISTS &quot; &amp; [.D49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0];3)=&quot;-- &quot;;[.D50]=&quot;&quot;);IF([.D50]=&quot;&quot;;&quot;&quot;;[.D50]);&quot;GRANT EXECUTE ON FUNCTION &quot; &amp; [.D50] &amp; IF([.B5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0];3)=&quot;-- &quot;;[.D50]=&quot;&quot;);IF([.D50]=&quot;&quot;;&quot;&quot;;[.D50]);&quot;DROP FUNCTION IF EXISTS &quot; &amp; [.D50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1];3)=&quot;-- &quot;;[.D51]=&quot;&quot;);IF([.D51]=&quot;&quot;;&quot;&quot;;[.D51]);&quot;GRANT EXECUTE ON FUNCTION &quot; &amp; [.D51] &amp; IF([.B5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1];3)=&quot;-- &quot;;[.D51]=&quot;&quot;);IF([.D51]=&quot;&quot;;&quot;&quot;;[.D51]);&quot;DROP FUNCTION IF EXISTS &quot; &amp; [.D51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2];3)=&quot;-- &quot;;[.D52]=&quot;&quot;);IF([.D52]=&quot;&quot;;&quot;&quot;;[.D52]);&quot;GRANT EXECUTE ON FUNCTION &quot; &amp; [.D52] &amp; IF([.B5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2];3)=&quot;-- &quot;;[.D52]=&quot;&quot;);IF([.D52]=&quot;&quot;;&quot;&quot;;[.D52]);&quot;DROP FUNCTION IF EXISTS &quot; &amp; [.D52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3];3)=&quot;-- &quot;;[.D53]=&quot;&quot;);IF([.D53]=&quot;&quot;;&quot;&quot;;[.D53]);&quot;GRANT EXECUTE ON FUNCTION &quot; &amp; [.D53] &amp; IF([.B5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3];3)=&quot;-- &quot;;[.D53]=&quot;&quot;);IF([.D53]=&quot;&quot;;&quot;&quot;;[.D53]);&quot;DROP FUNCTION IF EXISTS &quot; &amp; [.D53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4];3)=&quot;-- &quot;;[.D54]=&quot;&quot;);IF([.D54]=&quot;&quot;;&quot;&quot;;[.D54]);&quot;GRANT EXECUTE ON FUNCTION &quot; &amp; [.D54] &amp; IF([.B5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4];3)=&quot;-- &quot;;[.D54]=&quot;&quot;);IF([.D54]=&quot;&quot;;&quot;&quot;;[.D54]);&quot;DROP FUNCTION IF EXISTS &quot; &amp; [.D54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5];3)=&quot;-- &quot;;[.D55]=&quot;&quot;);IF([.D55]=&quot;&quot;;&quot;&quot;;[.D55]);&quot;GRANT EXECUTE ON FUNCTION &quot; &amp; [.D55] &amp; IF([.B5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5];3)=&quot;-- &quot;;[.D55]=&quot;&quot;);IF([.D55]=&quot;&quot;;&quot;&quot;;[.D55]);&quot;DROP FUNCTION IF EXISTS &quot; &amp; [.D55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6];3)=&quot;-- &quot;;[.D56]=&quot;&quot;);IF([.D56]=&quot;&quot;;&quot;&quot;;[.D56]);&quot;GRANT EXECUTE ON FUNCTION &quot; &amp; [.D56] &amp; IF([.B5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6];3)=&quot;-- &quot;;[.D56]=&quot;&quot;);IF([.D56]=&quot;&quot;;&quot;&quot;;[.D56]);&quot;DROP FUNCTION IF EXISTS &quot; &amp; [.D56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7];3)=&quot;-- &quot;;[.D57]=&quot;&quot;);IF([.D57]=&quot;&quot;;&quot;&quot;;[.D57]);&quot;GRANT EXECUTE ON FUNCTION &quot; &amp; [.D57] &amp; IF([.B5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7];3)=&quot;-- &quot;;[.D57]=&quot;&quot;);IF([.D57]=&quot;&quot;;&quot;&quot;;[.D57]);&quot;DROP FUNCTION IF EXISTS &quot; &amp; [.D57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8];3)=&quot;-- &quot;;[.D58]=&quot;&quot;);IF([.D58]=&quot;&quot;;&quot;&quot;;[.D58]);&quot;GRANT EXECUTE ON FUNCTION &quot; &amp; [.D58] &amp; IF([.B5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8];3)=&quot;-- &quot;;[.D58]=&quot;&quot;);IF([.D58]=&quot;&quot;;&quot;&quot;;[.D58]);&quot;DROP FUNCTION IF EXISTS &quot; &amp; [.D58] &amp; &quot;;&quot;)">
            <text:p/>
          </table:table-cell>
        </table:table-row>
      </table:table>
      <table:table table:name="configs_tre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analyzed_cfgs_set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analyzed_cfgs_set;">
            <text:p>DROP TYPE IF EXISTS t_analyzed_cfgs_se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_keys_list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ig_keys_list;">
            <text:p>DROP TYPE IF EXISTS t_config_keys_lis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s_tree_rel_cycles_filtered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onfigs_tree_rel_cycles_filtered;">
            <text:p>DROP TYPE IF EXISTS t_configs_tree_rel_cycles_filtered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s_tree_rel</text:p>
          </table:table-cell>
          <table:table-cell/>
          <table:table-cell table:formula="of:=IF(OR(LEFT([.B7];3)=&quot;-- &quot;;[.B7]=&quot;&quot;);IF([.B7]=&quot;&quot;;&quot;&quot;;[.B7]);&quot;DROP TYPE IF EXISTS &quot; &amp; [.B7] &amp; &quot;;&quot;)" office:value-type="string" office:string-value="DROP TYPE IF EXISTS t_configs_tree_rel;">
            <text:p>DROP TYPE IF EXISTS t_configs_tree_rel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fg_tree_rel_type</text:p>
          </table:table-cell>
          <table:table-cell/>
          <table:table-cell table:formula="of:=IF(OR(LEFT([.B8];3)=&quot;-- &quot;;[.B8]=&quot;&quot;);IF([.B8]=&quot;&quot;;&quot;&quot;;[.B8]);&quot;DROP TYPE IF EXISTS &quot; &amp; [.B8] &amp; &quot;;&quot;)" office:value-type="string" office:string-value="DROP TYPE IF EXISTS t_cfg_tree_rel_type;">
            <text:p>DROP TYPE IF EXISTS t_cfg_tree_rel_type;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t_ints_array</text:p>
          </table:table-cell>
          <table:table-cell/>
          <table:table-cell table:formula="of:=IF(OR(LEFT([.B9];3)=&quot;-- &quot;;[.B9]=&quot;&quot;);IF([.B9]=&quot;&quot;;&quot;&quot;;[.B9]);&quot;DROP TYPE IF EXISTS &quot; &amp; [.B9] &amp; &quot;;&quot;)" office:value-type="string" office:string-value="DROP TYPE IF EXISTS t_ints_array;">
            <text:p>DROP TYPE IF EXISTS t_ints_array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table:style-name="ce3" office:value-type="string">
            <text:p>-- Reference functions:</text:p>
          </table:table-cell>
          <table:table-cell/>
          <table:table-cell table:formula="of:=IF(OR(LEFT([.D14];3)=&quot;-- &quot;;[.D14]=&quot;&quot;);IF([.D14]=&quot;&quot;;&quot;&quot;;[.D14]);&quot;GRANT EXECUTE ON FUNCTION &quot; &amp; [.D14] &amp; IF([.B14]=&quot;admin&quot;;&quot; TO user_&lt;&lt;$app_name$&gt;&gt;_data_admin;&quot;;&quot;TO user_&lt;&lt;$app_name$&gt;&gt;_data_admin, user_&lt;&lt;$app_name$&gt;&gt;_data_reader;&quot;))" office:value-type="string" office:string-value="-- Reference functions:">
            <text:p>-- Reference functions: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finvalsrc2cfgtreerel(par_finvalsrc t_cpvalue_final_source)</text:p>
          </table:table-cell>
          <table:table-cell/>
          <table:table-cell table:formula="of:=IF(OR(LEFT([.D15];3)=&quot;-- &quot;;[.D15]=&quot;&quot;);IF([.D15]=&quot;&quot;;&quot;&quot;;[.D15]);&quot;GRANT EXECUTE ON FUNCTION &quot; &amp; [.D15] &amp; IF([.B15]=&quot;admin&quot;;&quot; TO user_&lt;&lt;$app_name$&gt;&gt;_data_admin;&quot;;&quot;TO user_&lt;&lt;$app_name$&gt;&gt;_data_admin, user_&lt;&lt;$app_name$&gt;&gt;_data_reader;&quot;))" office:value-type="string" office:string-value="GRANT EXECUTE ON FUNCTION finvalsrc2cfgtreerel(par_finvalsrc t_cpvalue_final_source)TO user_&lt;&lt;$app_name$&gt;&gt;_data_admin, user_&lt;&lt;$app_name$&gt;&gt;_data_reader;">
            <text:p>GRANT EXECUTE ON FUNCTION finvalsrc2cfgtreerel(par_finvalsrc t_cpvalue_final_source)TO user_&lt;&lt;$app_name$&gt;&gt;_data_admin, user_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finvalsrc2cfgtreerel(par_finvalsrc t_cpvalue_final_source);">
            <text:p>DROP FUNCTION IF EXISTS finvalsrc2cfgtreerel(par_finvalsrc t_cpvalue_final_source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finvalsrcEQcfgtreerel(par_finvalsrc t_cpvalue_final_source, par_cfgtreerel t_cfg_tree_rel_type)</text:p>
          </table:table-cell>
          <table:table-cell/>
          <table:table-cell table:formula="of:=IF(OR(LEFT([.D16];3)=&quot;-- &quot;;[.D16]=&quot;&quot;);IF([.D16]=&quot;&quot;;&quot;&quot;;[.D16]);&quot;GRANT EXECUTE ON FUNCTION &quot; &amp; [.D16] &amp; IF([.B16]=&quot;admin&quot;;&quot; TO user_&lt;&lt;$app_name$&gt;&gt;_data_admin;&quot;;&quot;TO user_&lt;&lt;$app_name$&gt;&gt;_data_admin, user_&lt;&lt;$app_name$&gt;&gt;_data_reader;&quot;))" office:value-type="string" office:string-value="GRANT EXECUTE ON FUNCTION finvalsrcEQcfgtreerel(par_finvalsrc t_cpvalue_final_source, par_cfgtreerel t_cfg_tree_rel_type)TO user_&lt;&lt;$app_name$&gt;&gt;_data_admin, user_&lt;&lt;$app_name$&gt;&gt;_data_reader;">
            <text:p>GRANT EXECUTE ON FUNCTION finvalsrcEQcfgtreerel(par_finvalsrc t_cpvalue_final_source, par_cfgtreerel t_cfg_tree_rel_type)TO user_&lt;&lt;$app_name$&gt;&gt;_data_admin, user_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finvalsrcEQcfgtreerel(par_finvalsrc t_cpvalue_final_source, par_cfgtreerel t_cfg_tree_rel_type);">
            <text:p>DROP FUNCTION IF EXISTS finvalsrcEQcfgtreerel(par_finvalsrc t_cpvalue_final_source, par_cfgtreerel t_cfg_tree_rel_type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fg_tree_rel_main_types_set(par_with_lnks boolean)</text:p>
          </table:table-cell>
          <table:table-cell/>
          <table:table-cell table:formula="of:=IF(OR(LEFT([.D17];3)=&quot;-- &quot;;[.D17]=&quot;&quot;);IF([.D17]=&quot;&quot;;&quot;&quot;;[.D17]);&quot;GRANT EXECUTE ON FUNCTION &quot; &amp; [.D17] &amp; IF([.B17]=&quot;admin&quot;;&quot; TO user_&lt;&lt;$app_name$&gt;&gt;_data_admin;&quot;;&quot;TO user_&lt;&lt;$app_name$&gt;&gt;_data_admin, user_&lt;&lt;$app_name$&gt;&gt;_data_reader;&quot;))" office:value-type="string" office:string-value="GRANT EXECUTE ON FUNCTION cfg_tree_rel_main_types_set(par_with_lnks boolean)TO user_&lt;&lt;$app_name$&gt;&gt;_data_admin, user_&lt;&lt;$app_name$&gt;&gt;_data_reader;">
            <text:p>GRANT EXECUTE ON FUNCTION cfg_tree_rel_main_types_set(par_with_lnks boolean)TO user_&lt;&lt;$app_name$&gt;&gt;_data_admin, user_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cfg_tree_rel_main_types_set(par_with_lnks boolean);">
            <text:p>DROP FUNCTION IF EXISTS cfg_tree_rel_main_types_set(par_with_lnks boolean);</text:p>
          </table:table-cell>
        </table:table-row>
        <table:table-row table:style-name="ro8">
          <table:table-cell/>
          <table:table-cell office:value-type="string">
            <text:p>read</text:p>
          </table:table-cell>
          <table:table-cell/>
          <table:table-cell office:value-type="string">
            <text:p>mk_configs_tree_rel(</text:p>
            <text:p><text:s text:c="8"/>par_super_ce_id <text:s text:c="3"/>integer</text:p>
            <text:p><text:s text:c="6"/>, par_super_cfg_id <text:s text:c="2"/>varchar</text:p>
            <text:p><text:s text:c="6"/>, par_super_param_id varchar</text:p>
            <text:p><text:s text:c="6"/>, par_sub_ce_id <text:s text:c="5"/>integer</text:p>
            <text:p><text:s text:c="6"/>, par_sub_cfg_id <text:s text:c="4"/>varchar</text:p>
            <text:p><text:s text:c="6"/>, par_cfg_tree_rel_type</text:p>
            <text:p><text:s text:c="27"/>t_cfg_tree_rel_type</text:p>
            <text:p><text:s text:c="6"/>, par_path <text:s text:c="10"/>t_config_key[]</text:p>
            <text:p><text:s text:c="6"/>, par_depth <text:s text:c="9"/>integer</text:p>
            <text:p><text:s text:c="6"/>, par_cycle_detected boolean</text:p>
            <text:p><text:s text:c="6"/>, par_super_complete t_config_completeness_check_result</text:p>
            <text:p><text:s text:c="6"/>, par_sub_complete <text:s text:c="2"/>t_config_completeness_check_result</text:p>
            <text:p><text:s text:c="6"/>)</text:p>
          </table:table-cell>
          <table:table-cell/>
          <table:table-cell table:formula="of:=IF(OR(LEFT([.D18];3)=&quot;-- &quot;;[.D18]=&quot;&quot;);IF([.D18]=&quot;&quot;;&quot;&quot;;[.D18]);&quot;GRANT EXECUTE ON FUNCTION &quot; &amp; [.D18] &amp; IF([.B18]=&quot;admin&quot;;&quot; TO user_&lt;&lt;$app_name$&gt;&gt;_data_admin;&quot;;&quot;TO user_&lt;&lt;$app_name$&gt;&gt;_data_admin, user_&lt;&lt;$app_name$&gt;&gt;_data_reader;&quot;))" office:value-type="string" office:string-value="GRANT EXECUTE ON FUNCTION mk_configs_tree_rel(&#10;        par_super_ce_id    integer&#10;      , par_super_cfg_id   varchar&#10;      , par_super_param_id varchar&#10;      , par_sub_ce_id      integer&#10;      , par_sub_cfg_id     varchar&#10;      , par_cfg_tree_rel_type&#10;                           t_cfg_tree_rel_type&#10;      , par_path           t_config_key[]&#10;      , par_depth          integer&#10;      , par_cycle_detected boolean&#10;      , par_super_complete t_config_completeness_check_result&#10;      , par_sub_complete   t_config_completeness_check_result&#10;      )TO user_&lt;&lt;$app_name$&gt;&gt;_data_admin, user_&lt;&lt;$app_name$&gt;&gt;_data_reader;">
            <text:p>GRANT EXECUTE ON FUNCTION mk_configs_tree_rel(</text:p>
            <text:p><text:s text:c="8"/>par_super_ce_id <text:s text:c="3"/>integer</text:p>
            <text:p><text:s text:c="6"/>, par_super_cfg_id <text:s text:c="2"/>varchar</text:p>
            <text:p><text:s text:c="6"/>, par_super_param_id varchar</text:p>
            <text:p><text:s text:c="6"/>, par_sub_ce_id <text:s text:c="5"/>integer</text:p>
            <text:p><text:s text:c="6"/>, par_sub_cfg_id <text:s text:c="4"/>varchar</text:p>
            <text:p><text:s text:c="6"/>, par_cfg_tree_rel_type</text:p>
            <text:p><text:s text:c="27"/>t_cfg_tree_rel_type</text:p>
            <text:p><text:s text:c="6"/>, par_path <text:s text:c="10"/>t_config_key[]</text:p>
            <text:p><text:s text:c="6"/>, par_depth <text:s text:c="9"/>integer</text:p>
            <text:p><text:s text:c="6"/>, par_cycle_detected boolean</text:p>
            <text:p><text:s text:c="6"/>, par_super_complete t_config_completeness_check_result</text:p>
            <text:p><text:s text:c="6"/>, par_sub_complete <text:s text:c="2"/>t_config_completeness_check_result</text:p>
            <text:p><text:s text:c="6"/>)TO user_&lt;&lt;$app_name$&gt;&gt;_data_admin, user_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mk_configs_tree_rel(&#10;        par_super_ce_id    integer&#10;      , par_super_cfg_id   varchar&#10;      , par_super_param_id varchar&#10;      , par_sub_ce_id      integer&#10;      , par_sub_cfg_id     varchar&#10;      , par_cfg_tree_rel_type&#10;                           t_cfg_tree_rel_type&#10;      , par_path           t_config_key[]&#10;      , par_depth          integer&#10;      , par_cycle_detected boolean&#10;      , par_super_complete t_config_completeness_check_result&#10;      , par_sub_complete   t_config_completeness_check_result&#10;      );">
            <text:p>DROP FUNCTION IF EXISTS mk_configs_tree_rel(</text:p>
            <text:p><text:s text:c="8"/>par_super_ce_id <text:s text:c="3"/>integer</text:p>
            <text:p><text:s text:c="6"/>, par_super_cfg_id <text:s text:c="2"/>varchar</text:p>
            <text:p><text:s text:c="6"/>, par_super_param_id varchar</text:p>
            <text:p><text:s text:c="6"/>, par_sub_ce_id <text:s text:c="5"/>integer</text:p>
            <text:p><text:s text:c="6"/>, par_sub_cfg_id <text:s text:c="4"/>varchar</text:p>
            <text:p><text:s text:c="6"/>, par_cfg_tree_rel_type</text:p>
            <text:p><text:s text:c="27"/>t_cfg_tree_rel_type</text:p>
            <text:p><text:s text:c="6"/>, par_path <text:s text:c="10"/>t_config_key[]</text:p>
            <text:p><text:s text:c="6"/>, par_depth <text:s text:c="9"/>integer</text:p>
            <text:p><text:s text:c="6"/>, par_cycle_detected boolean</text:p>
            <text:p><text:s text:c="6"/>, par_super_complete t_config_completeness_check_result</text:p>
            <text:p><text:s text:c="6"/>, par_sub_complete <text:s text:c="2"/>t_config_completeness_check_result</text:p>
            <text:p><text:s text:c="6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fgtreerow_path(par_configs_tree t_configs_tree_rel)</text:p>
          </table:table-cell>
          <table:table-cell/>
          <table:table-cell table:formula="of:=IF(OR(LEFT([.D19];3)=&quot;-- &quot;;[.D19]=&quot;&quot;);IF([.D19]=&quot;&quot;;&quot;&quot;;[.D19]);&quot;GRANT EXECUTE ON FUNCTION &quot; &amp; [.D19] &amp; IF([.B19]=&quot;admin&quot;;&quot; TO user_&lt;&lt;$app_name$&gt;&gt;_data_admin;&quot;;&quot;TO user_&lt;&lt;$app_name$&gt;&gt;_data_admin, user_&lt;&lt;$app_name$&gt;&gt;_data_reader;&quot;))" office:value-type="string" office:string-value="GRANT EXECUTE ON FUNCTION show_cfgtreerow_path(par_configs_tree t_configs_tree_rel)TO user_&lt;&lt;$app_name$&gt;&gt;_data_admin, user_&lt;&lt;$app_name$&gt;&gt;_data_reader;">
            <text:p>GRANT EXECUTE ON FUNCTION show_cfgtreerow_path(par_configs_tree t_configs_tree_rel)TO user_&lt;&lt;$app_name$&gt;&gt;_data_admin, user_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show_cfgtreerow_path(par_configs_tree t_configs_tree_rel);">
            <text:p>DROP FUNCTION IF EXISTS show_cfgtreerow_path(par_configs_tree t_configs_tree_rel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0];3)=&quot;-- &quot;;[.D20]=&quot;&quot;);IF([.D20]=&quot;&quot;;&quot;&quot;;[.D20]);&quot;GRANT EXECUTE ON FUNCTION &quot; &amp; [.D20] &amp; IF([.B2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table:style-name="ce3" office:value-type="string">
            <text:p>-- Analytic functions:</text:p>
          </table:table-cell>
          <table:table-cell/>
          <table:table-cell table:formula="of:=IF(OR(LEFT([.D21];3)=&quot;-- &quot;;[.D21]=&quot;&quot;);IF([.D21]=&quot;&quot;;&quot;&quot;;[.D21]);&quot;GRANT EXECUTE ON FUNCTION &quot; &amp; [.D21] &amp; IF([.B21]=&quot;admin&quot;;&quot; TO user_&lt;&lt;$app_name$&gt;&gt;_data_admin;&quot;;&quot;TO user_&lt;&lt;$app_name$&gt;&gt;_data_admin, user_&lt;&lt;$app_name$&gt;&gt;_data_reader;&quot;))" office:value-type="string" office:string-value="-- Analytic functions:">
            <text:p>-- Analytic functions: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-- Analytic functions:">
            <text:p>-- Analytic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fg_idx_in_list(par_configkey t_config_key, par_config_list t_config_key[])</text:p>
          </table:table-cell>
          <table:table-cell/>
          <table:table-cell table:formula="of:=IF(OR(LEFT([.D22];3)=&quot;-- &quot;;[.D22]=&quot;&quot;);IF([.D22]=&quot;&quot;;&quot;&quot;;[.D22]);&quot;GRANT EXECUTE ON FUNCTION &quot; &amp; [.D22] &amp; IF([.B22]=&quot;admin&quot;;&quot; TO user_&lt;&lt;$app_name$&gt;&gt;_data_admin;&quot;;&quot;TO user_&lt;&lt;$app_name$&gt;&gt;_data_admin, user_&lt;&lt;$app_name$&gt;&gt;_data_reader;&quot;))" office:value-type="string" office:string-value="GRANT EXECUTE ON FUNCTION cfg_idx_in_list(par_configkey t_config_key, par_config_list t_config_key[])TO user_&lt;&lt;$app_name$&gt;&gt;_data_admin, user_&lt;&lt;$app_name$&gt;&gt;_data_reader;">
            <text:p>GRANT EXECUTE ON FUNCTION cfg_idx_in_list(par_configkey t_config_key, par_config_list t_config_key[])TO user_&lt;&lt;$app_name$&gt;&gt;_data_admin, user_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cfg_idx_in_list(par_configkey t_config_key, par_config_list t_config_key[]);">
            <text:p>DROP FUNCTION IF EXISTS cfg_idx_in_list(par_configkey t_config_key, par_config_list t_config_key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fg_tree_2_cfgs(par_cfg_tree t_configs_tree_rel[])</text:p>
          </table:table-cell>
          <table:table-cell/>
          <table:table-cell table:formula="of:=IF(OR(LEFT([.D23];3)=&quot;-- &quot;;[.D23]=&quot;&quot;);IF([.D23]=&quot;&quot;;&quot;&quot;;[.D23]);&quot;GRANT EXECUTE ON FUNCTION &quot; &amp; [.D23] &amp; IF([.B23]=&quot;admin&quot;;&quot; TO user_&lt;&lt;$app_name$&gt;&gt;_data_admin;&quot;;&quot;TO user_&lt;&lt;$app_name$&gt;&gt;_data_admin, user_&lt;&lt;$app_name$&gt;&gt;_data_reader;&quot;))" office:value-type="string" office:string-value="GRANT EXECUTE ON FUNCTION cfg_tree_2_cfgs(par_cfg_tree t_configs_tree_rel[])TO user_&lt;&lt;$app_name$&gt;&gt;_data_admin, user_&lt;&lt;$app_name$&gt;&gt;_data_reader;">
            <text:p>GRANT EXECUTE ON FUNCTION cfg_tree_2_cfgs(par_cfg_tree t_configs_tree_rel[])TO user_&lt;&lt;$app_name$&gt;&gt;_data_admin, user_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cfg_tree_2_cfgs(par_cfg_tree t_configs_tree_rel[]);">
            <text:p>DROP FUNCTION IF EXISTS cfg_tree_2_cfgs(par_cfg_tree t_configs_tree_rel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analyze_cfgs_tree(par_config_tree t_configs_tree_rel[], par_exclude_cfg t_config_key, par_asc_depth boolean)</text:p>
          </table:table-cell>
          <table:table-cell/>
          <table:table-cell table:formula="of:=IF(OR(LEFT([.D24];3)=&quot;-- &quot;;[.D24]=&quot;&quot;);IF([.D24]=&quot;&quot;;&quot;&quot;;[.D24]);&quot;GRANT EXECUTE ON FUNCTION &quot; &amp; [.D24] &amp; IF([.B24]=&quot;admin&quot;;&quot; TO user_&lt;&lt;$app_name$&gt;&gt;_data_admin;&quot;;&quot;TO user_&lt;&lt;$app_name$&gt;&gt;_data_admin, user_&lt;&lt;$app_name$&gt;&gt;_data_reader;&quot;))" office:value-type="string" office:string-value="GRANT EXECUTE ON FUNCTION analyze_cfgs_tree(par_config_tree t_configs_tree_rel[], par_exclude_cfg t_config_key, par_asc_depth boolean)TO user_&lt;&lt;$app_name$&gt;&gt;_data_admin, user_&lt;&lt;$app_name$&gt;&gt;_data_reader;">
            <text:p>GRANT EXECUTE ON FUNCTION analyze_cfgs_tree(par_config_tree t_configs_tree_rel[], par_exclude_cfg t_config_key, par_asc_depth boolean)TO user_&lt;&lt;$app_name$&gt;&gt;_data_admin, user_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analyze_cfgs_tree(par_config_tree t_configs_tree_rel[], par_exclude_cfg t_config_key, par_asc_depth boolean);">
            <text:p>DROP FUNCTION IF EXISTS analyze_cfgs_tree(par_config_tree t_configs_tree_rel[], par_exclude_cfg t_config_key, par_asc_depth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5];3)=&quot;-- &quot;;[.D25]=&quot;&quot;);IF([.D25]=&quot;&quot;;&quot;&quot;;[.D25]);&quot;GRANT EXECUTE ON FUNCTION &quot; &amp; [.D25] &amp; IF([.B2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table:style-name="ce3" office:value-type="string">
            <text:p>-- Lookup functions:</text:p>
          </table:table-cell>
          <table:table-cell/>
          <table:table-cell table:formula="of:=IF(OR(LEFT([.D26];3)=&quot;-- &quot;;[.D26]=&quot;&quot;);IF([.D26]=&quot;&quot;;&quot;&quot;;[.D26]);&quot;GRANT EXECUTE ON FUNCTION &quot; &amp; [.D26] &amp; IF([.B26]=&quot;admin&quot;;&quot; 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per_cfgs_of(par_config_key t_config_key, par_value_source_types t_cfg_tree_rel_type[])</text:p>
          </table:table-cell>
          <table:table-cell/>
          <table:table-cell table:formula="of:=IF(OR(LEFT([.D27];3)=&quot;-- &quot;;[.D27]=&quot;&quot;);IF([.D27]=&quot;&quot;;&quot;&quot;;[.D27]);&quot;GRANT EXECUTE ON FUNCTION &quot; &amp; [.D27] &amp; IF([.B27]=&quot;admin&quot;;&quot; TO user_&lt;&lt;$app_name$&gt;&gt;_data_admin;&quot;;&quot;TO user_&lt;&lt;$app_name$&gt;&gt;_data_admin, user_&lt;&lt;$app_name$&gt;&gt;_data_reader;&quot;))" office:value-type="string" office:string-value="GRANT EXECUTE ON FUNCTION super_cfgs_of(par_config_key t_config_key, par_value_source_types t_cfg_tree_rel_type[])TO user_&lt;&lt;$app_name$&gt;&gt;_data_admin, user_&lt;&lt;$app_name$&gt;&gt;_data_reader;">
            <text:p>GRANT EXECUTE ON FUNCTION super_cfgs_of(par_config_key t_config_key, par_value_source_types t_cfg_tree_rel_type[])TO user_&lt;&lt;$app_name$&gt;&gt;_data_admin, user_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super_cfgs_of(par_config_key t_config_key, par_value_source_types t_cfg_tree_rel_type[]);">
            <text:p>DROP FUNCTION IF EXISTS super_cfgs_of(par_config_key t_config_key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b_cfgs_of(par_config_key t_config_key, par_value_source_types t_cfg_tree_rel_type[])</text:p>
          </table:table-cell>
          <table:table-cell/>
          <table:table-cell table:formula="of:=IF(OR(LEFT([.D28];3)=&quot;-- &quot;;[.D28]=&quot;&quot;);IF([.D28]=&quot;&quot;;&quot;&quot;;[.D28]);&quot;GRANT EXECUTE ON FUNCTION &quot; &amp; [.D28] &amp; IF([.B28]=&quot;admin&quot;;&quot; TO user_&lt;&lt;$app_name$&gt;&gt;_data_admin;&quot;;&quot;TO user_&lt;&lt;$app_name$&gt;&gt;_data_admin, user_&lt;&lt;$app_name$&gt;&gt;_data_reader;&quot;))" office:value-type="string" office:string-value="GRANT EXECUTE ON FUNCTION sub_cfgs_of(par_config_key t_config_key, par_value_source_types t_cfg_tree_rel_type[])TO user_&lt;&lt;$app_name$&gt;&gt;_data_admin, user_&lt;&lt;$app_name$&gt;&gt;_data_reader;">
            <text:p>GRANT EXECUTE ON FUNCTION sub_cfgs_of(par_config_key t_config_key, par_value_source_types t_cfg_tree_rel_type[])TO user_&lt;&lt;$app_name$&gt;&gt;_data_admin, user_&lt;&lt;$app_name$&gt;&gt;_data_reader;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DROP FUNCTION IF EXISTS sub_cfgs_of(par_config_key t_config_key, par_value_source_types t_cfg_tree_rel_type[]);">
            <text:p>DROP FUNCTION IF EXISTS sub_cfgs_of(par_config_key t_config_key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per_cfgs_of(par_config_tree_entry t_configs_tree_rel, par_value_source_types t_cfg_tree_rel_type[])</text:p>
          </table:table-cell>
          <table:table-cell/>
          <table:table-cell table:formula="of:=IF(OR(LEFT([.D29];3)=&quot;-- &quot;;[.D29]=&quot;&quot;);IF([.D29]=&quot;&quot;;&quot;&quot;;[.D29]);&quot;GRANT EXECUTE ON FUNCTION &quot; &amp; [.D29] &amp; IF([.B29]=&quot;admin&quot;;&quot; TO user_&lt;&lt;$app_name$&gt;&gt;_data_admin;&quot;;&quot;TO user_&lt;&lt;$app_name$&gt;&gt;_data_admin, user_&lt;&lt;$app_name$&gt;&gt;_data_reader;&quot;))" office:value-type="string" office:string-value="GRANT EXECUTE ON FUNCTION super_cfgs_of(par_config_tree_entry t_configs_tree_rel, par_value_source_types t_cfg_tree_rel_type[])TO user_&lt;&lt;$app_name$&gt;&gt;_data_admin, user_&lt;&lt;$app_name$&gt;&gt;_data_reader;">
            <text:p>GRANT EXECUTE ON FUNCTION super_cfgs_of(par_config_tree_entry t_configs_tree_rel, par_value_source_types t_cfg_tree_rel_type[])TO user_&lt;&lt;$app_name$&gt;&gt;_data_admin, user_&lt;&lt;$app_name$&gt;&gt;_data_reader;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DROP FUNCTION IF EXISTS super_cfgs_of(par_config_tree_entry t_configs_tree_rel, par_value_source_types t_cfg_tree_rel_type[]);">
            <text:p>DROP FUNCTION IF EXISTS super_cfgs_of(par_config_tree_entry t_configs_tree_rel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b_cfgs_of(par_config_tree_entry t_configs_tree_rel, par_value_source_types t_cfg_tree_rel_type[])</text:p>
          </table:table-cell>
          <table:table-cell/>
          <table:table-cell table:formula="of:=IF(OR(LEFT([.D30];3)=&quot;-- &quot;;[.D30]=&quot;&quot;);IF([.D30]=&quot;&quot;;&quot;&quot;;[.D30]);&quot;GRANT EXECUTE ON FUNCTION &quot; &amp; [.D30] &amp; IF([.B30]=&quot;admin&quot;;&quot; TO user_&lt;&lt;$app_name$&gt;&gt;_data_admin;&quot;;&quot;TO user_&lt;&lt;$app_name$&gt;&gt;_data_admin, user_&lt;&lt;$app_name$&gt;&gt;_data_reader;&quot;))" office:value-type="string" office:string-value="GRANT EXECUTE ON FUNCTION sub_cfgs_of(par_config_tree_entry t_configs_tree_rel, par_value_source_types t_cfg_tree_rel_type[])TO user_&lt;&lt;$app_name$&gt;&gt;_data_admin, user_&lt;&lt;$app_name$&gt;&gt;_data_reader;">
            <text:p>GRANT EXECUTE ON FUNCTION sub_cfgs_of(par_config_tree_entry t_configs_tree_rel, par_value_source_types t_cfg_tree_rel_type[])TO user_&lt;&lt;$app_name$&gt;&gt;_data_admin, user_&lt;&lt;$app_name$&gt;&gt;_data_reader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sub_cfgs_of(par_config_tree_entry t_configs_tree_rel, par_value_source_types t_cfg_tree_rel_type[]);">
            <text:p>DROP FUNCTION IF EXISTS sub_cfgs_of(par_config_tree_entry t_configs_tree_rel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bconfigparams_lnks_extraction(par_cfgs_tree t_configs_tree_rel[], par_value_source_types t_cfg_tree_rel_type[])</text:p>
          </table:table-cell>
          <table:table-cell/>
          <table:table-cell table:formula="of:=IF(OR(LEFT([.D31];3)=&quot;-- &quot;;[.D31]=&quot;&quot;);IF([.D31]=&quot;&quot;;&quot;&quot;;[.D31]);&quot;GRANT EXECUTE ON FUNCTION &quot; &amp; [.D31] &amp; IF([.B31]=&quot;admin&quot;;&quot; TO user_&lt;&lt;$app_name$&gt;&gt;_data_admin;&quot;;&quot;TO user_&lt;&lt;$app_name$&gt;&gt;_data_admin, user_&lt;&lt;$app_name$&gt;&gt;_data_reader;&quot;))" office:value-type="string" office:string-value="GRANT EXECUTE ON FUNCTION subconfigparams_lnks_extraction(par_cfgs_tree t_configs_tree_rel[], par_value_source_types t_cfg_tree_rel_type[])TO user_&lt;&lt;$app_name$&gt;&gt;_data_admin, user_&lt;&lt;$app_name$&gt;&gt;_data_reader;">
            <text:p>GRANT EXECUTE ON FUNCTION subconfigparams_lnks_extraction(par_cfgs_tree t_configs_tree_rel[], par_value_source_types t_cfg_tree_rel_type[])TO user_&lt;&lt;$app_name$&gt;&gt;_data_admin, user_&lt;&lt;$app_name$&gt;&gt;_data_reader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subconfigparams_lnks_extraction(par_cfgs_tree t_configs_tree_rel[], par_value_source_types t_cfg_tree_rel_type[]);">
            <text:p>DROP FUNCTION IF EXISTS subconfigparams_lnks_extraction(par_cfgs_tree t_configs_tree_rel[], par_value_source_types t_cfg_tree_rel_type[]);</text:p>
          </table:table-cell>
        </table:table-row>
        <table:table-row table:style-name="ro9">
          <table:table-cell/>
          <table:table-cell office:value-type="string">
            <text:p>read</text:p>
          </table:table-cell>
          <table:table-cell/>
          <table:table-cell office:value-type="string">
            <text:p>related_cfgs_ofcfg(</text:p>
            <text:p><text:s text:c="32"/>par_cfg_tr <text:s text:c="12"/>t_configs_tree_rel</text:p>
            <text:p><text:s text:c="30"/>, par_mode <text:s text:c="14"/>integer</text:p>
            <text:p><text:s text:c="30"/>, par_value_source_types t_cfg_tree_rel_type[]</text:p>
            <text:p><text:s text:c="30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IF([.B32]=&quot;admin&quot;;&quot; TO user_&lt;&lt;$app_name$&gt;&gt;_data_admin;&quot;;&quot;TO user_&lt;&lt;$app_name$&gt;&gt;_data_admin, user_&lt;&lt;$app_name$&gt;&gt;_data_reader;&quot;))" office:value-type="string" office:string-value="GRANT EXECUTE ON FUNCTION related_cfgs_ofcfg(&#10;                                par_cfg_tr             t_configs_tree_rel&#10;                              , par_mode               integer&#10;                              , par_value_source_types t_cfg_tree_rel_type[]&#10;                              )TO user_&lt;&lt;$app_name$&gt;&gt;_data_admin, user_&lt;&lt;$app_name$&gt;&gt;_data_reader;">
            <text:p>GRANT EXECUTE ON FUNCTION related_cfgs_ofcfg(</text:p>
            <text:p><text:s text:c="32"/>par_cfg_tr <text:s text:c="12"/>t_configs_tree_rel</text:p>
            <text:p><text:s text:c="30"/>, par_mode <text:s text:c="14"/>integer</text:p>
            <text:p><text:s text:c="30"/>, par_value_source_types t_cfg_tree_rel_type[]</text:p>
            <text:p><text:s text:c="30"/>)TO user_&lt;&lt;$app_name$&gt;&gt;_data_admin, user_&lt;&lt;$app_name$&gt;&gt;_data_reader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related_cfgs_ofcfg(&#10;                                par_cfg_tr             t_configs_tree_rel&#10;                              , par_mode               integer&#10;                              , par_value_source_types t_cfg_tree_rel_type[]&#10;                              );">
            <text:p>DROP FUNCTION IF EXISTS related_cfgs_ofcfg(</text:p>
            <text:p><text:s text:c="32"/>par_cfg_tr <text:s text:c="12"/>t_configs_tree_rel</text:p>
            <text:p><text:s text:c="30"/>, par_mode <text:s text:c="14"/>integer</text:p>
            <text:p><text:s text:c="30"/>, par_value_source_types t_cfg_tree_rel_type[]</text:p>
            <text:p><text:s text:c="30"/>);</text:p>
          </table:table-cell>
        </table:table-row>
        <table:table-row table:style-name="ro10">
          <table:table-cell/>
          <table:table-cell office:value-type="string">
            <text:p>read</text:p>
          </table:table-cell>
          <table:table-cell/>
          <table:table-cell office:value-type="string">
            <text:p>related_sub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</text:p>
          </table:table-cell>
          <table:table-cell/>
          <table:table-cell table:formula="of:=IF(OR(LEFT([.D33];3)=&quot;-- &quot;;[.D33]=&quot;&quot;);IF([.D33]=&quot;&quot;;&quot;&quot;;[.D33]);&quot;GRANT EXECUTE ON FUNCTION &quot; &amp; [.D33] &amp; IF([.B33]=&quot;admin&quot;;&quot; TO user_&lt;&lt;$app_name$&gt;&gt;_data_admin;&quot;;&quot;TO user_&lt;&lt;$app_name$&gt;&gt;_data_admin, user_&lt;&lt;$app_name$&gt;&gt;_data_reader;&quot;))" office:value-type="string" office:string-value="GRANT EXECUTE ON FUNCTION related_sub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TO user_&lt;&lt;$app_name$&gt;&gt;_data_admin, user_&lt;&lt;$app_name$&gt;&gt;_data_reader;">
            <text:p>GRANT EXECUTE ON FUNCTION related_sub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TO user_&lt;&lt;$app_name$&gt;&gt;_data_admin, user_&lt;&lt;$app_name$&gt;&gt;_data_reader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related_sub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;">
            <text:p>DROP FUNCTION IF EXISTS related_sub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;</text:p>
          </table:table-cell>
        </table:table-row>
        <table:table-row table:style-name="ro10">
          <table:table-cell/>
          <table:table-cell office:value-type="string">
            <text:p>read</text:p>
          </table:table-cell>
          <table:table-cell/>
          <table:table-cell office:value-type="string">
            <text:p>related_super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IF([.B34]=&quot;admin&quot;;&quot; TO user_&lt;&lt;$app_name$&gt;&gt;_data_admin;&quot;;&quot;TO user_&lt;&lt;$app_name$&gt;&gt;_data_admin, user_&lt;&lt;$app_name$&gt;&gt;_data_reader;&quot;))" office:value-type="string" office:string-value="GRANT EXECUTE ON FUNCTION related_super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TO user_&lt;&lt;$app_name$&gt;&gt;_data_admin, user_&lt;&lt;$app_name$&gt;&gt;_data_reader;">
            <text:p>GRANT EXECUTE ON FUNCTION related_super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TO user_&lt;&lt;$app_name$&gt;&gt;_data_admin, user_&lt;&lt;$app_name$&gt;&gt;_data_reader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related_super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;">
            <text:p>DROP FUNCTION IF EXISTS related_super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configs_that_use_subconfig(</text:p>
            <text:p><text:s text:c="8"/>par_config_key t_config_key</text:p>
            <text:p><text:s text:c="6"/>, par_recursive boolean</text:p>
            <text:p><text:s text:c="6"/>, par_populate_subconfig_links boolean</text:p>
            <text:p><text:s text:c="6"/>)</text:p>
          </table:table-cell>
          <table:table-cell/>
          <table:table-cell table:formula="of:=IF(OR(LEFT([.D35];3)=&quot;-- &quot;;[.D35]=&quot;&quot;);IF([.D35]=&quot;&quot;;&quot;&quot;;[.D35]);&quot;GRANT EXECUTE ON FUNCTION &quot; &amp; [.D35] &amp; IF([.B35]=&quot;admin&quot;;&quot; TO user_&lt;&lt;$app_name$&gt;&gt;_data_admin;&quot;;&quot;TO user_&lt;&lt;$app_name$&gt;&gt;_data_admin, user_&lt;&lt;$app_name$&gt;&gt;_data_reader;&quot;))" office:value-type="string" office:string-value="GRANT EXECUTE ON FUNCTION configs_that_use_subconfig(&#10;        par_config_key t_config_key&#10;      , par_recursive boolean&#10;      , par_populate_subconfig_links boolean&#10;      )TO user_&lt;&lt;$app_name$&gt;&gt;_data_admin, user_&lt;&lt;$app_name$&gt;&gt;_data_reader;">
            <text:p>GRANT EXECUTE ON FUNCTION configs_that_use_subconfig(</text:p>
            <text:p><text:s text:c="8"/>par_config_key t_config_key</text:p>
            <text:p><text:s text:c="6"/>, par_recursive boolean</text:p>
            <text:p><text:s text:c="6"/>, par_populate_subconfig_links boolean</text:p>
            <text:p><text:s text:c="6"/>)TO user_&lt;&lt;$app_name$&gt;&gt;_data_admin, user_&lt;&lt;$app_name$&gt;&gt;_data_reader;</text:p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 office:value-type="string" office:string-value="DROP FUNCTION IF EXISTS configs_that_use_subconfig(&#10;        par_config_key t_config_key&#10;      , par_recursive boolean&#10;      , par_populate_subconfig_links boolean&#10;      );">
            <text:p>DROP FUNCTION IF EXISTS configs_that_use_subconfig(</text:p>
            <text:p><text:s text:c="8"/>par_config_key t_config_key</text:p>
            <text:p><text:s text:c="6"/>, par_recursive boolean</text:p>
            <text:p><text:s text:c="6"/>, par_populate_subconfig_links boolean</text:p>
            <text:p><text:s text:c="6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configs_that_rely_on_confentity_default(</text:p>
            <text:p><text:s text:c="8"/>par_confentity_code_id integer</text:p>
            <text:p><text:s text:c="6"/>, par_recursive boolean</text:p>
            <text:p><text:s text:c="6"/>, par_populate_subconfig_links boolean</text:p>
            <text:p><text:s text:c="6"/>)</text:p>
          </table:table-cell>
          <table:table-cell/>
          <table:table-cell table:formula="of:=IF(OR(LEFT([.D36];3)=&quot;-- &quot;;[.D36]=&quot;&quot;);IF([.D36]=&quot;&quot;;&quot;&quot;;[.D36]);&quot;GRANT EXECUTE ON FUNCTION &quot; &amp; [.D36] &amp; IF([.B36]=&quot;admin&quot;;&quot; TO user_&lt;&lt;$app_name$&gt;&gt;_data_admin;&quot;;&quot;TO user_&lt;&lt;$app_name$&gt;&gt;_data_admin, user_&lt;&lt;$app_name$&gt;&gt;_data_reader;&quot;))" office:value-type="string" office:string-value="GRANT EXECUTE ON FUNCTION configs_that_rely_on_confentity_default(&#10;        par_confentity_code_id integer&#10;      , par_recursive boolean&#10;      , par_populate_subconfig_links boolean&#10;      )TO user_&lt;&lt;$app_name$&gt;&gt;_data_admin, user_&lt;&lt;$app_name$&gt;&gt;_data_reader;">
            <text:p>GRANT EXECUTE ON FUNCTION configs_that_rely_on_confentity_default(</text:p>
            <text:p><text:s text:c="8"/>par_confentity_code_id integer</text:p>
            <text:p><text:s text:c="6"/>, par_recursive boolean</text:p>
            <text:p><text:s text:c="6"/>, par_populate_subconfig_links boolean</text:p>
            <text:p><text:s text:c="6"/>)TO user_&lt;&lt;$app_name$&gt;&gt;_data_admin, user_&lt;&lt;$app_name$&gt;&gt;_data_reader;</text:p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 office:value-type="string" office:string-value="DROP FUNCTION IF EXISTS configs_that_rely_on_confentity_default(&#10;        par_confentity_code_id integer&#10;      , par_recursive boolean&#10;      , par_populate_subconfig_links boolean&#10;      );">
            <text:p>DROP FUNCTION IF EXISTS configs_that_rely_on_confentity_default(</text:p>
            <text:p><text:s text:c="8"/>par_confentity_code_id integer</text:p>
            <text:p><text:s text:c="6"/>, par_recursive boolean</text:p>
            <text:p><text:s text:c="6"/>, par_populate_subconfig_links boolean</text:p>
            <text:p><text:s text:c="6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configs_that_use_subconfentity(</text:p>
            <text:p><text:s text:c="8"/>par_subconfentity_code_id integer</text:p>
            <text:p><text:s text:c="6"/>, par_recursive boolean</text:p>
            <text:p><text:s text:c="6"/>, par_populate_subconfig_links boolean</text:p>
            <text:p><text:s text:c="6"/>)</text:p>
          </table:table-cell>
          <table:table-cell/>
          <table:table-cell table:formula="of:=IF(OR(LEFT([.D37];3)=&quot;-- &quot;;[.D37]=&quot;&quot;);IF([.D37]=&quot;&quot;;&quot;&quot;;[.D37]);&quot;GRANT EXECUTE ON FUNCTION &quot; &amp; [.D37] &amp; IF([.B37]=&quot;admin&quot;;&quot; TO user_&lt;&lt;$app_name$&gt;&gt;_data_admin;&quot;;&quot;TO user_&lt;&lt;$app_name$&gt;&gt;_data_admin, user_&lt;&lt;$app_name$&gt;&gt;_data_reader;&quot;))" office:value-type="string" office:string-value="GRANT EXECUTE ON FUNCTION configs_that_use_subconfentity(&#10;        par_subconfentity_code_id integer&#10;      , par_recursive boolean&#10;      , par_populate_subconfig_links boolean&#10;      )TO user_&lt;&lt;$app_name$&gt;&gt;_data_admin, user_&lt;&lt;$app_name$&gt;&gt;_data_reader;">
            <text:p>GRANT EXECUTE ON FUNCTION configs_that_use_subconfentity(</text:p>
            <text:p><text:s text:c="8"/>par_subconfentity_code_id integer</text:p>
            <text:p><text:s text:c="6"/>, par_recursive boolean</text:p>
            <text:p><text:s text:c="6"/>, par_populate_subconfig_links boolean</text:p>
            <text:p><text:s text:c="6"/>)TO user_&lt;&lt;$app_name$&gt;&gt;_data_admin, user_&lt;&lt;$app_name$&gt;&gt;_data_reader;</text:p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 office:value-type="string" office:string-value="DROP FUNCTION IF EXISTS configs_that_use_subconfentity(&#10;        par_subconfentity_code_id integer&#10;      , par_recursive boolean&#10;      , par_populate_subconfig_links boolean&#10;      );">
            <text:p>DROP FUNCTION IF EXISTS configs_that_use_subconfentity(</text:p>
            <text:p><text:s text:c="8"/>par_subconfentity_code_id integer</text:p>
            <text:p><text:s text:c="6"/>, par_recursive boolean</text:p>
            <text:p><text:s text:c="6"/>, par_populate_subconfig_links boolean</text:p>
            <text:p><text:s text:c="6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configs_related_with_confentity(</text:p>
            <text:p><text:s text:c="8"/>par_confentity_id integer</text:p>
            <text:p><text:s text:c="6"/>, par_recursive <text:s text:c="4"/>boolean</text:p>
            <text:p><text:s text:c="6"/>, par_populate_subconfig_links boolean</text:p>
            <text:p><text:s text:c="6"/>)</text:p>
          </table:table-cell>
          <table:table-cell/>
          <table:table-cell table:formula="of:=IF(OR(LEFT([.D38];3)=&quot;-- &quot;;[.D38]=&quot;&quot;);IF([.D38]=&quot;&quot;;&quot;&quot;;[.D38]);&quot;GRANT EXECUTE ON FUNCTION &quot; &amp; [.D38] &amp; IF([.B38]=&quot;admin&quot;;&quot; TO user_&lt;&lt;$app_name$&gt;&gt;_data_admin;&quot;;&quot;TO user_&lt;&lt;$app_name$&gt;&gt;_data_admin, user_&lt;&lt;$app_name$&gt;&gt;_data_reader;&quot;))" office:value-type="string" office:string-value="GRANT EXECUTE ON FUNCTION configs_related_with_confentity(&#10;        par_confentity_id integer&#10;      , par_recursive     boolean&#10;      , par_populate_subconfig_links boolean&#10;      )TO user_&lt;&lt;$app_name$&gt;&gt;_data_admin, user_&lt;&lt;$app_name$&gt;&gt;_data_reader;">
            <text:p>GRANT EXECUTE ON FUNCTION configs_related_with_confentity(</text:p>
            <text:p><text:s text:c="8"/>par_confentity_id integer</text:p>
            <text:p><text:s text:c="6"/>, par_recursive <text:s text:c="4"/>boolean</text:p>
            <text:p><text:s text:c="6"/>, par_populate_subconfig_links boolean</text:p>
            <text:p><text:s text:c="6"/>)TO user_&lt;&lt;$app_name$&gt;&gt;_data_admin, user_&lt;&lt;$app_name$&gt;&gt;_data_reader;</text:p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 office:value-type="string" office:string-value="DROP FUNCTION IF EXISTS configs_related_with_confentity(&#10;        par_confentity_id integer&#10;      , par_recursive     boolean&#10;      , par_populate_subconfig_links boolean&#10;      );">
            <text:p>DROP FUNCTION IF EXISTS configs_related_with_confentity(</text:p>
            <text:p><text:s text:c="8"/>par_confentity_id integer</text:p>
            <text:p><text:s text:c="6"/>, par_recursive <text:s text:c="4"/>boolean</text:p>
            <text:p><text:s text:c="6"/>, par_populate_subconfig_links boolean</text:p>
            <text:p><text:s text:c="6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9];3)=&quot;-- &quot;;[.D39]=&quot;&quot;);IF([.D39]=&quot;&quot;;&quot;&quot;;[.D39]);&quot;GRANT EXECUTE ON FUNCTION &quot; &amp; [.D39] &amp; IF([.B3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40];3)=&quot;-- &quot;;[.D40]=&quot;&quot;);IF([.D40]=&quot;&quot;;&quot;&quot;;[.D40]);&quot;GRANT EXECUTE ON FUNCTION &quot; &amp; [.D40] &amp; IF([.B4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41];3)=&quot;-- &quot;;[.D41]=&quot;&quot;);IF([.D41]=&quot;&quot;;&quot;&quot;;[.D41]);&quot;GRANT EXECUTE ON FUNCTION &quot; &amp; [.D41] &amp; IF([.B41]=&quot;admin&quot;;&quot; 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none</text:p>
          </table:table-cell>
          <table:table-cell/>
          <table:table-cell table:formula="of:=IF(OR(LEFT([.D42];3)=&quot;-- &quot;;[.D42]=&quot;&quot;);IF([.D42]=&quot;&quot;;&quot;&quot;;[.D42]);&quot;GRANT EXECUTE ON FUNCTION &quot; &amp; [.D42] &amp; IF([.B42]=&quot;admin&quot;;&quot; TO user_&lt;&lt;$app_name$&gt;&gt;_data_admin;&quot;;&quot;TO user_&lt;&lt;$app_name$&gt;&gt;_data_admin, user_&lt;&lt;$app_name$&gt;&gt;_data_reader;&quot;))" office:value-type="string" office:string-value="-- none">
            <text:p>-- none</text:p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 office:value-type="string" office:string-value="-- none">
            <text:p>-- none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3];3)=&quot;-- &quot;;[.D43]=&quot;&quot;);IF([.D43]=&quot;&quot;;&quot;&quot;;[.D43]);&quot;GRANT EXECUTE ON FUNCTION &quot; &amp; [.D43] &amp; IF([.B4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4];3)=&quot;-- &quot;;[.D44]=&quot;&quot;);IF([.D44]=&quot;&quot;;&quot;&quot;;[.D44]);&quot;GRANT EXECUTE ON FUNCTION &quot; &amp; [.D44] &amp; IF([.B4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5];3)=&quot;-- &quot;;[.D45]=&quot;&quot;);IF([.D45]=&quot;&quot;;&quot;&quot;;[.D45]);&quot;GRANT EXECUTE ON FUNCTION &quot; &amp; [.D45] &amp; IF([.B4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6];3)=&quot;-- &quot;;[.D46]=&quot;&quot;);IF([.D46]=&quot;&quot;;&quot;&quot;;[.D46]);&quot;GRANT EXECUTE ON FUNCTION &quot; &amp; [.D46] &amp; IF([.B4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IF([.B4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8];3)=&quot;-- &quot;;[.D48]=&quot;&quot;);IF([.D48]=&quot;&quot;;&quot;&quot;;[.D48]);&quot;GRANT EXECUTE ON FUNCTION &quot; &amp; [.D48] &amp; IF([.B4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9];3)=&quot;-- &quot;;[.D49]=&quot;&quot;);IF([.D49]=&quot;&quot;;&quot;&quot;;[.D49]);&quot;GRANT EXECUTE ON FUNCTION &quot; &amp; [.D49] &amp; IF([.B4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9];3)=&quot;-- &quot;;[.D49]=&quot;&quot;);IF([.D49]=&quot;&quot;;&quot;&quot;;[.D49]);&quot;DROP FUNCTION IF EXISTS &quot; &amp; [.D4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0];3)=&quot;-- &quot;;[.D50]=&quot;&quot;);IF([.D50]=&quot;&quot;;&quot;&quot;;[.D50]);&quot;GRANT EXECUTE ON FUNCTION &quot; &amp; [.D50] &amp; IF([.B5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0];3)=&quot;-- &quot;;[.D50]=&quot;&quot;);IF([.D50]=&quot;&quot;;&quot;&quot;;[.D50]);&quot;DROP FUNCTION IF EXISTS &quot; &amp; [.D5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1];3)=&quot;-- &quot;;[.D51]=&quot;&quot;);IF([.D51]=&quot;&quot;;&quot;&quot;;[.D51]);&quot;GRANT EXECUTE ON FUNCTION &quot; &amp; [.D51] &amp; IF([.B5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1];3)=&quot;-- &quot;;[.D51]=&quot;&quot;);IF([.D51]=&quot;&quot;;&quot;&quot;;[.D51]);&quot;DROP FUNCTION IF EXISTS &quot; &amp; [.D5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2];3)=&quot;-- &quot;;[.D52]=&quot;&quot;);IF([.D52]=&quot;&quot;;&quot;&quot;;[.D52]);&quot;GRANT EXECUTE ON FUNCTION &quot; &amp; [.D52] &amp; IF([.B5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2];3)=&quot;-- &quot;;[.D52]=&quot;&quot;);IF([.D52]=&quot;&quot;;&quot;&quot;;[.D52]);&quot;DROP FUNCTION IF EXISTS &quot; &amp; [.D5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3];3)=&quot;-- &quot;;[.D53]=&quot;&quot;);IF([.D53]=&quot;&quot;;&quot;&quot;;[.D53]);&quot;GRANT EXECUTE ON FUNCTION &quot; &amp; [.D53] &amp; IF([.B5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3];3)=&quot;-- &quot;;[.D53]=&quot;&quot;);IF([.D53]=&quot;&quot;;&quot;&quot;;[.D53]);&quot;DROP FUNCTION IF EXISTS &quot; &amp; [.D5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4];3)=&quot;-- &quot;;[.D54]=&quot;&quot;);IF([.D54]=&quot;&quot;;&quot;&quot;;[.D54]);&quot;GRANT EXECUTE ON FUNCTION &quot; &amp; [.D54] &amp; IF([.B5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4];3)=&quot;-- &quot;;[.D54]=&quot;&quot;);IF([.D54]=&quot;&quot;;&quot;&quot;;[.D54]);&quot;DROP FUNCTION IF EXISTS &quot; &amp; [.D5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5];3)=&quot;-- &quot;;[.D55]=&quot;&quot;);IF([.D55]=&quot;&quot;;&quot;&quot;;[.D55]);&quot;GRANT EXECUTE ON FUNCTION &quot; &amp; [.D55] &amp; IF([.B5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5];3)=&quot;-- &quot;;[.D55]=&quot;&quot;);IF([.D55]=&quot;&quot;;&quot;&quot;;[.D55]);&quot;DROP FUNCTION IF EXISTS &quot; &amp; [.D55] &amp; &quot;;&quot;)">
            <text:p/>
          </table:table-cell>
        </table:table-row>
      </table:table>
      <table:table table:name="completenes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ompleteness_check_file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ompleteness_check_file;">
            <text:p>DROP TYPE IF EXISTS t_completeness_check_file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mpleteness_check_row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mpleteness_check_row;">
            <text:p>DROP TYPE IF EXISTS t_completeness_check_row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thorough_report_warning_mode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thorough_report_warning_mode;">
            <text:p>DROP TYPE IF EXISTS t_thorough_report_warning_mode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IF([.B11]=&quot;admin&quot;;&quot; TO user_&lt;&lt;$app_name$&gt;&gt;_data_admin;&quot;;&quot;TO user_&lt;&lt;$app_name$&gt;&gt;_data_admin, user_&lt;&lt;$app_name$&gt;&gt;_data_reader;&quot;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mpleteness_interpretation(par_completeness t_config_completeness_check_result)</text:p>
          </table:table-cell>
          <table:table-cell/>
          <table:table-cell table:formula="of:=IF(OR(LEFT([.D12];3)=&quot;-- &quot;;[.D12]=&quot;&quot;);IF([.D12]=&quot;&quot;;&quot;&quot;;[.D12]);&quot;GRANT EXECUTE ON FUNCTION &quot; &amp; [.D12] &amp; IF([.B12]=&quot;admin&quot;;&quot; TO user_&lt;&lt;$app_name$&gt;&gt;_data_admin;&quot;;&quot;TO user_&lt;&lt;$app_name$&gt;&gt;_data_admin, user_&lt;&lt;$app_name$&gt;&gt;_data_reader;&quot;))" office:value-type="string" office:string-value="GRANT EXECUTE ON FUNCTION completeness_interpretation(par_completeness t_config_completeness_check_result)TO user_&lt;&lt;$app_name$&gt;&gt;_data_admin, user_&lt;&lt;$app_name$&gt;&gt;_data_reader;">
            <text:p>GRANT EXECUTE ON FUNCTION completeness_interpretation(par_completeness t_config_completeness_check_result)TO user_&lt;&lt;$app_name$&gt;&gt;_data_admin, user_&lt;&lt;$app_name$&gt;&gt;_data_reader;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DROP FUNCTION IF EXISTS completeness_interpretation(par_completeness t_config_completeness_check_result);">
            <text:p>DROP FUNCTION IF EXISTS completeness_interpretation(par_completeness t_config_completeness_check_result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mpleteness_check_result(par_completeness t_config_completeness_check_result)</text:p>
          </table:table-cell>
          <table:table-cell/>
          <table:table-cell table:formula="of:=IF(OR(LEFT([.D13];3)=&quot;-- &quot;;[.D13]=&quot;&quot;);IF([.D13]=&quot;&quot;;&quot;&quot;;[.D13]);&quot;GRANT EXECUTE ON FUNCTION &quot; &amp; [.D13] &amp; IF([.B13]=&quot;admin&quot;;&quot; TO user_&lt;&lt;$app_name$&gt;&gt;_data_admin;&quot;;&quot;TO user_&lt;&lt;$app_name$&gt;&gt;_data_admin, user_&lt;&lt;$app_name$&gt;&gt;_data_reader;&quot;))" office:value-type="string" office:string-value="GRANT EXECUTE ON FUNCTION show_completeness_check_result(par_completeness t_config_completeness_check_result)TO user_&lt;&lt;$app_name$&gt;&gt;_data_admin, user_&lt;&lt;$app_name$&gt;&gt;_data_reader;">
            <text:p>GRANT EXECUTE ON FUNCTION show_completeness_check_result(par_completeness t_config_completeness_check_result)TO user_&lt;&lt;$app_name$&gt;&gt;_data_admin, user_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show_completeness_check_result(par_completeness t_config_completeness_check_result);">
            <text:p>DROP FUNCTION IF EXISTS show_completeness_check_result(par_completeness t_config_completeness_check_result);</text:p>
          </table:table-cell>
        </table:table-row>
        <table:table-row table:style-name="ro11">
          <table:table-cell/>
          <table:table-cell office:value-type="string">
            <text:p>read</text:p>
          </table:table-cell>
          <table:table-cell/>
          <table:table-cell office:value-type="string">
            <text:p>mk_completeness_precheck_row(</text:p>
            <text:p><text:s text:c="8"/>par_confentity_code_id integer</text:p>
            <text:p><text:s text:c="6"/>, par_config_id <text:s text:c="9"/>varchar</text:p>
            <text:p><text:s text:c="6"/>, par_param_value <text:s text:c="7"/>t_cparameter_value_uni</text:p>
            <text:p><text:s text:c="6"/>, par_cc_null_cnstr_passed_ok <text:s text:c="3"/>boolean</text:p>
            <text:p><text:s text:c="6"/>, par_cc_cnstr_array_failure_idx integer</text:p>
            <text:p><text:s text:c="6"/>, par_cc_subconfig_is_complete <text:s text:c="2"/>t_config_completeness_check_result</text:p>
            <text:p><text:s text:c="6"/>)</text:p>
          </table:table-cell>
          <table:table-cell/>
          <table:table-cell table:formula="of:=IF(OR(LEFT([.D14];3)=&quot;-- &quot;;[.D14]=&quot;&quot;);IF([.D14]=&quot;&quot;;&quot;&quot;;[.D14]);&quot;GRANT EXECUTE ON FUNCTION &quot; &amp; [.D14] &amp; IF([.B14]=&quot;admin&quot;;&quot; TO user_&lt;&lt;$app_name$&gt;&gt;_data_admin;&quot;;&quot;TO user_&lt;&lt;$app_name$&gt;&gt;_data_admin, user_&lt;&lt;$app_name$&gt;&gt;_data_reader;&quot;))" office:value-type="string" office:string-value="GRANT EXECUTE ON FUNCTION mk_completeness_precheck_row(&#10;        par_confentity_code_id integer&#10;      , par_config_id          varchar&#10;      , par_param_value        t_cparameter_value_uni&#10;      , par_cc_null_cnstr_passed_ok    boolean&#10;      , par_cc_cnstr_array_failure_idx integer&#10;      , par_cc_subconfig_is_complete   t_config_completeness_check_result&#10;      )TO user_&lt;&lt;$app_name$&gt;&gt;_data_admin, user_&lt;&lt;$app_name$&gt;&gt;_data_reader;">
            <text:p>GRANT EXECUTE ON FUNCTION mk_completeness_precheck_row(</text:p>
            <text:p><text:s text:c="8"/>par_confentity_code_id integer</text:p>
            <text:p><text:s text:c="6"/>, par_config_id <text:s text:c="9"/>varchar</text:p>
            <text:p><text:s text:c="6"/>, par_param_value <text:s text:c="7"/>t_cparameter_value_uni</text:p>
            <text:p><text:s text:c="6"/>, par_cc_null_cnstr_passed_ok <text:s text:c="3"/>boolean</text:p>
            <text:p><text:s text:c="6"/>, par_cc_cnstr_array_failure_idx integer</text:p>
            <text:p><text:s text:c="6"/>, par_cc_subconfig_is_complete <text:s text:c="2"/>t_config_completeness_check_result</text:p>
            <text:p><text:s text:c="6"/>)TO user_&lt;&lt;$app_name$&gt;&gt;_data_admin, user_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k_completeness_precheck_row(&#10;        par_confentity_code_id integer&#10;      , par_config_id          varchar&#10;      , par_param_value        t_cparameter_value_uni&#10;      , par_cc_null_cnstr_passed_ok    boolean&#10;      , par_cc_cnstr_array_failure_idx integer&#10;      , par_cc_subconfig_is_complete   t_config_completeness_check_result&#10;      );">
            <text:p>DROP FUNCTION IF EXISTS mk_completeness_precheck_row(</text:p>
            <text:p><text:s text:c="8"/>par_confentity_code_id integer</text:p>
            <text:p><text:s text:c="6"/>, par_config_id <text:s text:c="9"/>varchar</text:p>
            <text:p><text:s text:c="6"/>, par_param_value <text:s text:c="7"/>t_cparameter_value_uni</text:p>
            <text:p><text:s text:c="6"/>, par_cc_null_cnstr_passed_ok <text:s text:c="3"/>boolean</text:p>
            <text:p><text:s text:c="6"/>, par_cc_cnstr_array_failure_idx integer</text:p>
            <text:p><text:s text:c="6"/>, par_cc_subconfig_is_complete <text:s text:c="2"/>t_config_completeness_check_result</text:p>
            <text:p><text:s text:c="6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form_cc_report(par_cfgkey t_config_key, par_cc_rows t_completeness_check_row[])</text:p>
          </table:table-cell>
          <table:table-cell/>
          <table:table-cell table:formula="of:=IF(OR(LEFT([.D15];3)=&quot;-- &quot;;[.D15]=&quot;&quot;);IF([.D15]=&quot;&quot;;&quot;&quot;;[.D15]);&quot;GRANT EXECUTE ON FUNCTION &quot; &amp; [.D15] &amp; IF([.B15]=&quot;admin&quot;;&quot; TO user_&lt;&lt;$app_name$&gt;&gt;_data_admin;&quot;;&quot;TO user_&lt;&lt;$app_name$&gt;&gt;_data_admin, user_&lt;&lt;$app_name$&gt;&gt;_data_reader;&quot;))" office:value-type="string" office:string-value="GRANT EXECUTE ON FUNCTION form_cc_report(par_cfgkey t_config_key, par_cc_rows t_completeness_check_row[])TO user_&lt;&lt;$app_name$&gt;&gt;_data_admin, user_&lt;&lt;$app_name$&gt;&gt;_data_reader;">
            <text:p>GRANT EXECUTE ON FUNCTION form_cc_report(par_cfgkey t_config_key, par_cc_rows t_completeness_check_row[])TO user_&lt;&lt;$app_name$&gt;&gt;_data_admin, user_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form_cc_report(par_cfgkey t_config_key, par_cc_rows t_completeness_check_row[]);">
            <text:p>DROP FUNCTION IF EXISTS form_cc_report(par_cfgkey t_config_key, par_cc_rows t_completeness_check_row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6];3)=&quot;-- &quot;;[.D16]=&quot;&quot;);IF([.D16]=&quot;&quot;;&quot;&quot;;[.D16]);&quot;GRANT EXECUTE ON FUNCTION &quot; &amp; [.D16] &amp; IF([.B1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7];3)=&quot;-- &quot;;[.D17]=&quot;&quot;);IF([.D17]=&quot;&quot;;&quot;&quot;;[.D17]);&quot;GRANT EXECUTE ON FUNCTION &quot; &amp; [.D17] &amp; IF([.B1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Analytic functions:</text:p>
          </table:table-cell>
          <table:table-cell/>
          <table:table-cell table:formula="of:=IF(OR(LEFT([.D18];3)=&quot;-- &quot;;[.D18]=&quot;&quot;);IF([.D18]=&quot;&quot;;&quot;&quot;;[.D18]);&quot;GRANT EXECUTE ON FUNCTION &quot; &amp; [.D18] &amp; IF([.B18]=&quot;admin&quot;;&quot; TO user_&lt;&lt;$app_name$&gt;&gt;_data_admin;&quot;;&quot;TO user_&lt;&lt;$app_name$&gt;&gt;_data_admin, user_&lt;&lt;$app_name$&gt;&gt;_data_reader;&quot;))" office:value-type="string" office:string-value="-- Analytic functions:">
            <text:p>-- Analytic functions: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-- Analytic functions:">
            <text:p>-- Analytic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c_null_check(par_cc_row t_completeness_check_row)</text:p>
          </table:table-cell>
          <table:table-cell/>
          <table:table-cell table:formula="of:=IF(OR(LEFT([.D19];3)=&quot;-- &quot;;[.D19]=&quot;&quot;);IF([.D19]=&quot;&quot;;&quot;&quot;;[.D19]);&quot;GRANT EXECUTE ON FUNCTION &quot; &amp; [.D19] &amp; IF([.B19]=&quot;admin&quot;;&quot; TO user_&lt;&lt;$app_name$&gt;&gt;_data_admin;&quot;;&quot;TO user_&lt;&lt;$app_name$&gt;&gt;_data_admin, user_&lt;&lt;$app_name$&gt;&gt;_data_reader;&quot;))" office:value-type="string" office:string-value="GRANT EXECUTE ON FUNCTION cc_null_check(par_cc_row t_completeness_check_row)TO user_&lt;&lt;$app_name$&gt;&gt;_data_admin, user_&lt;&lt;$app_name$&gt;&gt;_data_reader;">
            <text:p>GRANT EXECUTE ON FUNCTION cc_null_check(par_cc_row t_completeness_check_row)TO user_&lt;&lt;$app_name$&gt;&gt;_data_admin, user_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cc_null_check(par_cc_row t_completeness_check_row);">
            <text:p>DROP FUNCTION IF EXISTS cc_null_check(par_cc_row t_completeness_check_row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c_cnstr_arr_check(par_cc_row t_completeness_check_row)</text:p>
          </table:table-cell>
          <table:table-cell/>
          <table:table-cell table:formula="of:=IF(OR(LEFT([.D20];3)=&quot;-- &quot;;[.D20]=&quot;&quot;);IF([.D20]=&quot;&quot;;&quot;&quot;;[.D20]);&quot;GRANT EXECUTE ON FUNCTION &quot; &amp; [.D20] &amp; IF([.B20]=&quot;admin&quot;;&quot; TO user_&lt;&lt;$app_name$&gt;&gt;_data_admin;&quot;;&quot;TO user_&lt;&lt;$app_name$&gt;&gt;_data_admin, user_&lt;&lt;$app_name$&gt;&gt;_data_reader;&quot;))" office:value-type="string" office:string-value="GRANT EXECUTE ON FUNCTION cc_cnstr_arr_check(par_cc_row t_completeness_check_row)TO user_&lt;&lt;$app_name$&gt;&gt;_data_admin, user_&lt;&lt;$app_name$&gt;&gt;_data_reader;">
            <text:p>GRANT EXECUTE ON FUNCTION cc_cnstr_arr_check(par_cc_row t_completeness_check_row)TO user_&lt;&lt;$app_name$&gt;&gt;_data_admin, user_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cc_cnstr_arr_check(par_cc_row t_completeness_check_row);">
            <text:p>DROP FUNCTION IF EXISTS cc_cnstr_arr_check(par_cc_row t_completeness_check_row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eek_paramvalues_cc_by_subcfg_ctr(par_config_tree_row t_configs_tree_rel, par_pvcc_set t_completeness_check_row[])</text:p>
          </table:table-cell>
          <table:table-cell/>
          <table:table-cell table:formula="of:=IF(OR(LEFT([.D21];3)=&quot;-- &quot;;[.D21]=&quot;&quot;);IF([.D21]=&quot;&quot;;&quot;&quot;;[.D21]);&quot;GRANT EXECUTE ON FUNCTION &quot; &amp; [.D21] &amp; IF([.B21]=&quot;admin&quot;;&quot; TO user_&lt;&lt;$app_name$&gt;&gt;_data_admin;&quot;;&quot;TO user_&lt;&lt;$app_name$&gt;&gt;_data_admin, user_&lt;&lt;$app_name$&gt;&gt;_data_reader;&quot;))" office:value-type="string" office:string-value="GRANT EXECUTE ON FUNCTION seek_paramvalues_cc_by_subcfg_ctr(par_config_tree_row t_configs_tree_rel, par_pvcc_set t_completeness_check_row[])TO user_&lt;&lt;$app_name$&gt;&gt;_data_admin, user_&lt;&lt;$app_name$&gt;&gt;_data_reader;">
            <text:p>GRANT EXECUTE ON FUNCTION seek_paramvalues_cc_by_subcfg_ctr(par_config_tree_row t_configs_tree_rel, par_pvcc_set t_completeness_check_row[])TO user_&lt;&lt;$app_name$&gt;&gt;_data_admin, user_&lt;&lt;$app_name$&gt;&gt;_data_reader;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DROP FUNCTION IF EXISTS seek_paramvalues_cc_by_subcfg_ctr(par_config_tree_row t_configs_tree_rel, par_pvcc_set t_completeness_check_row[]);">
            <text:p>DROP FUNCTION IF EXISTS seek_paramvalues_cc_by_subcfg_ctr(par_config_tree_row t_configs_tree_rel, par_pvcc_set t_completeness_check_row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c_isit(par_cc_rows t_completeness_check_row[])</text:p>
          </table:table-cell>
          <table:table-cell/>
          <table:table-cell table:formula="of:=IF(OR(LEFT([.D22];3)=&quot;-- &quot;;[.D22]=&quot;&quot;);IF([.D22]=&quot;&quot;;&quot;&quot;;[.D22]);&quot;GRANT EXECUTE ON FUNCTION &quot; &amp; [.D22] &amp; IF([.B22]=&quot;admin&quot;;&quot; TO user_&lt;&lt;$app_name$&gt;&gt;_data_admin;&quot;;&quot;TO user_&lt;&lt;$app_name$&gt;&gt;_data_admin, user_&lt;&lt;$app_name$&gt;&gt;_data_reader;&quot;))" office:value-type="string" office:string-value="GRANT EXECUTE ON FUNCTION cc_isit(par_cc_rows t_completeness_check_row[])TO user_&lt;&lt;$app_name$&gt;&gt;_data_admin, user_&lt;&lt;$app_name$&gt;&gt;_data_reader;">
            <text:p>GRANT EXECUTE ON FUNCTION cc_isit(par_cc_rows t_completeness_check_row[])TO user_&lt;&lt;$app_name$&gt;&gt;_data_admin, user_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cc_isit(par_cc_rows t_completeness_check_row[]);">
            <text:p>DROP FUNCTION IF EXISTS cc_isit(par_cc_rows t_completeness_check_row[]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check_paramvalues_cc(</text:p>
            <text:p><text:s text:c="10"/>par_cc_rows t_completeness_check_row[]</text:p>
            <text:p><text:s text:c="8"/>, par_perform_cnstr_checks integer</text:p>
            <text:p><text:s text:c="8"/>, par_thorough_report_warning t_thorough_report_warning_mode</text:p>
            <text:p><text:s text:c="8"/>)</text:p>
          </table:table-cell>
          <table:table-cell/>
          <table:table-cell table:formula="of:=IF(OR(LEFT([.D23];3)=&quot;-- &quot;;[.D23]=&quot;&quot;);IF([.D23]=&quot;&quot;;&quot;&quot;;[.D23]);&quot;GRANT EXECUTE ON FUNCTION &quot; &amp; [.D23] &amp; IF([.B23]=&quot;admin&quot;;&quot; TO user_&lt;&lt;$app_name$&gt;&gt;_data_admin;&quot;;&quot;TO user_&lt;&lt;$app_name$&gt;&gt;_data_admin, user_&lt;&lt;$app_name$&gt;&gt;_data_reader;&quot;))" office:value-type="string" office:string-value="GRANT EXECUTE ON FUNCTION check_paramvalues_cc(&#10;          par_cc_rows t_completeness_check_row[]&#10;        , par_perform_cnstr_checks integer&#10;        , par_thorough_report_warning t_thorough_report_warning_mode&#10;        )TO user_&lt;&lt;$app_name$&gt;&gt;_data_admin, user_&lt;&lt;$app_name$&gt;&gt;_data_reader;">
            <text:p>GRANT EXECUTE ON FUNCTION check_paramvalues_cc(</text:p>
            <text:p><text:s text:c="10"/>par_cc_rows t_completeness_check_row[]</text:p>
            <text:p><text:s text:c="8"/>, par_perform_cnstr_checks integer</text:p>
            <text:p><text:s text:c="8"/>, par_thorough_report_warning t_thorough_report_warning_mode</text:p>
            <text:p><text:s text:c="8"/>)TO user_&lt;&lt;$app_name$&gt;&gt;_data_admin, user_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check_paramvalues_cc(&#10;          par_cc_rows t_completeness_check_row[]&#10;        , par_perform_cnstr_checks integer&#10;        , par_thorough_report_warning t_thorough_report_warning_mode&#10;        );">
            <text:p>DROP FUNCTION IF EXISTS check_paramvalues_cc(</text:p>
            <text:p><text:s text:c="10"/>par_cc_rows t_completeness_check_row[]</text:p>
            <text:p><text:s text:c="8"/>, par_perform_cnstr_checks integer</text:p>
            <text:p><text:s text:c="8"/>, par_thorough_report_warning t_thorough_report_warning_mode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4];3)=&quot;-- &quot;;[.D24]=&quot;&quot;);IF([.D24]=&quot;&quot;;&quot;&quot;;[.D24]);&quot;GRANT EXECUTE ON FUNCTION &quot; &amp; [.D24] &amp; IF([.B2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5];3)=&quot;-- &quot;;[.D25]=&quot;&quot;);IF([.D25]=&quot;&quot;;&quot;&quot;;[.D25]);&quot;GRANT EXECUTE ON FUNCTION &quot; &amp; [.D25] &amp; IF([.B2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6];3)=&quot;-- &quot;;[.D26]=&quot;&quot;);IF([.D26]=&quot;&quot;;&quot;&quot;;[.D26]);&quot;GRANT EXECUTE ON FUNCTION &quot; &amp; [.D26] &amp; IF([.B26]=&quot;admin&quot;;&quot; 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-- Lookup functions:">
            <text:p>-- Lookup functions: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cc_subcfg_compl_check(</text:p>
            <text:p><text:s text:c="16"/>par_cc_row <text:s text:c="17"/>t_completeness_check_row</text:p>
            <text:p><text:s text:c="14"/>, par_thorough_mode <text:s text:c="10"/>integer</text:p>
            <text:p><text:s text:c="14"/>, par_thorough_report_warning t_thorough_report_warning_mode</text:p>
            <text:p><text:s text:c="14"/>)</text:p>
          </table:table-cell>
          <table:table-cell/>
          <table:table-cell table:formula="of:=IF(OR(LEFT([.D27];3)=&quot;-- &quot;;[.D27]=&quot;&quot;);IF([.D27]=&quot;&quot;;&quot;&quot;;[.D27]);&quot;GRANT EXECUTE ON FUNCTION &quot; &amp; [.D27] &amp; IF([.B27]=&quot;admin&quot;;&quot; TO user_&lt;&lt;$app_name$&gt;&gt;_data_admin;&quot;;&quot;TO user_&lt;&lt;$app_name$&gt;&gt;_data_admin, user_&lt;&lt;$app_name$&gt;&gt;_data_reader;&quot;))" office:value-type="string" office:string-value="GRANT EXECUTE ON FUNCTION cc_subcfg_compl_check(&#10;                par_cc_row                  t_completeness_check_row&#10;              , par_thorough_mode           integer&#10;              , par_thorough_report_warning t_thorough_report_warning_mode&#10;              )TO user_&lt;&lt;$app_name$&gt;&gt;_data_admin, user_&lt;&lt;$app_name$&gt;&gt;_data_reader;">
            <text:p>GRANT EXECUTE ON FUNCTION cc_subcfg_compl_check(</text:p>
            <text:p><text:s text:c="16"/>par_cc_row <text:s text:c="17"/>t_completeness_check_row</text:p>
            <text:p><text:s text:c="14"/>, par_thorough_mode <text:s text:c="10"/>integer</text:p>
            <text:p><text:s text:c="14"/>, par_thorough_report_warning t_thorough_report_warning_mode</text:p>
            <text:p><text:s text:c="14"/>)TO user_&lt;&lt;$app_name$&gt;&gt;_data_admin, user_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cc_subcfg_compl_check(&#10;                par_cc_row                  t_completeness_check_row&#10;              , par_thorough_mode           integer&#10;              , par_thorough_report_warning t_thorough_report_warning_mode&#10;              );">
            <text:p>DROP FUNCTION IF EXISTS cc_subcfg_compl_check(</text:p>
            <text:p><text:s text:c="16"/>par_cc_row <text:s text:c="17"/>t_completeness_check_row</text:p>
            <text:p><text:s text:c="14"/>, par_thorough_mode <text:s text:c="10"/>integer</text:p>
            <text:p><text:s text:c="14"/>, par_thorough_report_warning t_thorough_report_warning_mode</text:p>
            <text:p><text:s text:c="14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paramvalues_cc(par_config_key t_config_key)</text:p>
          </table:table-cell>
          <table:table-cell/>
          <table:table-cell table:formula="of:=IF(OR(LEFT([.D28];3)=&quot;-- &quot;;[.D28]=&quot;&quot;);IF([.D28]=&quot;&quot;;&quot;&quot;;[.D28]);&quot;GRANT EXECUTE ON FUNCTION &quot; &amp; [.D28] &amp; IF([.B28]=&quot;admin&quot;;&quot; TO user_&lt;&lt;$app_name$&gt;&gt;_data_admin;&quot;;&quot;TO user_&lt;&lt;$app_name$&gt;&gt;_data_admin, user_&lt;&lt;$app_name$&gt;&gt;_data_reader;&quot;))" office:value-type="string" office:string-value="GRANT EXECUTE ON FUNCTION get_paramvalues_cc(par_config_key t_config_key)TO user_&lt;&lt;$app_name$&gt;&gt;_data_admin, user_&lt;&lt;$app_name$&gt;&gt;_data_reader;">
            <text:p>GRANT EXECUTE ON FUNCTION get_paramvalues_cc(par_config_key t_config_key)TO user_&lt;&lt;$app_name$&gt;&gt;_data_admin, user_&lt;&lt;$app_name$&gt;&gt;_data_reader;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DROP FUNCTION IF EXISTS get_paramvalues_cc(par_config_key t_config_key);">
            <text:p>DROP FUNCTION IF EXISTS get_paramvalues_cc(par_config_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9];3)=&quot;-- &quot;;[.D29]=&quot;&quot;);IF([.D29]=&quot;&quot;;&quot;&quot;;[.D29]);&quot;GRANT EXECUTE ON FUNCTION &quot; &amp; [.D29] &amp; IF([.B2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0];3)=&quot;-- &quot;;[.D30]=&quot;&quot;);IF([.D30]=&quot;&quot;;&quot;&quot;;[.D30]);&quot;GRANT EXECUTE ON FUNCTION &quot; &amp; [.D30] &amp; IF([.B3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31];3)=&quot;-- &quot;;[.D31]=&quot;&quot;);IF([.D31]=&quot;&quot;;&quot;&quot;;[.D31]);&quot;GRANT EXECUTE ON FUNCTION &quot; &amp; [.D31] &amp; IF([.B31]=&quot;admin&quot;;&quot; 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-- Administration functions:">
            <text:p>-- Administration functions:</text:p>
          </table:table-cell>
        </table:table-row>
        <table:table-row table:style-name="ro4">
          <table:table-cell/>
          <table:table-cell office:value-type="string">
            <text:p>admin</text:p>
          </table:table-cell>
          <table:table-cell/>
          <table:table-cell office:value-type="string">
            <text:p>config_completeness(</text:p>
            <text:p><text:s text:c="18"/>par_config_tree_row <text:s text:c="8"/>t_configs_tree_rel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IF([.B32]=&quot;admin&quot;;&quot; TO user_&lt;&lt;$app_name$&gt;&gt;_data_admin;&quot;;&quot;TO user_&lt;&lt;$app_name$&gt;&gt;_data_admin, user_&lt;&lt;$app_name$&gt;&gt;_data_reader;&quot;))" office:value-type="string" office:string-value="GRANT EXECUTE ON FUNCTION config_completeness(&#10;                  par_config_tree_row         t_configs_tree_rel&#10;                , par_thorough_check          integer&#10;                , par_thorough_report_warning t_thorough_report_warning_mode&#10;                , par_update_mode             integer&#10;                ) TO user_&lt;&lt;$app_name$&gt;&gt;_data_admin;">
            <text:p>GRANT EXECUTE ON FUNCTION config_completeness(</text:p>
            <text:p><text:s text:c="18"/>par_config_tree_row <text:s text:c="8"/>t_configs_tree_rel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 TO user_&lt;&lt;$app_name$&gt;&gt;_data_admin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config_completeness(&#10;                  par_config_tree_row         t_configs_tree_rel&#10;                , par_thorough_check          integer&#10;                , par_thorough_report_warning t_thorough_report_warning_mode&#10;                , par_update_mode             integer&#10;                );">
            <text:p>DROP FUNCTION IF EXISTS config_completeness(</text:p>
            <text:p><text:s text:c="18"/>par_config_tree_row <text:s text:c="8"/>t_configs_tree_rel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;</text:p>
          </table:table-cell>
        </table:table-row>
        <table:table-row table:style-name="ro4">
          <table:table-cell/>
          <table:table-cell office:value-type="string">
            <text:p>admin</text:p>
          </table:table-cell>
          <table:table-cell/>
          <table:table-cell office:value-type="string">
            <text:p>config_completeness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</text:p>
          </table:table-cell>
          <table:table-cell/>
          <table:table-cell table:formula="of:=IF(OR(LEFT([.D33];3)=&quot;-- &quot;;[.D33]=&quot;&quot;);IF([.D33]=&quot;&quot;;&quot;&quot;;[.D33]);&quot;GRANT EXECUTE ON FUNCTION &quot; &amp; [.D33] &amp; IF([.B33]=&quot;admin&quot;;&quot; TO user_&lt;&lt;$app_name$&gt;&gt;_data_admin;&quot;;&quot;TO user_&lt;&lt;$app_name$&gt;&gt;_data_admin, user_&lt;&lt;$app_name$&gt;&gt;_data_reader;&quot;))" office:value-type="string" office:string-value="GRANT EXECUTE ON FUNCTION config_completeness(&#10;                  par_config_key              t_config_key&#10;                , par_thorough_check          integer&#10;                , par_thorough_report_warning t_thorough_report_warning_mode&#10;                , par_update_mode             integer&#10;                ) TO user_&lt;&lt;$app_name$&gt;&gt;_data_admin;">
            <text:p>GRANT EXECUTE ON FUNCTION config_completeness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 TO user_&lt;&lt;$app_name$&gt;&gt;_data_admin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config_completeness(&#10;                  par_config_key              t_config_key&#10;                , par_thorough_check          integer&#10;                , par_thorough_report_warning t_thorough_report_warning_mode&#10;                , par_update_mode             integer&#10;                );">
            <text:p>DROP FUNCTION IF EXISTS config_completeness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config_is_complete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IF([.B34]=&quot;admin&quot;;&quot; TO user_&lt;&lt;$app_name$&gt;&gt;_data_admin;&quot;;&quot;TO user_&lt;&lt;$app_name$&gt;&gt;_data_admin, user_&lt;&lt;$app_name$&gt;&gt;_data_reader;&quot;))" office:value-type="string" office:string-value="GRANT EXECUTE ON FUNCTION config_is_complete(&#10;                  par_config_key              t_config_key&#10;                , par_thorough_check          integer&#10;                , par_thorough_report_warning t_thorough_report_warning_mode&#10;                ) TO user_&lt;&lt;$app_name$&gt;&gt;_data_admin;">
            <text:p>GRANT EXECUTE ON FUNCTION config_is_complete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) TO user_&lt;&lt;$app_name$&gt;&gt;_data_admin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config_is_complete(&#10;                  par_config_key              t_config_key&#10;                , par_thorough_check          integer&#10;                , par_thorough_report_warning t_thorough_report_warning_mode&#10;                );">
            <text:p>DROP FUNCTION IF EXISTS config_is_complete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try_to_complete_config(par_config_key t_config_key)</text:p>
          </table:table-cell>
          <table:table-cell/>
          <table:table-cell table:formula="of:=IF(OR(LEFT([.D35];3)=&quot;-- &quot;;[.D35]=&quot;&quot;);IF([.D35]=&quot;&quot;;&quot;&quot;;[.D35]);&quot;GRANT EXECUTE ON FUNCTION &quot; &amp; [.D35] &amp; IF([.B35]=&quot;admin&quot;;&quot; TO user_&lt;&lt;$app_name$&gt;&gt;_data_admin;&quot;;&quot;TO user_&lt;&lt;$app_name$&gt;&gt;_data_admin, user_&lt;&lt;$app_name$&gt;&gt;_data_reader;&quot;))" office:value-type="string" office:string-value="GRANT EXECUTE ON FUNCTION try_to_complete_config(par_config_key t_config_key) TO user_&lt;&lt;$app_name$&gt;&gt;_data_admin;">
            <text:p>GRANT EXECUTE ON FUNCTION try_to_complete_config(par_config_key t_config_key) TO user_&lt;&lt;$app_name$&gt;&gt;_data_admin;</text:p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 office:value-type="string" office:string-value="DROP FUNCTION IF EXISTS try_to_complete_config(par_config_key t_config_key);">
            <text:p>DROP FUNCTION IF EXISTS try_to_complete_config(par_config_key t_config_key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uncomplete_cfg(par_config_key t_config_key)</text:p>
          </table:table-cell>
          <table:table-cell/>
          <table:table-cell table:formula="of:=IF(OR(LEFT([.D36];3)=&quot;-- &quot;;[.D36]=&quot;&quot;);IF([.D36]=&quot;&quot;;&quot;&quot;;[.D36]);&quot;GRANT EXECUTE ON FUNCTION &quot; &amp; [.D36] &amp; IF([.B36]=&quot;admin&quot;;&quot; TO user_&lt;&lt;$app_name$&gt;&gt;_data_admin;&quot;;&quot;TO user_&lt;&lt;$app_name$&gt;&gt;_data_admin, user_&lt;&lt;$app_name$&gt;&gt;_data_reader;&quot;))" office:value-type="string" office:string-value="GRANT EXECUTE ON FUNCTION uncomplete_cfg(par_config_key t_config_key) TO user_&lt;&lt;$app_name$&gt;&gt;_data_admin;">
            <text:p>GRANT EXECUTE ON FUNCTION uncomplete_cfg(par_config_key t_config_key) TO user_&lt;&lt;$app_name$&gt;&gt;_data_admin;</text:p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 office:value-type="string" office:string-value="DROP FUNCTION IF EXISTS uncomplete_cfg(par_config_key t_config_key);">
            <text:p>DROP FUNCTION IF EXISTS uncomplete_cfg(par_config_key t_config_key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 table:number-columns-repeated="3"/>
          <table:table-cell table:formula="of:=IF(OR(LEFT([.D37];3)=&quot;-- &quot;;[.D37]=&quot;&quot;);IF([.D37]=&quot;&quot;;&quot;&quot;;[.D37]);&quot;DROP FUNCTION IF EXISTS &quot; &amp; [.D3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mi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mi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mi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mi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mi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mi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mi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mi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min</text:p>
          </table:table-cell>
          <table:table-cell table:number-columns-repeated="6"/>
        </table:table-row>
      </table:table>
      <table:table table:name="gen_funct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];3)=&quot;-- &quot;;[.B4]=&quot;&quot;);IF([.B4]=&quot;&quot;;&quot;&quot;;[.B4]);&quot;DROP TYPE IF EXISTS &quot; &amp; [.B4] &amp; &quot;;&quot;)">
            <text:p/>
          </table:table-cell>
          <table:table-cell table:number-columns-repeated="4"/>
        </table:table-row>
        <table:table-row table:style-name="ro1">
          <table:table-cell/>
          <table:table-cell/>
          <table:table-cell/>
          <table:table-cell table:formula="of:=IF(OR(LEFT([.B5];3)=&quot;-- &quot;;[.B5]=&quot;&quot;);IF([.B5]=&quot;&quot;;&quot;&quot;;[.B5]);&quot;DROP TYPE IF EXISTS &quot; &amp; [.B5] &amp; &quot;;&quot;)">
            <text:p/>
          </table:table-cell>
          <table:table-cell table:number-columns-repeated="4"/>
        </table:table-row>
        <table:table-row table:style-name="ro1">
          <table:table-cell/>
          <table:table-cell/>
          <table:table-cell/>
          <table:table-cell table:formula="of:=IF(OR(LEFT([.B6];3)=&quot;-- &quot;;[.B6]=&quot;&quot;);IF([.B6]=&quot;&quot;;&quot;&quot;;[.B6]);&quot;DROP TYPE IF EXISTS &quot; &amp; [.B6] &amp; &quot;;&quot;)">
            <text:p/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IF([.B11]=&quot;admin&quot;;&quot; TO user_&lt;&lt;$app_name$&gt;&gt;_data_admin;&quot;;&quot;TO user_&lt;&lt;$app_name$&gt;&gt;_data_admin, user_&lt;&lt;$app_name$&gt;&gt;_data_reader;&quot;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none</text:p>
          </table:table-cell>
          <table:table-cell/>
          <table:table-cell table:formula="of:=IF(OR(LEFT([.D12];3)=&quot;-- &quot;;[.D12]=&quot;&quot;);IF([.D12]=&quot;&quot;;&quot;&quot;;[.D12]);&quot;GRANT EXECUTE ON FUNCTION &quot; &amp; [.D12] &amp; IF([.B12]=&quot;admin&quot;;&quot; TO user_&lt;&lt;$app_name$&gt;&gt;_data_admin;&quot;;&quot;TO user_&lt;&lt;$app_name$&gt;&gt;_data_admin, user_&lt;&lt;$app_name$&gt;&gt;_data_reader;&quot;))" office:value-type="string" office:string-value="-- none">
            <text:p>-- none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none">
            <text:p>-- none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3];3)=&quot;-- &quot;;[.D13]=&quot;&quot;);IF([.D13]=&quot;&quot;;&quot;&quot;;[.D13]);&quot;GRANT EXECUTE ON FUNCTION &quot; &amp; [.D13] &amp; IF([.B1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4];3)=&quot;-- &quot;;[.D14]=&quot;&quot;);IF([.D14]=&quot;&quot;;&quot;&quot;;[.D14]);&quot;GRANT EXECUTE ON FUNCTION &quot; &amp; [.D14] &amp; IF([.B1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15];3)=&quot;-- &quot;;[.D15]=&quot;&quot;);IF([.D15]=&quot;&quot;;&quot;&quot;;[.D15]);&quot;GRANT EXECUTE ON FUNCTION &quot; &amp; [.D15] &amp; IF([.B15]=&quot;admin&quot;;&quot; 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cfgmngsys_setup()</text:p>
          </table:table-cell>
          <table:table-cell/>
          <table:table-cell table:formula="of:=IF(OR(LEFT([.D16];3)=&quot;-- &quot;;[.D16]=&quot;&quot;);IF([.D16]=&quot;&quot;;&quot;&quot;;[.D16]);&quot;GRANT EXECUTE ON FUNCTION &quot; &amp; [.D16] &amp; IF([.B16]=&quot;admin&quot;;&quot; TO user_&lt;&lt;$app_name$&gt;&gt;_data_admin;&quot;;&quot;TO user_&lt;&lt;$app_name$&gt;&gt;_data_admin, user_&lt;&lt;$app_name$&gt;&gt;_data_reader;&quot;))" office:value-type="string" office:string-value="GRANT EXECUTE ON FUNCTION read_cfgmngsys_setup()TO user_&lt;&lt;$app_name$&gt;&gt;_data_admin, user_&lt;&lt;$app_name$&gt;&gt;_data_reader;">
            <text:p>GRANT EXECUTE ON FUNCTION read_cfgmngsys_setup()TO user_&lt;&lt;$app_name$&gt;&gt;_data_admin, user_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read_cfgmngsys_setup();">
            <text:p>DROP FUNCTION IF EXISTS read_cfgmngsys_setup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cfgmngsys_setup__output_credel_notices()</text:p>
          </table:table-cell>
          <table:table-cell/>
          <table:table-cell table:formula="of:=IF(OR(LEFT([.D17];3)=&quot;-- &quot;;[.D17]=&quot;&quot;);IF([.D17]=&quot;&quot;;&quot;&quot;;[.D17]);&quot;GRANT EXECUTE ON FUNCTION &quot; &amp; [.D17] &amp; IF([.B17]=&quot;admin&quot;;&quot; TO user_&lt;&lt;$app_name$&gt;&gt;_data_admin;&quot;;&quot;TO user_&lt;&lt;$app_name$&gt;&gt;_data_admin, user_&lt;&lt;$app_name$&gt;&gt;_data_reader;&quot;))" office:value-type="string" office:string-value="GRANT EXECUTE ON FUNCTION read_cfgmngsys_setup__output_credel_notices()TO user_&lt;&lt;$app_name$&gt;&gt;_data_admin, user_&lt;&lt;$app_name$&gt;&gt;_data_reader;">
            <text:p>GRANT EXECUTE ON FUNCTION read_cfgmngsys_setup__output_credel_notices()TO user_&lt;&lt;$app_name$&gt;&gt;_data_admin, user_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read_cfgmngsys_setup__output_credel_notices();">
            <text:p>DROP FUNCTION IF EXISTS read_cfgmngsys_setup__output_credel_notices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8];3)=&quot;-- &quot;;[.D18]=&quot;&quot;);IF([.D18]=&quot;&quot;;&quot;&quot;;[.D18]);&quot;GRANT EXECUTE ON FUNCTION &quot; &amp; [.D18] &amp; IF([.B1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19];3)=&quot;-- &quot;;[.D19]=&quot;&quot;);IF([.D19]=&quot;&quot;;&quot;&quot;;[.D19]);&quot;GRANT EXECUTE ON FUNCTION &quot; &amp; [.D19] &amp; IF([.B19]=&quot;admin&quot;;&quot; 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update_cfgs_ondepmodify(par_deps_list t_configs_tree_rel[], par_exclude_cfg t_config_key)</text:p>
          </table:table-cell>
          <table:table-cell/>
          <table:table-cell table:formula="of:=IF(OR(LEFT([.D20];3)=&quot;-- &quot;;[.D20]=&quot;&quot;);IF([.D20]=&quot;&quot;;&quot;&quot;;[.D20]);&quot;GRANT EXECUTE ON FUNCTION &quot; &amp; [.D20] &amp; IF([.B20]=&quot;admin&quot;;&quot; TO user_&lt;&lt;$app_name$&gt;&gt;_data_admin;&quot;;&quot;TO user_&lt;&lt;$app_name$&gt;&gt;_data_admin, user_&lt;&lt;$app_name$&gt;&gt;_data_reader;&quot;))" office:value-type="string" office:string-value="GRANT EXECUTE ON FUNCTION update_cfgs_ondepmodify(par_deps_list t_configs_tree_rel[], par_exclude_cfg t_config_key) TO user_&lt;&lt;$app_name$&gt;&gt;_data_admin;">
            <text:p>GRANT EXECUTE ON FUNCTION update_cfgs_ondepmodify(par_deps_list t_configs_tree_rel[], par_exclude_cfg t_config_key) TO user_&lt;&lt;$app_name$&gt;&gt;_data_admin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update_cfgs_ondepmodify(par_deps_list t_configs_tree_rel[], par_exclude_cfg t_config_key);">
            <text:p>DROP FUNCTION IF EXISTS update_cfgs_ondepmodify(par_deps_list t_configs_tree_rel[], par_exclude_cfg t_config_key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1];3)=&quot;-- &quot;;[.D21]=&quot;&quot;);IF([.D21]=&quot;&quot;;&quot;&quot;;[.D21]);&quot;GRANT EXECUTE ON FUNCTION &quot; &amp; [.D21] &amp; IF([.B2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2];3)=&quot;-- &quot;;[.D22]=&quot;&quot;);IF([.D22]=&quot;&quot;;&quot;&quot;;[.D22]);&quot;GRANT EXECUTE ON FUNCTION &quot; &amp; [.D22] &amp; IF([.B2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3];3)=&quot;-- &quot;;[.D23]=&quot;&quot;);IF([.D23]=&quot;&quot;;&quot;&quot;;[.D23]);&quot;GRANT EXECUTE ON FUNCTION &quot; &amp; [.D23] &amp; IF([.B2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4];3)=&quot;-- &quot;;[.D24]=&quot;&quot;);IF([.D24]=&quot;&quot;;&quot;&quot;;[.D24]);&quot;GRANT EXECUTE ON FUNCTION &quot; &amp; [.D24] &amp; IF([.B2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5];3)=&quot;-- &quot;;[.D25]=&quot;&quot;);IF([.D25]=&quot;&quot;;&quot;&quot;;[.D25]);&quot;GRANT EXECUTE ON FUNCTION &quot; &amp; [.D25] &amp; IF([.B2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6];3)=&quot;-- &quot;;[.D26]=&quot;&quot;);IF([.D26]=&quot;&quot;;&quot;&quot;;[.D26]);&quot;GRANT EXECUTE ON FUNCTION &quot; &amp; [.D26] &amp; IF([.B2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7];3)=&quot;-- &quot;;[.D27]=&quot;&quot;);IF([.D27]=&quot;&quot;;&quot;&quot;;[.D27]);&quot;GRANT EXECUTE ON FUNCTION &quot; &amp; [.D27] &amp; IF([.B2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8];3)=&quot;-- &quot;;[.D28]=&quot;&quot;);IF([.D28]=&quot;&quot;;&quot;&quot;;[.D28]);&quot;GRANT EXECUTE ON FUNCTION &quot; &amp; [.D28] &amp; IF([.B2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9];3)=&quot;-- &quot;;[.D29]=&quot;&quot;);IF([.D29]=&quot;&quot;;&quot;&quot;;[.D29]);&quot;GRANT EXECUTE ON FUNCTION &quot; &amp; [.D29] &amp; IF([.B2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0];3)=&quot;-- &quot;;[.D30]=&quot;&quot;);IF([.D30]=&quot;&quot;;&quot;&quot;;[.D30]);&quot;GRANT EXECUTE ON FUNCTION &quot; &amp; [.D30] &amp; IF([.B3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31];3)=&quot;-- &quot;;[.D31]=&quot;&quot;);IF([.D31]=&quot;&quot;;&quot;&quot;;[.D31]);&quot;GRANT EXECUTE ON FUNCTION &quot; &amp; [.D31] &amp; IF([.B3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>
            <text:p/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0];3)=&quot;-- &quot;;[.B40]=&quot;&quot;);IF([.B40]=&quot;&quot;;&quot;&quot;;[.B40]);&quot;DROP TYPE IF EXISTS &quot; &amp; [.B40] &amp; &quot;;&quot;)">
            <text:p/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20/06/2010</text:date>, <text:time>21:31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3-03T04:18:53.07</meta:creation-date>
    <dc:date>2010-06-20T21:31:55.90</dc:date>
    <dc:creator>Belka </dc:creator>
    <meta:editing-duration>PT116H58M26S</meta:editing-duration>
    <meta:editing-cycles>63</meta:editing-cycles>
    <meta:generator>OpenOffice.org/3.2$Win32 OpenOffice.org_project/320m17$Build-9498</meta:generator>
    <meta:document-statistic meta:table-count="7" meta:cell-count="1105" meta:object-count="0"/>
  </office:meta>
</office:document-meta>
</file>